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Standard">
      <style:paragraph-properties fo:text-align="justify" style:justify-single-word="false"/>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Standard">
      <style:paragraph-properties fo:text-align="justify" style:justify-single-word="false"/>
      <style:text-properties style:font-name="FreeSans" fo:font-size="14pt" officeooo:rsid="003fb0e4" officeooo:paragraph-rsid="001a0337" style:font-size-asian="14pt" style:font-size-complex="14pt"/>
    </style:style>
    <style:style style:name="P7" style:family="paragraph" style:parent-style-name="Standard">
      <style:paragraph-properties fo:text-align="center" style:justify-single-word="false"/>
      <style:text-properties style:font-name="FreeSans" fo:font-size="80pt" officeooo:rsid="0019b3a4" officeooo:paragraph-rsid="001a0337" style:font-size-asian="80pt" style:font-size-complex="80pt"/>
    </style:style>
    <style:style style:name="P8" style:family="paragraph" style:parent-style-name="Standard">
      <style:paragraph-properties fo:text-align="justify" style:justify-single-word="false"/>
      <style:text-properties style:font-name="FreeSans" fo:font-size="80pt" officeooo:rsid="003fb0e4" officeooo:paragraph-rsid="001a0337" style:font-size-asian="80pt" style:font-size-complex="80pt"/>
    </style:style>
    <style:style style:name="P9" style:family="paragraph" style:parent-style-name="Standard">
      <style:paragraph-properties fo:text-align="justify" style:justify-single-word="false"/>
      <style:text-properties style:font-name="FreeSans" fo:font-size="20pt" officeooo:rsid="003fb0e4" officeooo:paragraph-rsid="001a0337" style:font-size-asian="17.5pt" style:font-size-complex="20pt"/>
    </style:style>
    <style:style style:name="P10" style:family="paragraph" style:parent-style-name="Standard">
      <style:paragraph-properties fo:text-align="justify" style:justify-single-word="false"/>
      <style:text-properties style:font-name="FreeSans" fo:font-size="44pt" officeooo:rsid="003fb0e4" officeooo:paragraph-rsid="001a0337" style:font-size-asian="38.5pt" style:font-size-complex="44pt"/>
    </style:style>
    <style:style style:name="P11" style:family="paragraph" style:parent-style-name="Standard">
      <style:paragraph-properties fo:text-align="justify" style:justify-single-word="false"/>
      <style:text-properties style:font-name="FreeSans" fo:font-size="18pt" officeooo:rsid="012e6f29" officeooo:paragraph-rsid="001a0337" style:font-size-asian="18pt" style:font-size-complex="18pt"/>
    </style:style>
    <style:style style:name="P12" style:family="paragraph" style:parent-style-name="Standard">
      <style:paragraph-properties fo:text-align="justify" style:justify-single-word="false"/>
      <style:text-properties style:font-name="FreeSans" fo:font-size="24pt" officeooo:rsid="003fb0e4" officeooo:paragraph-rsid="001a0337" style:font-size-asian="24pt" style:font-size-complex="24pt"/>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officeooo:rsid="002fa843" officeooo:paragraph-rsid="002fa843"/>
    </style:style>
    <style:style style:name="P15" style:family="paragraph" style:parent-style-name="Standard">
      <style:paragraph-properties fo:text-align="justify" style:justify-single-word="false"/>
      <style:text-properties officeooo:rsid="0030a83d" officeooo:paragraph-rsid="0030a83d"/>
    </style:style>
    <style:style style:name="P16" style:family="paragraph" style:parent-style-name="Standard">
      <style:paragraph-properties fo:text-align="justify" style:justify-single-word="false"/>
      <style:text-properties officeooo:rsid="00376472" officeooo:paragraph-rsid="00376472"/>
    </style:style>
    <style:style style:name="P17" style:family="paragraph" style:parent-style-name="Standard">
      <style:paragraph-properties fo:text-align="justify" style:justify-single-word="false"/>
      <style:text-properties officeooo:rsid="0036dbc0" officeooo:paragraph-rsid="0036dbc0"/>
    </style:style>
    <style:style style:name="P18" style:family="paragraph" style:parent-style-name="Standard">
      <style:paragraph-properties fo:text-align="justify" style:justify-single-word="false"/>
      <style:text-properties officeooo:rsid="003a3aeb" officeooo:paragraph-rsid="003a3aeb"/>
    </style:style>
    <style:style style:name="P19" style:family="paragraph" style:parent-style-name="Standard">
      <style:paragraph-properties fo:text-align="justify" style:justify-single-word="false"/>
      <style:text-properties officeooo:rsid="003fe958" officeooo:paragraph-rsid="003fe958"/>
    </style:style>
    <style:style style:name="P20" style:family="paragraph" style:parent-style-name="Standard">
      <style:paragraph-properties fo:text-align="justify" style:justify-single-word="false"/>
      <style:text-properties officeooo:rsid="003fe958" officeooo:paragraph-rsid="004036ad"/>
    </style:style>
    <style:style style:name="P21" style:family="paragraph" style:parent-style-name="Standard">
      <style:paragraph-properties fo:text-align="justify" style:justify-single-word="false"/>
      <style:text-properties officeooo:rsid="003fe958" officeooo:paragraph-rsid="00404f3d"/>
    </style:style>
    <style:style style:name="P22" style:family="paragraph" style:parent-style-name="Standard">
      <style:paragraph-properties fo:text-align="justify" style:justify-single-word="false"/>
      <style:text-properties officeooo:rsid="0042106b" officeooo:paragraph-rsid="0042106b"/>
    </style:style>
    <style:style style:name="P23" style:family="paragraph" style:parent-style-name="Standard">
      <style:paragraph-properties fo:text-align="justify" style:justify-single-word="false"/>
      <style:text-properties officeooo:rsid="0042106b" officeooo:paragraph-rsid="00446bec"/>
    </style:style>
    <style:style style:name="P24" style:family="paragraph" style:parent-style-name="Standard">
      <style:paragraph-properties fo:text-align="justify" style:justify-single-word="false"/>
      <style:text-properties officeooo:rsid="0045a1a2" officeooo:paragraph-rsid="0045a1a2"/>
    </style:style>
    <style:style style:name="P25" style:family="paragraph" style:parent-style-name="Standard">
      <style:paragraph-properties fo:text-align="justify" style:justify-single-word="false"/>
      <style:text-properties officeooo:rsid="0046dcea" officeooo:paragraph-rsid="0046dcea"/>
    </style:style>
    <style:style style:name="P26" style:family="paragraph" style:parent-style-name="Standard">
      <style:paragraph-properties fo:text-align="justify" style:justify-single-word="false"/>
      <style:text-properties officeooo:rsid="0048b031" officeooo:paragraph-rsid="0048b031"/>
    </style:style>
    <style:style style:name="P27" style:family="paragraph" style:parent-style-name="Standard">
      <style:paragraph-properties fo:text-align="justify" style:justify-single-word="false"/>
      <style:text-properties officeooo:rsid="0048b031" officeooo:paragraph-rsid="004a684f"/>
    </style:style>
    <style:style style:name="P28" style:family="paragraph" style:parent-style-name="Standard">
      <style:paragraph-properties fo:text-align="justify" style:justify-single-word="false"/>
      <style:text-properties officeooo:rsid="004aa23e" officeooo:paragraph-rsid="004aa23e"/>
    </style:style>
    <style:style style:name="P29" style:family="paragraph" style:parent-style-name="Heading_20_1">
      <style:paragraph-properties fo:text-align="justify" style:justify-single-word="false" fo:break-before="page"/>
    </style:style>
    <style:style style:name="P30" style:family="paragraph" style:parent-style-name="Heading_20_1">
      <style:paragraph-properties fo:break-before="page"/>
    </style:style>
    <style:style style:name="P31" style:family="paragraph" style:parent-style-name="Heading_20_2">
      <style:paragraph-properties fo:text-align="justify" style:justify-single-word="false"/>
    </style:style>
    <style:style style:name="P32" style:family="paragraph" style:parent-style-name="Heading_20_2">
      <style:paragraph-properties fo:break-before="page"/>
    </style:style>
    <style:style style:name="P33" style:family="paragraph" style:parent-style-name="Heading_20_2" style:list-style-name="">
      <style:text-properties officeooo:rsid="0033a01d" officeooo:paragraph-rsid="0033a01d"/>
    </style:style>
    <style:style style:name="P34" style:family="paragraph" style:parent-style-name="Heading_20_3" style:list-style-name="">
      <style:text-properties officeooo:rsid="00376472" officeooo:paragraph-rsid="00376472"/>
    </style:style>
    <style:style style:name="P35" style:family="paragraph" style:parent-style-name="Heading_20_3">
      <style:paragraph-properties fo:break-before="page"/>
    </style:style>
    <style:style style:name="T1" style:family="text">
      <style:text-properties officeooo:rsid="002e38c4"/>
    </style:style>
    <style:style style:name="T2" style:family="text">
      <style:text-properties officeooo:rsid="0019b3a4"/>
    </style:style>
    <style:style style:name="T3" style:family="text">
      <style:text-properties officeooo:rsid="0131f9f1"/>
    </style:style>
    <style:style style:name="T4" style:family="text">
      <style:text-properties style:text-position="super 58%" officeooo:rsid="0034cc05"/>
    </style:style>
    <style:style style:name="T5" style:family="text">
      <style:text-properties style:text-position="super 58%" officeooo:rsid="004aa23e"/>
    </style:style>
    <style:style style:name="T6" style:family="text">
      <style:text-properties officeooo:rsid="003c641b"/>
    </style:style>
    <style:style style:name="T7" style:family="text">
      <style:text-properties officeooo:rsid="001a0337"/>
    </style:style>
    <style:style style:name="T8" style:family="text">
      <style:text-properties fo:font-weight="bold" style:font-weight-asian="bold" style:font-weight-complex="bold"/>
    </style:style>
    <style:style style:name="T9" style:family="text">
      <style:text-properties officeooo:rsid="0033a01d"/>
    </style:style>
    <style:style style:name="T10" style:family="text">
      <style:text-properties officeooo:rsid="0034cc05"/>
    </style:style>
    <style:style style:name="T11" style:family="text">
      <style:text-properties officeooo:rsid="00376472"/>
    </style:style>
    <style:style style:name="T12" style:family="text">
      <style:text-properties officeooo:rsid="004aa23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7">Artificial Intelligence 101</text:span> </text:p>
      <text:p text:style-name="P8"/>
      <text:p text:style-name="P9"/>
      <text:p text:style-name="P9"/>
      <text:p text:style-name="P9"/>
      <text:p text:style-name="P9"/>
      <text:p text:style-name="P10">by ChatGPT</text:p>
      <text:p text:style-name="P10"/>
      <text:p text:style-name="P10"/>
      <text:p text:style-name="P11">v.0.<text:span text:style-name="T12">2</text:span>.0. <text:s/><text:span text:style-name="T12">Final</text:span><text:span text:style-name="T3"> </text:span><text:s/><text:span text:style-name="T12">5</text:span><text:span text:style-name="T5">th</text:span> <text:span text:style-name="T6">Ju</text:span><text:span text:style-name="T7">ly</text:span> 2023 </text:p>
      <text:p text:style-name="P12"/>
      <text:p text:style-name="P12"/>
      <text:p text:style-name="P12"/>
      <text:p text:style-name="P6"><text:span text:style-name="T1">A</text:span><text:span text:style-name="T2">n </text:span><text:span text:style-name="T7">Introduction to Artificial Intelligence Concept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Table of Contents</text:p>
          </text:index-title>
          <text:p text:style-name="P3"><text:a xlink:type="simple" xlink:href="#__RefHeading___Toc4142_4111614032" text:style-name="Index_20_Link" text:visited-style-name="Index_20_Link">1. Introduction to Artificial Intelligence<text:tab/>4</text:a></text:p>
          <text:p text:style-name="P4"><text:a xlink:type="simple" xlink:href="#__RefHeading___Toc4144_4111614032" text:style-name="Index_20_Link" text:visited-style-name="Index_20_Link">1.1. What is Artificial Intelligence?<text:tab/>4</text:a></text:p>
          <text:p text:style-name="P4"><text:a xlink:type="simple" xlink:href="#__RefHeading___Toc4146_4111614032" text:style-name="Index_20_Link" text:visited-style-name="Index_20_Link">1.2. Brief History of AI<text:tab/>6</text:a></text:p>
          <text:p text:style-name="P4"><text:a xlink:type="simple" xlink:href="#__RefHeading___Toc4148_4111614032" text:style-name="Index_20_Link" text:visited-style-name="Index_20_Link">1.3. Importance and Applications of AI<text:tab/>8</text:a></text:p>
          <text:p text:style-name="P4"><text:a xlink:type="simple" xlink:href="#__RefHeading___Toc4150_4111614032" text:style-name="Index_20_Link" text:visited-style-name="Index_20_Link">1.4. Ethical Considerations in AI<text:tab/>10</text:a></text:p>
          <text:p text:style-name="P3"><text:a xlink:type="simple" xlink:href="#__RefHeading___Toc4152_4111614032" text:style-name="Index_20_Link" text:visited-style-name="Index_20_Link">2. Foundations of AI<text:tab/>11</text:a></text:p>
          <text:p text:style-name="P4"><text:a xlink:type="simple" xlink:href="#__RefHeading___Toc4154_4111614032" text:style-name="Index_20_Link" text:visited-style-name="Index_20_Link">2.1. Machine Learning<text:tab/>11</text:a></text:p>
          <text:p text:style-name="P4"><text:a xlink:type="simple" xlink:href="#__RefHeading___Toc4156_4111614032" text:style-name="Index_20_Link" text:visited-style-name="Index_20_Link">2.2. Deep Learning Fundamentals<text:tab/>13</text:a></text:p>
          <text:p text:style-name="P4"><text:a xlink:type="simple" xlink:href="#__RefHeading___Toc3969_2021313512" text:style-name="Index_20_Link" text:visited-style-name="Index_20_Link">2.3. Neural Networks<text:tab/>15</text:a></text:p>
          <text:p text:style-name="P4"><text:a xlink:type="simple" xlink:href="#__RefHeading___Toc4158_4111614032" text:style-name="Index_20_Link" text:visited-style-name="Index_20_Link">2.4. Data Preprocessing and Feature Engineering<text:tab/>16</text:a></text:p>
          <text:p text:style-name="P3"><text:a xlink:type="simple" xlink:href="#__RefHeading___Toc4160_4111614032" text:style-name="Index_20_Link" text:visited-style-name="Index_20_Link">3. Machine Learning Algorithms<text:tab/>18</text:a></text:p>
          <text:p text:style-name="P4"><text:a xlink:type="simple" xlink:href="#__RefHeading___Toc4162_4111614032" text:style-name="Index_20_Link" text:visited-style-name="Index_20_Link">3.1. Supervised Learning Algorithms<text:tab/>18</text:a></text:p>
          <text:p text:style-name="P5"><text:a xlink:type="simple" xlink:href="#__RefHeading___Toc3987_3974700012" text:style-name="Index_20_Link" text:visited-style-name="Index_20_Link">3.1.1. Introduction to Supervised Learning<text:tab/>18</text:a></text:p>
          <text:p text:style-name="P5"><text:a xlink:type="simple" xlink:href="#__RefHeading___Toc4164_4111614032" text:style-name="Index_20_Link" text:visited-style-name="Index_20_Link">3.1.2. Linear Regression<text:tab/>19</text:a></text:p>
          <text:p text:style-name="P5"><text:a xlink:type="simple" xlink:href="#__RefHeading___Toc4166_4111614032" text:style-name="Index_20_Link" text:visited-style-name="Index_20_Link">3.1.3. Logistic Regression<text:tab/>21</text:a></text:p>
          <text:p text:style-name="P5"><text:a xlink:type="simple" xlink:href="#__RefHeading___Toc4168_4111614032" text:style-name="Index_20_Link" text:visited-style-name="Index_20_Link">3.1.4. Decision Trees<text:tab/>23</text:a></text:p>
          <text:p text:style-name="P5"><text:a xlink:type="simple" xlink:href="#__RefHeading___Toc4170_4111614032" text:style-name="Index_20_Link" text:visited-style-name="Index_20_Link">3.1.5. Random Forests<text:tab/>24</text:a></text:p>
          <text:p text:style-name="P5"><text:a xlink:type="simple" xlink:href="#__RefHeading___Toc4172_4111614032" text:style-name="Index_20_Link" text:visited-style-name="Index_20_Link">3.1.6. Support Vector Machines<text:tab/>26</text:a></text:p>
          <text:p text:style-name="P4"><text:a xlink:type="simple" xlink:href="#__RefHeading___Toc4174_4111614032" text:style-name="Index_20_Link" text:visited-style-name="Index_20_Link">3.2. Unsupervised Learning Algorithms<text:tab/>28</text:a></text:p>
          <text:p text:style-name="P5"><text:a xlink:type="simple" xlink:href="#__RefHeading___Toc3989_3974700012" text:style-name="Index_20_Link" text:visited-style-name="Index_20_Link">3.2.1. Introduction to Unsupervised Learning<text:tab/>28</text:a></text:p>
          <text:p text:style-name="P5"><text:a xlink:type="simple" xlink:href="#__RefHeading___Toc4176_4111614032" text:style-name="Index_20_Link" text:visited-style-name="Index_20_Link">3.2.2. Clustering Algorithms<text:tab/>30</text:a></text:p>
          <text:p text:style-name="P5"><text:a xlink:type="simple" xlink:href="#__RefHeading___Toc4178_4111614032" text:style-name="Index_20_Link" text:visited-style-name="Index_20_Link">3.2.3. Dimensionality Reduction Techniques<text:tab/>32</text:a></text:p>
          <text:p text:style-name="P5"><text:a xlink:type="simple" xlink:href="#__RefHeading___Toc4180_4111614032" text:style-name="Index_20_Link" text:visited-style-name="Index_20_Link">3.2.4. Anomaly Detection<text:tab/>34</text:a></text:p>
          <text:p text:style-name="P4"><text:a xlink:type="simple" xlink:href="#__RefHeading___Toc4182_4111614032" text:style-name="Index_20_Link" text:visited-style-name="Index_20_Link">3.3. Reinforcement Learning Algorithms<text:tab/>36</text:a></text:p>
          <text:p text:style-name="P5"><text:a xlink:type="simple" xlink:href="#__RefHeading___Toc3991_3974700012" text:style-name="Index_20_Link" text:visited-style-name="Index_20_Link">3.3.1. Introduction to Reinforcement Learning<text:tab/>36</text:a></text:p>
          <text:p text:style-name="P5"><text:a xlink:type="simple" xlink:href="#__RefHeading___Toc4184_4111614032" text:style-name="Index_20_Link" text:visited-style-name="Index_20_Link">3.3.2. Markov Decision Processes<text:tab/>38</text:a></text:p>
          <text:p text:style-name="P5"><text:a xlink:type="simple" xlink:href="#__RefHeading___Toc4186_4111614032" text:style-name="Index_20_Link" text:visited-style-name="Index_20_Link">3.3.3. Q-Learning<text:tab/>39</text:a></text:p>
          <text:p text:style-name="P5"><text:a xlink:type="simple" xlink:href="#__RefHeading___Toc4188_4111614032" text:style-name="Index_20_Link" text:visited-style-name="Index_20_Link">3.3.4. Deep Q-Networks<text:tab/>40</text:a></text:p>
          <text:p text:style-name="P3"><text:a xlink:type="simple" xlink:href="#__RefHeading___Toc4190_4111614032" text:style-name="Index_20_Link" text:visited-style-name="Index_20_Link">4. Deep Learning and Neural Networks<text:tab/>41</text:a></text:p>
          <text:p text:style-name="P4"><text:a xlink:type="simple" xlink:href="#__RefHeading___Toc3971_2021313512" text:style-name="Index_20_Link" text:visited-style-name="Index_20_Link">4.1. Feedforward Neural Networks<text:tab/>41</text:a></text:p>
          <text:p text:style-name="P4"><text:a xlink:type="simple" xlink:href="#__RefHeading___Toc4192_4111614032" text:style-name="Index_20_Link" text:visited-style-name="Index_20_Link">4.2. Convolutional Neural Networks (CNN)<text:tab/>42</text:a></text:p>
          <text:p text:style-name="P4"><text:a xlink:type="simple" xlink:href="#__RefHeading___Toc4194_4111614032" text:style-name="Index_20_Link" text:visited-style-name="Index_20_Link">4.3. Recurrent Neural Networks (RNN)<text:tab/>44</text:a></text:p>
          <text:p text:style-name="P5"><text:a xlink:type="simple" xlink:href="#__RefHeading___Toc4196_4111614032" text:style-name="Index_20_Link" text:visited-style-name="Index_20_Link">4.4. Generative Adversarial Networks (GAN)<text:tab/>45</text:a></text:p>
          <text:p text:style-name="P4"><text:a xlink:type="simple" xlink:href="#__RefHeading___Toc4198_4111614032" text:style-name="Index_20_Link" text:visited-style-name="Index_20_Link">4.5. Transfer Learning and Fine-tuning<text:tab/>47</text:a></text:p>
          <text:p text:style-name="P3"><text:a xlink:type="simple" xlink:href="#__RefHeading___Toc4202_4111614032" text:style-name="Index_20_Link" text:visited-style-name="Index_20_Link">5. Natural Language Processing<text:tab/>49</text:a></text:p>
          <text:p text:style-name="P4"><text:a xlink:type="simple" xlink:href="#__RefHeading___Toc4204_4111614032" text:style-name="Index_20_Link" text:visited-style-name="Index_20_Link">5.1. Introduction to NLP<text:tab/>49</text:a></text:p>
          <text:p text:style-name="P4"><text:a xlink:type="simple" xlink:href="#__RefHeading___Toc4206_4111614032" text:style-name="Index_20_Link" text:visited-style-name="Index_20_Link">5.2. Text Preprocessing and Tokenization<text:tab/>51</text:a></text:p>
          <text:p text:style-name="P4"><text:a xlink:type="simple" xlink:href="#__RefHeading___Toc4208_4111614032" text:style-name="Index_20_Link" text:visited-style-name="Index_20_Link">5.3. Language Modeling and Word Embeddings<text:tab/>53</text:a></text:p>
          <text:p text:style-name="P4"><text:a xlink:type="simple" xlink:href="#__RefHeading___Toc4210_4111614032" text:style-name="Index_20_Link" text:visited-style-name="Index_20_Link">5.4. Sentiment Analysis and Text Classification<text:tab/>54</text:a></text:p>
          <text:p text:style-name="P4"><text:a xlink:type="simple" xlink:href="#__RefHeading___Toc4212_4111614032" text:style-name="Index_20_Link" text:visited-style-name="Index_20_Link">5.5. Machine Translation and Language Generation<text:tab/>55</text:a></text:p>
          <text:p text:style-name="P3"><text:a xlink:type="simple" xlink:href="#__RefHeading___Toc4214_4111614032" text:style-name="Index_20_Link" text:visited-style-name="Index_20_Link">6. Computer Vision<text:tab/>57</text:a></text:p>
          <text:p text:style-name="P4"><text:a xlink:type="simple" xlink:href="#__RefHeading___Toc4216_4111614032" text:style-name="Index_20_Link" text:visited-style-name="Index_20_Link">6.1. Introduction to Computer Vision<text:tab/>57</text:a></text:p>
          <text:p text:style-name="P4"><text:a xlink:type="simple" xlink:href="#__RefHeading___Toc4218_4111614032" text:style-name="Index_20_Link" text:visited-style-name="Index_20_Link">6.2. Image Processing Techniques<text:tab/>59</text:a></text:p>
          <text:p text:style-name="P4"><text:a xlink:type="simple" xlink:href="#__RefHeading___Toc4220_4111614032" text:style-name="Index_20_Link" text:visited-style-name="Index_20_Link">6.3. Object Detection and Recognition<text:tab/>61</text:a></text:p>
          <text:p text:style-name="P4"><text:a xlink:type="simple" xlink:href="#__RefHeading___Toc4222_4111614032" text:style-name="Index_20_Link" text:visited-style-name="Index_20_Link">6.4. Image Segmentation<text:tab/>63</text:a></text:p>
          <text:p text:style-name="P4"><text:a xlink:type="simple" xlink:href="#__RefHeading___Toc4224_4111614032" text:style-name="Index_20_Link" text:visited-style-name="Index_20_Link">6.5. Face Recognition and Biometrics<text:tab/>64</text:a></text:p>
          <text:p text:style-name="P4"><text:a xlink:type="simple" xlink:href="#__RefHeading___Toc4226_4111614032" text:style-name="Index_20_Link" text:visited-style-name="Index_20_Link">6.6. Applications of Computer Vision<text:tab/>65</text:a></text:p>
          <text:p text:style-name="P3"><text:a xlink:type="simple" xlink:href="#__RefHeading___Toc4228_4111614032" text:style-name="Index_20_Link" text:visited-style-name="Index_20_Link">7. AI Ethics and Responsible AI<text:tab/>66</text:a></text:p>
          <text:p text:style-name="P4"><text:a xlink:type="simple" xlink:href="#__RefHeading___Toc4230_4111614032" text:style-name="Index_20_Link" text:visited-style-name="Index_20_Link">7.1. Bias and Fairness in AI<text:tab/>66</text:a></text:p>
          <text:p text:style-name="P4"><text:a xlink:type="simple" xlink:href="#__RefHeading___Toc4211_247103297" text:style-name="Index_20_Link" text:visited-style-name="Index_20_Link">7.2. Privacy and Security Considerations<text:tab/>67</text:a></text:p>
          <text:p text:style-name="P4"><text:soft-page-break/><text:a xlink:type="simple" xlink:href="#__RefHeading___Toc4232_4111614032" text:style-name="Index_20_Link" text:visited-style-name="Index_20_Link">7.3. Transparency and Explainability in AI<text:tab/>69</text:a></text:p>
          <text:p text:style-name="P4"><text:a xlink:type="simple" xlink:href="#__RefHeading___Toc4234_4111614032" text:style-name="Index_20_Link" text:visited-style-name="Index_20_Link">7.4. AI Governance and Regulation<text:tab/>71</text:a></text:p>
          <text:p text:style-name="P4"><text:a xlink:type="simple" xlink:href="#__RefHeading___Toc3973_2021313512" text:style-name="Index_20_Link" text:visited-style-name="Index_20_Link">7.5. Future Implications and Challenges of AI<text:tab/>73</text:a></text:p>
          <text:p text:style-name="P3"><text:a xlink:type="simple" xlink:href="#__RefHeading___Toc4236_4111614032" text:style-name="Index_20_Link" text:visited-style-name="Index_20_Link">8. Robotics and AI<text:tab/>75</text:a></text:p>
          <text:p text:style-name="P4"><text:a xlink:type="simple" xlink:href="#__RefHeading___Toc4238_4111614032" text:style-name="Index_20_Link" text:visited-style-name="Index_20_Link">8.1. Introduction to Robotics<text:tab/>75</text:a></text:p>
          <text:p text:style-name="P4"><text:a xlink:type="simple" xlink:href="#__RefHeading___Toc4240_4111614032" text:style-name="Index_20_Link" text:visited-style-name="Index_20_Link">8.2. AI in Robotic Perception and Control<text:tab/>77</text:a></text:p>
          <text:p text:style-name="P4"><text:a xlink:type="simple" xlink:href="#__RefHeading___Toc4242_4111614032" text:style-name="Index_20_Link" text:visited-style-name="Index_20_Link">8.3. Autonomous Systems and Drones<text:tab/>78</text:a></text:p>
          <text:p text:style-name="P4"><text:a xlink:type="simple" xlink:href="#__RefHeading___Toc4244_4111614032" text:style-name="Index_20_Link" text:visited-style-name="Index_20_Link">8.4. Human-Robot Interaction<text:tab/>80</text:a></text:p>
          <text:p text:style-name="P4"><text:a xlink:type="simple" xlink:href="#__RefHeading___Toc4246_4111614032" text:style-name="Index_20_Link" text:visited-style-name="Index_20_Link">8.5. AI and the Future of Robotics<text:tab/>82</text:a></text:p>
          <text:p text:style-name="P3"><text:a xlink:type="simple" xlink:href="#__RefHeading___Toc4248_4111614032" text:style-name="Index_20_Link" text:visited-style-name="Index_20_Link">9. Real-world AI Applications<text:tab/>84</text:a></text:p>
          <text:p text:style-name="P4"><text:a xlink:type="simple" xlink:href="#__RefHeading___Toc4250_4111614032" text:style-name="Index_20_Link" text:visited-style-name="Index_20_Link">9.1. AI in Healthcare<text:tab/>84</text:a></text:p>
          <text:p text:style-name="P4"><text:a xlink:type="simple" xlink:href="#__RefHeading___Toc4252_4111614032" text:style-name="Index_20_Link" text:visited-style-name="Index_20_Link">9.2. AI in Finance and Banking<text:tab/>86</text:a></text:p>
          <text:p text:style-name="P4"><text:a xlink:type="simple" xlink:href="#__RefHeading___Toc4254_4111614032" text:style-name="Index_20_Link" text:visited-style-name="Index_20_Link">9.3. AI in Transportation and Autonomous Vehicles<text:tab/>87</text:a></text:p>
          <text:p text:style-name="P4"><text:a xlink:type="simple" xlink:href="#__RefHeading___Toc4256_4111614032" text:style-name="Index_20_Link" text:visited-style-name="Index_20_Link">9.4. AI in Education<text:tab/>89</text:a></text:p>
          <text:p text:style-name="P4"><text:a xlink:type="simple" xlink:href="#__RefHeading___Toc4258_4111614032" text:style-name="Index_20_Link" text:visited-style-name="Index_20_Link">9.5. AI in Smart Cities and Internet of Things (IoT)<text:tab/>91</text:a></text:p>
          <text:p text:style-name="P3"><text:a xlink:type="simple" xlink:href="#__RefHeading___Toc4260_4111614032" text:style-name="Index_20_Link" text:visited-style-name="Index_20_Link">10. The Future of AI<text:tab/>93</text:a></text:p>
          <text:p text:style-name="P4"><text:a xlink:type="simple" xlink:href="#__RefHeading___Toc4262_4111614032" text:style-name="Index_20_Link" text:visited-style-name="Index_20_Link">10.1. Current Trends and Innovations<text:tab/>93</text:a></text:p>
          <text:p text:style-name="P4"><text:a xlink:type="simple" xlink:href="#__RefHeading___Toc4264_4111614032" text:style-name="Index_20_Link" text:visited-style-name="Index_20_Link">10.2. Impacts of AI on Society and Workforce<text:tab/>95</text:a></text:p>
          <text:p text:style-name="P4"><text:a xlink:type="simple" xlink:href="#__RefHeading___Toc4266_4111614032" text:style-name="Index_20_Link" text:visited-style-name="Index_20_Link">10.3. Speculations on the Future of AI<text:tab/>97</text:a></text:p>
        </text:index-body>
      </text:table-of-content>
      <text:p text:style-name="Standard"/>
      <text:h text:style-name="P29" text:outline-level="1"><text:bookmark-start text:name="__RefHeading___Toc4142_4111614032"/>1. Introduction to Artificial Intelligence<text:bookmark-end text:name="__RefHeading___Toc4142_4111614032"/></text:h>
      <text:h text:style-name="P31" text:outline-level="2"><text:bookmark-start text:name="__RefHeading___Toc4144_4111614032"/>1.1. What is Artificial Intelligence?<text:bookmark-end text:name="__RefHeading___Toc4144_4111614032"/></text:h>
      <text:p text:style-name="P2"/>
      <text:p text:style-name="P2">Artificial Intelligence (AI) is a multidisciplinary field that aims to develop intelligent systems capable of performing tasks that typically require human intelligence. AI involves designing and building computer programs and algorithms that can perceive, reason, learn, and make decisions, mimicking human cognitive abilities.</text:p>
      <text:p text:style-name="P2"/>
      <text:p text:style-name="P2">At its core, AI focuses on developing machines that can exhibit intelligent behavior. This includes:</text:p>
      <text:p text:style-name="P2"/>
      <text:p text:style-name="P2"><text:span text:style-name="T8">1. Perception:</text:span> AI systems can perceive and understand the world through various sensory inputs, such as images, text, speech, and sensor data. Computer vision and natural language processing are branches of AI that enable machines to interpret and understand visual and textual information.</text:p>
      <text:p text:style-name="P2"/>
      <text:p text:style-name="P2"><text:span text:style-name="T8">2. Reasoning and Decision Making: </text:span>AI systems employ logical reasoning, pattern recognition, and problem-solving techniques to make informed decisions. They can analyze data, recognize patterns, and apply logical rules to arrive at solutions or predictions.</text:p>
      <text:p text:style-name="P2"/>
      <text:p text:style-name="P2"><text:span text:style-name="T8">3. Learning and Adaptation:</text:span> AI systems can learn from data and experiences to improve their performance over time. Machine learning algorithms enable machines to automatically learn patterns and relationships in data, make predictions, and adapt their behavior based on feedback.</text:p>
      <text:p text:style-name="P2"/>
      <text:p text:style-name="P2"><text:span text:style-name="T8">4. Natural Language Processing:</text:span> AI systems can understand and generate human language. They can analyze and interpret text, speech, and dialogue, enabling tasks such as language translation, sentiment analysis, chatbots, and voice assistants.</text:p>
      <text:p text:style-name="P2"/>
      <text:p text:style-name="P2"><text:span text:style-name="T8">5. Robotics and Autonomous Systems:</text:span> AI plays a crucial role in robotics, enabling machines to perceive their environment, plan actions, and interact with the physical world. Autonomous systems, such as self-driving cars and drones, utilize AI algorithms to make real-time decisions based on sensor inputs.</text:p>
      <text:p text:style-name="P2"/>
      <text:p text:style-name="P2"><text:span text:style-name="T8">6. Knowledge Representation and Reasoning:</text:span> AI systems use knowledge representation techniques to store and organize information. They employ logical reasoning and inference mechanisms to draw conclusions, solve problems, and answer complex questions.</text:p>
      <text:p text:style-name="P2"/>
      <text:p text:style-name="P2"><text:span text:style-name="T8">7. Expert Systems:</text:span> Expert systems are AI systems that capture and emulate human expertise in a specific domain. They use knowledge and rules to provide recommendations, decision support, and problem-solving capabilities.</text:p>
      <text:p text:style-name="P2"/>
      <text:p text:style-name="P2">AI encompasses various subfields, including machine learning, neural networks, natural language processing, computer vision, robotics, and more. These subfields employ different algorithms and methodologies to tackle different types of problems and tasks.</text:p>
      <text:p text:style-name="P2"/>
      <text:p text:style-name="P2">AI has a wide range of applications across industries, including healthcare, finance, transportation, manufacturing, and entertainment. It powers virtual assistants, recommendation systems, fraud detection systems, autonomous vehicles, medical diagnosis tools, and many other intelligent applications.</text:p>
      <text:p text:style-name="P2"/>
      <text:p text:style-name="P2"><text:soft-page-break/>However, it's important to note that AI is an evolving field, and the quest for truly human-level intelligence, known as artificial general intelligence (AGI), is still an ongoing research challenge. AGI refers to AI systems that possess the same level of intelligence and versatility as humans, capable of performing any intellectual task that a human being can do.</text:p>
      <text:p text:style-name="P2"/>
      <text:p text:style-name="P2">In summary, AI encompasses the development of intelligent systems that can perceive, reason, learn, and make decisions. It involves various techniques, algorithms, and methodologies to replicate or augment human intelligence, with applications across diverse domains.</text:p>
      <text:p text:style-name="P2"/>
      <text:h text:style-name="P32" text:outline-level="2"><text:bookmark-start text:name="__RefHeading___Toc4146_4111614032"/>1.2. Brief History of AI<text:bookmark-end text:name="__RefHeading___Toc4146_4111614032"/></text:h>
      <text:p text:style-name="P2"/>
      <text:p text:style-name="P2">The history of Artificial Intelligence (AI) can be traced back to ancient times, but the modern era of AI began in the mid-20th century. Here is a brief overview of the key milestones in the history of AI:</text:p>
      <text:p text:style-name="P2"/>
      <text:p text:style-name="P13">1. Early Concepts and Foundations (1950s-1960s):</text:p>
      <text:p text:style-name="P2">- In 1950, Alan Turing proposed the "Turing Test" as a way to evaluate a machine's ability to exhibit intelligent behavior.</text:p>
      <text:p text:style-name="P2">- In 1956, the Dartmouth Conference marked the birth of AI as a field, with researchers gathering to explore the possibilities of creating intelligent machines.</text:p>
      <text:p text:style-name="P2">- During this time, early AI programs and techniques were developed, such as the Logic Theorist and General Problem Solver.</text:p>
      <text:p text:style-name="P2"/>
      <text:p text:style-name="P13">2. The Era of Knowledge Representation and Expert Systems (1960s-1970s):</text:p>
      <text:p text:style-name="P2">- Researchers focused on knowledge representation, aiming to store information in a format understandable by machines.</text:p>
      <text:p text:style-name="P2">- In the 1970s, expert systems emerged, which were rule-based systems that captured human expertise in specific domains.</text:p>
      <text:p text:style-name="P2">- Notable projects during this period include DENDRAL (chemical analysis), MYCIN (medical diagnosis), and SHRDLU (natural language understanding).</text:p>
      <text:p text:style-name="P2"/>
      <text:p text:style-name="P13">3. The Rise and Fall of Symbolic AI (1980s-1990s):</text:p>
      <text:p text:style-name="P2">- Symbolic AI, also known as "good old-fashioned AI" (GOFAI), dominated the field during this period. It relied on rule-based systems and logical reasoning.</text:p>
      <text:p text:style-name="P2">- Expert systems and symbolic approaches faced limitations in handling uncertain and complex real-world problems, leading to a decline in interest and funding for AI research.</text:p>
      <text:p text:style-name="P2"/>
      <text:p text:style-name="P13">4. Renaissance of Neural Networks and Machine Learning (1990s-early 2000s):</text:p>
      <text:p text:style-name="P2">- Neural networks, inspired by the structure of the brain, experienced a resurgence in popularity.</text:p>
      <text:p text:style-name="P2">- Machine learning algorithms, including neural networks, decision trees, and support vector machines, gained traction.</text:p>
      <text:p text:style-name="P2">- Development of more efficient algorithms and the availability of large datasets contributed to advancements in pattern recognition and prediction tasks.</text:p>
      <text:p text:style-name="P2"/>
      <text:p text:style-name="P13">5. Big Data and Deep Learning (mid-2000s-present):</text:p>
      <text:p text:style-name="P2">- The explosion of data and computational power paved the way for significant breakthroughs in AI.</text:p>
      <text:p text:style-name="P2">- Deep learning, a subset of neural networks with multiple layers, achieved remarkable results in image recognition, natural language processing, and other domains.</text:p>
      <text:p text:style-name="P2">- Companies like Google, Facebook, and Amazon invested heavily in AI research and applied AI techniques to various products and services.</text:p>
      <text:p text:style-name="P2"/>
      <text:p text:style-name="P13">6. Current Developments and Future Directions:</text:p>
      <text:p text:style-name="P2">- AI continues to evolve rapidly, with advancements in areas such as reinforcement learning, generative models, explainable AI, and ethical considerations.</text:p>
      <text:p text:style-name="P2">- AI applications have expanded to self-driving cars, virtual assistants, robotics, healthcare, finance, and more.</text:p>
      <text:p text:style-name="P2">- Ongoing research focuses on developing more robust, interpretable, and ethical AI systems, as well as exploring the path towards artificial general intelligence (AGI).</text:p>
      <text:p text:style-name="P2"/>
      <text:p text:style-name="P2"><text:soft-page-break/>The history of AI is marked by periods of excitement, followed by setbacks and renewed interest. It has grown from conceptual ideas to practical applications, transforming various industries and impacting our daily lives. The future of AI holds great potential for further advancements and innovations.</text:p>
      <text:p text:style-name="P2"/>
      <text:h text:style-name="P32" text:outline-level="2"><text:bookmark-start text:name="__RefHeading___Toc4148_4111614032"/>1.3. Importance and Applications of AI<text:bookmark-end text:name="__RefHeading___Toc4148_4111614032"/></text:h>
      <text:p text:style-name="P2"/>
      <text:p text:style-name="P2">Artificial Intelligence (AI) has become increasingly important and its applications have proliferated across various domains. Here are some key reasons highlighting the importance of AI and its diverse applications:</text:p>
      <text:p text:style-name="P2"/>
      <text:p text:style-name="P2"><text:span text:style-name="T8">1. Automation and Efficiency: </text:span>AI technologies enable automation of repetitive and mundane tasks, freeing up human resources to focus on more complex and creative work. This leads to increased productivity, efficiency, and cost savings across industries.</text:p>
      <text:p text:style-name="P2"/>
      <text:p text:style-name="P2"><text:span text:style-name="T8">2. Data Analysis and Insights:</text:span> AI techniques, such as machine learning, excel at analyzing large volumes of data and extracting valuable insights. AI-powered data analytics enables businesses to make data-driven decisions, identify patterns, detect anomalies, and gain a competitive advantage.</text:p>
      <text:p text:style-name="P2"/>
      <text:p text:style-name="P2"><text:span text:style-name="T8">3. Personalized User Experience:</text:span> AI algorithms can analyze user behavior, preferences, and historical data to deliver personalized experiences. This is evident in recommendation systems used by platforms like Netflix and Amazon, which provide tailored content and product suggestions to users.</text:p>
      <text:p text:style-name="P2"/>
      <text:p text:style-name="P2"><text:span text:style-name="T8">4. Healthcare and Medicine:</text:span> AI has the potential to revolutionize healthcare by assisting in diagnosis, treatment planning, and drug discovery. AI-powered systems can analyze medical images, predict disease progression, improve patient monitoring, and aid in precision medicine.</text:p>
      <text:p text:style-name="P2"/>
      <text:p text:style-name="P2"><text:span text:style-name="T8">5. Autonomous Vehicles:</text:span> AI plays a crucial role in developing self-driving cars and autonomous vehicles. AI algorithms process sensor data, make real-time decisions, and navigate complex environments, with the potential to enhance road safety and transform transportation systems.</text:p>
      <text:p text:style-name="P2"/>
      <text:p text:style-name="P2"><text:span text:style-name="T8">6. Natural Language Processing and Communication:</text:span> AI enables machines to understand and interact with human language. Virtual assistants like Siri, Alexa, and Google Assistant utilize AI to comprehend voice commands, provide information, and perform tasks based on natural language inputs.</text:p>
      <text:p text:style-name="P2"/>
      <text:p text:style-name="P2"><text:span text:style-name="T8">7. Cybersecurity:</text:span> AI techniques help enhance cybersecurity by identifying and mitigating threats in real-time. AI-powered systems can detect anomalies, analyze network traffic, and protect against various cyber attacks, safeguarding sensitive data and infrastructure.</text:p>
      <text:p text:style-name="P2"/>
      <text:p text:style-name="P2"><text:span text:style-name="T8">8. Financial Services:</text:span> AI is employed in financial institutions for fraud detection, risk assessment, algorithmic trading, and personalized financial advice. AI-powered chatbots also enhance customer service by providing quick and accurate responses to queries.</text:p>
      <text:p text:style-name="P2"/>
      <text:p text:style-name="P2"><text:span text:style-name="T8">9. Environmental Impact:</text:span> AI can contribute to addressing environmental challenges. It is utilized in energy management systems, optimizing resource consumption, climate modeling, and environmental monitoring, aiding in sustainability efforts.</text:p>
      <text:p text:style-name="P2"/>
      <text:p text:style-name="P2"><text:span text:style-name="T8">10. Entertainment and Gaming:</text:span> AI enhances the entertainment industry through applications such as content recommendation, personalized marketing, and immersive virtual reality experiences. In gaming, AI algorithms enable realistic simulations, intelligent opponent behavior, and adaptive game mechanics.</text:p>
      <text:p text:style-name="P2"/>
      <text:p text:style-name="P2"><text:span text:style-name="T8">11. Robotics and Industrial Automation:</text:span> AI-driven robots and automation systems are transforming industries by performing complex tasks with precision and efficiency. They are used <text:soft-page-break/>in manufacturing, logistics, agriculture, and healthcare to enhance productivity and reduce human labor.</text:p>
      <text:p text:style-name="P2"/>
      <text:p text:style-name="P2">These are just a few examples of the importance and applications of AI. The versatility of AI allows it to be applied to a wide range of industries, driving innovation, improving processes, and enabling new capabilities that were once only imaginable. As AI continues to advance, its impact on society and the economy is expected to grow significantly.</text:p>
      <text:p text:style-name="P2"/>
      <text:h text:style-name="P32" text:outline-level="2"><text:bookmark-start text:name="__RefHeading___Toc4150_4111614032"/>1.4. Ethical Considerations in AI<text:bookmark-end text:name="__RefHeading___Toc4150_4111614032"/></text:h>
      <text:p text:style-name="P2"/>
      <text:p text:style-name="P2">Ethical considerations in Artificial Intelligence (AI) have become increasingly important as AI technologies are deployed in various domains. Here are some key ethical considerations related to AI:</text:p>
      <text:p text:style-name="P2"/>
      <text:p text:style-name="P2"><text:span text:style-name="T8">1. Fairness and Bias:</text:span> AI systems can unintentionally reflect biases present in the data used for training, leading to unfair outcomes or discrimination. It is essential to address biases in data and algorithms to ensure fairness and prevent the amplification of societal inequalities.</text:p>
      <text:p text:style-name="P2"/>
      <text:p text:style-name="P2"><text:span text:style-name="T8">2. Transparency and Explainability:</text:span> AI systems should be transparent and provide explanations for their decisions and actions. Users should have a clear understanding of how AI systems arrive at their conclusions, especially in critical domains like healthcare, finance, and criminal justice.</text:p>
      <text:p text:style-name="P2"/>
      <text:p text:style-name="P2"><text:span text:style-name="T8">3. Privacy and Data Protection: </text:span>AI systems often rely on large amounts of personal data. It is crucial to protect individuals' privacy, ensure secure data handling, and obtain informed consent for data collection and usage. Data anonymization and encryption techniques can help mitigate privacy risks.</text:p>
      <text:p text:style-name="P2"/>
      <text:p text:style-name="P2"><text:span text:style-name="T8">4. Accountability and Responsibility:</text:span> Clear lines of accountability should be established for AI systems and their developers. Developers should be responsible for the ethical implications of their creations and should be held accountable for any negative consequences that arise from their use.</text:p>
      <text:p text:style-name="P2"/>
      <text:p text:style-name="P2"><text:span text:style-name="T8">5. Robustness and Reliability:</text:span> AI systems should be designed to be robust and reliable, minimizing the risk of errors or failures that could have harmful consequences. Adequate testing, validation, and ongoing monitoring of AI systems are crucial to ensure their safety and reliability.</text:p>
      <text:p text:style-name="P2"/>
      <text:p text:style-name="P2"><text:span text:style-name="T8">6. Human Autonomy and Control:</text:span> AI should be designed to enhance human autonomy and decision-making rather than replacing or diminishing it. Humans should have the ability to understand, challenge, and override AI system decisions when necessary.</text:p>
      <text:p text:style-name="P2"/>
      <text:p text:style-name="P2"><text:span text:style-name="T8">7. Impact on Employment and Workforce:</text:span> The deployment of AI technologies may have implications for jobs and employment. It is important to consider the potential impact on workers and society, ensuring a just transition and exploring opportunities for reskilling and upskilling.</text:p>
      <text:p text:style-name="P2"/>
      <text:p text:style-name="P2"><text:span text:style-name="T8">8. Security and Adversarial Attacks:</text:span> AI systems can be vulnerable to adversarial attacks, where malicious actors manipulate inputs to deceive or disrupt AI systems. Robust security measures should be in place to mitigate such attacks and protect AI systems from exploitation.</text:p>
      <text:p text:style-name="P2"/>
      <text:p text:style-name="P2"><text:span text:style-name="T8">9. Social and Economic Impact:</text:span> AI technologies can have wide-ranging social and economic impacts. It is essential to consider the potential consequences on employment, inequality, power dynamics, and access to AI technologies, aiming for a fair and equitable distribution of benefits.</text:p>
      <text:p text:style-name="P2"/>
      <text:p text:style-name="P2"><text:span text:style-name="T8">10. International Cooperation and Governance:</text:span> Addressing ethical considerations in AI requires international cooperation and collaboration. Developing ethical frameworks, standards, and regulatory guidelines can help ensure responsible development and deployment of AI technologies.</text:p>
      <text:p text:style-name="P2"/>
      <text:p text:style-name="P2">These ethical considerations are crucial for building trustworthy, inclusive, and beneficial AI systems that align with societal values. Integrating ethics into AI research, development, and deployment processes is essential to harness the full potential of AI while minimizing the risks and addressing the societal impact of these technologies.</text:p>
      <text:h text:style-name="P30" text:outline-level="1"><text:bookmark-start text:name="__RefHeading___Toc4152_4111614032"/>2. Foundations of AI<text:bookmark-end text:name="__RefHeading___Toc4152_4111614032"/></text:h>
      <text:h text:style-name="Heading_20_2" text:outline-level="2"><text:bookmark-start text:name="__RefHeading___Toc4154_4111614032"/>2.1. Machine Learning<text:bookmark-end text:name="__RefHeading___Toc4154_4111614032"/></text:h>
      <text:p text:style-name="P16"/>
      <text:p text:style-name="P2">Machine learning is a subfield of artificial intelligence (AI) that focuses on the development of algorithms and models that enable computers to learn from data and make predictions or decisions without being explicitly programmed. It is concerned with designing and implementing systems that can automatically learn and improve from experience.</text:p>
      <text:p text:style-name="P2"/>
      <text:p text:style-name="P2">In traditional programming, a programmer writes explicit instructions for a computer to follow in order to perform a specific task. In machine learning, the approach is different. Instead of explicitly programming rules, machine learning algorithms are trained on large amounts of data to learn patterns, relationships, and insights from the data. This enables the algorithm to generalize from the training data and make predictions or decisions on new, unseen data.</text:p>
      <text:p text:style-name="P2"/>
      <text:p text:style-name="P2">The process of machine learning typically involves the following steps:</text:p>
      <text:p text:style-name="P2"/>
      <text:p text:style-name="P2"><text:span text:style-name="T8">1. Data Collection:</text:span> Gathering relevant and representative data for the problem at hand. The quality and quantity of data play a crucial role in the success of machine learning algorithms.</text:p>
      <text:p text:style-name="P2"/>
      <text:p text:style-name="P2"><text:span text:style-name="T8">2. Data Preprocessing:</text:span> Cleaning and preparing the data by handling missing values, dealing with outliers, normalizing or scaling features, and other necessary transformations to ensure the data is in a suitable format for training the models.</text:p>
      <text:p text:style-name="P2"/>
      <text:p text:style-name="P2"><text:span text:style-name="T8">3. Feature Selection/Extraction:</text:span> Identifying the most informative features in the data or creating new features that capture important patterns or relationships.</text:p>
      <text:p text:style-name="P2"/>
      <text:p text:style-name="P2"><text:span text:style-name="T8">4. Model Selection:</text:span> Choosing an appropriate machine learning model or algorithm that is well-suited for the specific task and the nature of the data. This could include algorithms such as decision trees, support vector machines, neural networks, or ensemble methods like random forests.</text:p>
      <text:p text:style-name="P2"/>
      <text:p text:style-name="P2"><text:span text:style-name="T8">5. Model Training:</text:span> Using the prepared data to train the selected model. During training, the model learns the underlying patterns and relationships in the data by adjusting its internal parameters.</text:p>
      <text:p text:style-name="P2"/>
      <text:p text:style-name="P2"><text:span text:style-name="T8">6. Model Evaluation:</text:span> Assessing the performance of the trained model on a separate dataset called the validation or test set. This helps in evaluating how well the model generalizes to new, unseen data and if it meets the desired performance criteria.</text:p>
      <text:p text:style-name="P2"/>
      <text:p text:style-name="P2"><text:span text:style-name="T8">7. Model Deployment and Prediction:</text:span> Once the model is trained and evaluated, it can be deployed to make predictions or decisions on new input data. The model applies the learned patterns and relationships to make predictions or classify new instances.</text:p>
      <text:p text:style-name="P2"/>
      <text:p text:style-name="P2"><text:span text:style-name="T8">8. Model Monitoring and Maintenance:</text:span> Machine learning models may require periodic monitoring to ensure their performance remains satisfactory. This includes retraining the model with new data, adapting to changing conditions, and making necessary adjustments or improvements.</text:p>
      <text:p text:style-name="P2"/>
      <text:p text:style-name="P2">Machine learning finds applications in various domains, including image and speech recognition, natural language processing, recommendation systems, fraud detection, autonomous vehicles, healthcare, finance, and many others. It enables computers to automatically analyze complex data, <text:soft-page-break/>identify patterns, and make informed predictions or decisions, thereby augmenting human capabilities and improving efficiency and accuracy in numerous tasks.</text:p>
      <text:p text:style-name="P2"/>
      <text:h text:style-name="P32" text:outline-level="2"><text:bookmark-start text:name="__RefHeading___Toc4156_4111614032"/>2.2. Deep Learning Fundamentals<text:bookmark-end text:name="__RefHeading___Toc4156_4111614032"/></text:h>
      <text:p text:style-name="P2"/>
      <text:p text:style-name="P2">Deep learning is a subset of machine learning that focuses on training artificial neural networks with multiple layers (hence the term "deep") to learn and make predictions from data. It has gained significant attention and achieved remarkable success in various domains, particularly in areas involving complex patterns and large datasets. Here are some fundamental concepts of deep learning:</text:p>
      <text:p text:style-name="P2"/>
      <text:p text:style-name="P2"><text:span text:style-name="T8">1. Artificial Neural Networks (ANNs):</text:span> ANNs are the foundation of deep learning. They are composed of interconnected nodes, called artificial neurons or units, organized into layers. Each neuron receives input signals, performs a computation, and passes the output to the next layer. The connections between neurons have associated weights that are adjusted during training.</text:p>
      <text:p text:style-name="P2"/>
      <text:p text:style-name="P2"><text:span text:style-name="T8">2. Feedforward Neural Networks:</text:span> Feedforward neural networks are the most basic type of ANN. The information flows in a single direction, from the input layer through one or more hidden layers to the output layer. The network makes predictions based on the input data, and the errors are used to update the weights and improve the model's performance.</text:p>
      <text:p text:style-name="P2"/>
      <text:p text:style-name="P2"><text:span text:style-name="T8">3. Deep Neural Networks (DNNs):</text:span> DNNs have multiple hidden layers between the input and output layers. These additional layers allow the network to learn hierarchical representations of the data, enabling it to capture more complex patterns and relationships. DNNs have shown superior performance in image recognition, natural language processing, and other tasks.</text:p>
      <text:p text:style-name="P2"/>
      <text:p text:style-name="P2"><text:span text:style-name="T8">4. Activation Functions:</text:span> Activation functions introduce non-linearities to the computations within each neuron. They determine whether a neuron should be activated and the magnitude of its output. Popular activation functions include the sigmoid, tanh, and ReLU (Rectified Linear Unit) functions, each with its advantages and use cases.</text:p>
      <text:p text:style-name="P2"/>
      <text:p text:style-name="P2"><text:span text:style-name="T8">5. Backpropagation:</text:span> Backpropagation is a key algorithm for training deep neural networks. It calculates the gradients of the network's weights with respect to a given loss function, allowing for efficient weight updates. It propagates the errors backward from the output layer to the input layer, adjusting the weights to minimize the difference between predicted and true values.</text:p>
      <text:p text:style-name="P2"/>
      <text:p text:style-name="P2"><text:span text:style-name="T8">6. Convolutional Neural Networks (CNNs):</text:span> CNNs are a specialized type of deep neural network designed for image and video processing tasks. They exploit the spatial relationships present in the data by using convolutional layers that perform local feature extraction. CNNs have revolutionized tasks like image classification, object detection, and image segmentation.</text:p>
      <text:p text:style-name="P2"/>
      <text:p text:style-name="P2"><text:span text:style-name="T8">7. Recurrent Neural Networks (RNNs):</text:span> RNNs are designed to process sequential data, such as time series or natural language. They maintain an internal memory state that allows them to capture temporal dependencies in the data. RNNs and their variants, such as Long Short-Term Memory (LSTM) and Gated Recurrent Unit (GRU), are widely used in tasks like speech recognition, machine translation, and sentiment analysis.</text:p>
      <text:p text:style-name="P2"/>
      <text:p text:style-name="P2"><text:span text:style-name="T8">8. Training and Optimization:</text:span> Deep learning models are trained using large datasets through an iterative optimization process. The goal is to minimize a loss function that measures the discrepancy between predicted and true values. Stochastic Gradient Descent (SGD) and its variants, along with optimization techniques like learning rate schedules and regularization, are employed to update the network's weights efficiently.</text:p>
      <text:p text:style-name="P2"/>
      <text:p text:style-name="P2"><text:soft-page-break/><text:span text:style-name="T8">9. Transfer Learning:</text:span> Transfer learning is a technique where a pre-trained deep learning model, typically trained on a large dataset, is used as a starting point for a new task or domain with limited labeled data. By leveraging the knowledge learned from the source task, transfer learning helps to accelerate training and improve generalization.</text:p>
      <text:p text:style-name="P2"/>
      <text:p text:style-name="P2"><text:span text:style-name="T8">10. GPU Acceleration:</text:span> Deep learning computations are computationally intensive, requiring a significant amount of processing power. Graphics Processing Units (GPUs) are commonly used to accelerate deep learning training and inference due to their ability to perform parallel computations.</text:p>
      <text:p text:style-name="P2"/>
      <text:p text:style-name="P2"/>
      <text:p text:style-name="P2"/>
      <text:h text:style-name="P32" text:outline-level="2"><text:bookmark-start text:name="__RefHeading___Toc3969_2021313512"/>2.3. Neural Networks<text:bookmark-end text:name="__RefHeading___Toc3969_2021313512"/></text:h>
      <text:p text:style-name="P16"/>
      <text:p text:style-name="P2">Neural networks, also known as artificial neural networks or simply neural nets, are a computational model inspired by the structure and functioning of the human brain. They are composed of interconnected nodes, called neurons, organized into layers. Neural networks are widely used in machine learning and deep learning for pattern recognition, prediction, and decision-making tasks.</text:p>
      <text:p text:style-name="P2"/>
      <text:p text:style-name="P2">The key components of a neural network include:</text:p>
      <text:p text:style-name="P2"/>
      <text:p text:style-name="P2"><text:span text:style-name="T8">1. Neurons:</text:span> Neurons are the basic computational units in a neural network. They receive input signals, perform computations, and produce output signals. Each neuron typically applies an activation function to the weighted sum of its inputs to determine its output.</text:p>
      <text:p text:style-name="P2"/>
      <text:p text:style-name="P2"><text:span text:style-name="T8">2. Connections and Weights:</text:span> Neurons in a neural network are interconnected through connections, which transmit signals from one neuron to another. Each connection has an associated weight, which represents the strength of the connection. These weights determine the influence of one neuron's output on the inputs of another neuron.</text:p>
      <text:p text:style-name="P2"/>
      <text:p text:style-name="P2"><text:span text:style-name="T8">3. Layers:</text:span> Neurons in a neural network are organized into layers. The input layer receives the raw input data, the output layer produces the final predictions or outputs, and there can be one or more hidden layers in between. The hidden layers enable the network to learn hierarchical representations of the input data.</text:p>
      <text:p text:style-name="P2"/>
      <text:p text:style-name="P2"><text:span text:style-name="T8">4. Activation Functions:</text:span> Activation functions introduce non-linearity into the neural network. They transform the weighted sum of inputs in each neuron into an output signal. Common activation functions include sigmoid, tanh, ReLU (Rectified Linear Unit), and softmax.</text:p>
      <text:p text:style-name="P2"/>
      <text:p text:style-name="P2"><text:span text:style-name="T8">5. Feedforward Propagation:</text:span> In a feedforward neural network, information flows in a forward direction, from the input layer through the hidden layers to the output layer. During feedforward propagation, each neuron's output is computed based on its inputs and activation function, and the outputs are propagated layer by layer until reaching the output layer.</text:p>
      <text:p text:style-name="P2"/>
      <text:p text:style-name="P2"><text:span text:style-name="T8">6. Backpropagation:</text:span> Backpropagation is an algorithm used to train neural networks. It involves adjusting the weights of the connections based on the error between the predicted outputs and the true outputs. The error is propagated backward through the network, and the weights are updated iteratively to minimize the error.</text:p>
      <text:p text:style-name="P2"/>
      <text:p text:style-name="P2">Neural networks can be trained using a large dataset with known inputs and desired outputs. During the training process, the network adjusts the weights to minimize the difference between the predicted outputs and the true outputs. This allows the network to learn the underlying patterns and relationships in the data, enabling it to make predictions or decisions on new, unseen data.</text:p>
      <text:p text:style-name="P2"/>
      <text:p text:style-name="P2">Neural networks have been successfully applied to various domains, including image and speech recognition, natural language processing, time series analysis, recommendation systems, and many more. The ability of neural networks to automatically learn complex patterns and representations from data makes them a powerful tool in machine learning and artificial intelligence.</text:p>
      <text:p text:style-name="P2"/>
      <text:h text:style-name="P32" text:outline-level="2"><text:bookmark-start text:name="__RefHeading___Toc4158_4111614032"/>2.4. Data Preprocessing and Feature Engineering<text:bookmark-end text:name="__RefHeading___Toc4158_4111614032"/></text:h>
      <text:p text:style-name="P2"/>
      <text:p text:style-name="P2">Data preprocessing and feature engineering are crucial steps in preparing data for machine learning and AI models. They involve transforming raw data into a format that can be effectively utilized by algorithms. Here are the key concepts and techniques involved in data preprocessing and feature engineering:</text:p>
      <text:p text:style-name="P2"/>
      <text:p text:style-name="P2"><text:span text:style-name="T8">1. Data Cleaning:</text:span> This step involves handling missing data, dealing with outliers, and correcting inconsistent or erroneous data. Missing data can be imputed or removed based on the specific situation. Outliers can be identified and treated by strategies such as truncation, winsorization, or replacing them with statistical measures. Inconsistent or erroneous data can be corrected by standardizing formats or using domain knowledge.</text:p>
      <text:p text:style-name="P2"/>
      <text:p text:style-name="P2"><text:span text:style-name="T8">2. Data Integration:</text:span> In many cases, data comes from multiple sources and needs to be integrated into a single dataset. This process involves resolving inconsistencies, merging data with common identifiers, and handling redundant or duplicate entries. Data integration ensures a comprehensive and unified dataset for analysis.</text:p>
      <text:p text:style-name="P2"/>
      <text:p text:style-name="P2"><text:span text:style-name="T8">3. Data Transformation:</text:span> Data transformation involves scaling and normalizing features to bring them to a similar range. Common techniques include min-max scaling, z-score normalization, and logarithmic transformations. Transforming skewed data distributions can help improve the performance of certain algorithms.</text:p>
      <text:p text:style-name="P2"/>
      <text:p text:style-name="P2"><text:span text:style-name="T8">4. Feature Selection:</text:span> Feature selection is the process of identifying the most relevant and informative features for the predictive task. It helps reduce dimensionality, eliminate irrelevant or redundant features, and improve model efficiency and interpretability. Techniques for feature selection include statistical measures, correlation analysis, and model-based selection.</text:p>
      <text:p text:style-name="P2"/>
      <text:p text:style-name="P2"><text:span text:style-name="T8">5. Feature Extraction:</text:span> Feature extraction involves deriving new features from the existing ones to capture more meaningful representations of the data. This can be done through techniques like Principal Component Analysis (PCA), Linear Discriminant Analysis (LDA), or extracting features from unstructured data using methods like text tokenization or image feature extraction.</text:p>
      <text:p text:style-name="P2"/>
      <text:p text:style-name="P2"><text:span text:style-name="T8">6. Encoding Categorical Variables:</text:span> Many machine learning algorithms require numerical input, so categorical variables need to be encoded appropriately. This can be done using techniques such as one-hot encoding, label encoding, or ordinal encoding, depending on the nature of the categorical data.</text:p>
      <text:p text:style-name="P2"/>
      <text:p text:style-name="P2"><text:span text:style-name="T8">7. Handling Imbalanced Data:</text:span> Imbalanced datasets, where the classes are disproportionately represented, can lead to biased models. Techniques like oversampling (replicating minority class samples), undersampling (reducing majority class samples), or using synthetic samples (e.g., SMOTE - Synthetic Minority Over-sampling Technique) can be employed to address class imbalance.</text:p>
      <text:p text:style-name="P2"/>
      <text:p text:style-name="P2"><text:span text:style-name="T8">8. Handling Text and Unstructured Data:</text:span> Text data requires specific preprocessing steps such as tokenization, removing stop words, stemming or lemmatization, and vectorizing the text using techniques like Bag-of-Words (BoW), Term Frequency-Inverse Document Frequency (TF-IDF), or Word Embeddings (e.g., Word2Vec or GloVe). Unstructured data like images or audio may require specialized preprocessing techniques such as resizing, cropping, normalization, or transforming into spectrograms.</text:p>
      <text:p text:style-name="P2"/>
      <text:p text:style-name="P2"><text:soft-page-break/><text:span text:style-name="T8">9. Data Partitioning:</text:span> Data is typically split into training, validation, and testing sets. The training set is used for model training, the validation set is used for hyperparameter tuning, and the testing set is used to evaluate the final model's performance on unseen data. Care must be taken to ensure that the partitioning is representative and avoids introducing biases.</text:p>
      <text:p text:style-name="P2"/>
      <text:p text:style-name="P2">Data preprocessing and feature engineering significantly impact the performance and effectiveness of machine learning and AI models. Properly processed and engineered features lead to improved model accuracy, better generalization, and more meaningful insights from the data.</text:p>
      <text:p text:style-name="P2"/>
      <text:h text:style-name="P30" text:outline-level="1"><text:bookmark-start text:name="__RefHeading___Toc4160_4111614032"/>3. Machine Learning Algorithms<text:bookmark-end text:name="__RefHeading___Toc4160_4111614032"/></text:h>
      <text:h text:style-name="Heading_20_2" text:outline-level="2"><text:bookmark-start text:name="__RefHeading___Toc4162_4111614032"/>3.1. Supervised Learning Algorithms<text:bookmark-end text:name="__RefHeading___Toc4162_4111614032"/></text:h>
      <text:h text:style-name="P34" text:outline-level="3"><text:bookmark-start text:name="__RefHeading___Toc3987_3974700012"/>3.1.1. Introduction to Supervised Learning<text:bookmark-end text:name="__RefHeading___Toc3987_3974700012"/></text:h>
      <text:p text:style-name="P18"/>
      <text:p text:style-name="P2">Supervised learning is a subfield of machine learning where an algorithm learns from labeled training data to make predictions or decisions. In supervised learning, the dataset used for training consists of input data and corresponding desired output labels. The goal of the algorithm is to learn a mapping between the input data and the output labels so that it can make accurate predictions on new, unseen data.</text:p>
      <text:p text:style-name="P2"/>
      <text:p text:style-name="P2">The process of supervised learning involves the following key components:</text:p>
      <text:p text:style-name="P2"/>
      <text:p text:style-name="P2"><text:span text:style-name="T8">1. Training Data:</text:span> The labeled dataset used to train the supervised learning algorithm. Each data instance in the training data consists of input features (independent variables) and their corresponding output labels (dependent variables). The training data serves as the basis for the algorithm to learn the underlying patterns and relationships.</text:p>
      <text:p text:style-name="P2"/>
      <text:p text:style-name="P2"><text:span text:style-name="T8">2. Input Features:</text:span> The measurable characteristics or attributes of the data instances. These features serve as the input to the supervised learning algorithm and can be represented as a vector of numerical values.</text:p>
      <text:p text:style-name="P2"/>
      <text:p text:style-name="P2"><text:span text:style-name="T8">3. Output Labels:</text:span> The desired or target values associated with the input data instances. These labels represent the correct or expected output for the given input. The supervised learning algorithm aims to learn a mapping from the input features to the output labels.</text:p>
      <text:p text:style-name="P2"/>
      <text:p text:style-name="P2"><text:span text:style-name="T8">4. Model Training:</text:span> The process of training the supervised learning model using the labeled training data. The model learns from the input-output pairs and adjusts its internal parameters to minimize the difference between the predicted outputs and the true labels.</text:p>
      <text:p text:style-name="P2"/>
      <text:p text:style-name="P2"><text:span text:style-name="T8">5. Model Evaluation:</text:span> After the model is trained, it is evaluated on a separate dataset called the validation or test set. This evaluation measures the model's performance and generalization ability on unseen data. Common evaluation metrics include accuracy, precision, recall, F1 score, and mean squared error, depending on the nature of the problem.</text:p>
      <text:p text:style-name="P2"/>
      <text:p text:style-name="P2"><text:span text:style-name="T8">6. Prediction or Inference:</text:span> Once the model is trained and evaluated, it can be used to make predictions or decisions on new, unseen data. Given the input features, the model applies the learned mapping to generate predicted output labels.</text:p>
      <text:p text:style-name="P2"/>
      <text:p text:style-name="P2">Supervised learning algorithms include a wide range of techniques, such as linear regression, logistic regression, decision trees, support vector machines, and neural networks. The choice of algorithm depends on the nature of the problem, the type of data, and the desired output.</text:p>
      <text:p text:style-name="P2"/>
      <text:p text:style-name="P2">Supervised learning is used in various real-world applications, including image classification, sentiment analysis, spam detection, fraud detection, medical diagnosis, and many others. It is a powerful approach for learning from labeled data and making accurate predictions in scenarios where the output labels are known.</text:p>
      <text:h text:style-name="P35" text:outline-level="3"><text:bookmark-start text:name="__RefHeading___Toc4164_4111614032"/>3.1.<text:span text:style-name="T11">2</text:span>. Linear Regression<text:bookmark-end text:name="__RefHeading___Toc4164_4111614032"/></text:h>
      <text:p text:style-name="P2"/>
      <text:p text:style-name="P2">Linear regression is a popular supervised learning algorithm used in machine learning for predicting a continuous target variable based on one or more input features. It models the relationship between the input features and the target variable as a linear equation. The goal is to find the best-fitting line that minimizes the difference between the predicted values and the actual values.</text:p>
      <text:p text:style-name="P2"/>
      <text:p text:style-name="P2">Here are the key concepts and steps involved in linear regression:</text:p>
      <text:p text:style-name="P2"/>
      <text:p text:style-name="P2"><text:span text:style-name="T8">1. Simple Linear Regression:</text:span> In simple linear regression, there is a single input feature (X) and a corresponding target variable (y). The relationship between X and y is modeled using a linear equation of the form y = mx + c, where m represents the slope of the line and c is the y-intercept. The model learns the optimal values of m and c to minimize the difference between the predicted and actual values.</text:p>
      <text:p text:style-name="P2"/>
      <text:p text:style-name="P2"><text:span text:style-name="T8">2. Multiple Linear Regression:</text:span> In multiple linear regression, there are multiple input features (X1, X2, X3, etc.) and a target variable (y). The relationship between the input features and the target variable is modeled using a linear equation of the form y = m1*X1 + m2*X2 + m3*X3 + ... + c. The model learns the optimal values of the coefficients (m1, m2, m3, etc.) and the intercept (c) to minimize the difference between the predicted and actual values.</text:p>
      <text:p text:style-name="P2"/>
      <text:p text:style-name="P2"><text:span text:style-name="T8">3. Cost Function:</text:span> The cost function, also known as the loss function or objective function, quantifies the difference between the predicted values and the actual values. In linear regression, the most common cost function is the mean squared error (MSE), which calculates the average squared difference between the predicted and actual values. The goal is to minimize the cost function by adjusting the model's parameters.</text:p>
      <text:p text:style-name="P2"/>
      <text:p text:style-name="P2"><text:span text:style-name="T8">4. Gradient Descent:</text:span> Gradient descent is an optimization algorithm used to iteratively update the model's parameters to minimize the cost function. It calculates the gradients of the cost function with respect to the model's parameters and updates the parameters in the opposite direction of the gradient to reach the minimum. This process continues until convergence or a predefined stopping criterion is met.</text:p>
      <text:p text:style-name="P2"/>
      <text:p text:style-name="P2"><text:span text:style-name="T8">5. Evaluation Metrics:</text:span> To assess the performance of the linear regression model, various evaluation metrics can be used. Common metrics include mean squared error (MSE), root mean squared error (RMSE), mean absolute error (MAE), coefficient of determination (R-squared), and adjusted R-squared. These metrics provide insights into how well the model fits the data and the accuracy of its predictions.</text:p>
      <text:p text:style-name="P2"/>
      <text:p text:style-name="P2"><text:span text:style-name="T8">6. Assumptions of Linear Regression:</text:span> Linear regression makes several assumptions about the data. Some of the key assumptions include linearity (the relationship between the input features and the target variable is linear), independence of errors (the errors are uncorrelated), homoscedasticity (the variance of the errors is constant), and absence of multicollinearity (the input features are not highly correlated with each other). Violations of these assumptions can affect the model's performance and interpretation.</text:p>
      <text:p text:style-name="P2"/>
      <text:p text:style-name="P2"><text:span text:style-name="T8">7. Regularization Techniques:</text:span> To prevent overfitting and improve the generalization ability of linear regression, regularization techniques can be applied. Ridge regression and Lasso regression are two commonly used regularization techniques. Ridge regression adds a penalty term to the cost function to shrink the coefficients towards zero, while Lasso regression performs both coefficient shrinkage and feature selection by enforcing sparsity in the coefficients.</text:p>
      <text:p text:style-name="P2"><text:soft-page-break/></text:p>
      <text:p text:style-name="P2">Linear regression is widely used in various domains, such as finance, economics, social sciences, and engineering, for tasks such as predicting housing prices, sales forecasting, risk assessment, and trend analysis. It provides a simple and interpretable approach to understanding the relationship between input features and a target variable.</text:p>
      <text:p text:style-name="P2"/>
      <text:h text:style-name="P35" text:outline-level="3"><text:bookmark-start text:name="__RefHeading___Toc4166_4111614032"/>3.1.<text:span text:style-name="T11">3</text:span>. Logistic Regression<text:bookmark-end text:name="__RefHeading___Toc4166_4111614032"/></text:h>
      <text:p text:style-name="P2"/>
      <text:p text:style-name="P2">Logistic regression is a widely used supervised learning algorithm in machine learning for binary classification tasks. Unlike linear regression, which is used for predicting continuous values, logistic regression is specifically designed for predicting binary outcomes or probabilities. It models the relationship between the input features and the probability of the target variable belonging to a specific class.</text:p>
      <text:p text:style-name="P2"/>
      <text:p text:style-name="P2">Here are the key concepts and steps involved in logistic regression:</text:p>
      <text:p text:style-name="P2"/>
      <text:p text:style-name="P2"><text:span text:style-name="T8">1. Binary Classification:</text:span> Logistic regression is used when the target variable is binary, meaning it has only two classes or categories. The classes are typically represented as 0 (negative class) and 1 (positive class). The goal is to learn a function that can accurately predict the probability of an instance belonging to the positive class based on the input features.</text:p>
      <text:p text:style-name="P2"/>
      <text:p text:style-name="P2"><text:span text:style-name="T8">2. Logistic Function (Sigmoid Function):</text:span> Logistic regression uses the logistic function (also known as the sigmoid function) to transform the output of a linear equation into a probability value between 0 and 1. The logistic function is defined as f(x) = 1 / (1 + e^(-x)), where x is the input. It maps any real-valued number to a value between 0 and 1, allowing us to interpret the output as a probability.</text:p>
      <text:p text:style-name="P2"/>
      <text:p text:style-name="P2"><text:span text:style-name="T8">3. Hypothesis Function:</text:span> The hypothesis function in logistic regression is derived from the logistic function. It models the relationship between the input features and the probability of the positive class. The hypothesis function takes the form h(x) = 1 / (1 + e^(-θ^T * X)), where θ is the vector of coefficients (weights) and X is the vector of input features.</text:p>
      <text:p text:style-name="P2"/>
      <text:p text:style-name="P2"><text:span text:style-name="T8">4. Training the Model:</text:span> The logistic regression model is trained using a process called maximum likelihood estimation or gradient descent. The goal is to find the optimal values of the coefficients (θ) that maximize the likelihood of the observed data. This involves minimizing a cost function, typically the log loss or cross-entropy loss, which measures the difference between the predicted probabilities and the true labels.</text:p>
      <text:p text:style-name="P2"/>
      <text:p text:style-name="P2"><text:span text:style-name="T8">5. Decision Threshold:</text:span> After training, the logistic regression model can be used to make predictions. A decision threshold is applied to the predicted probabilities to classify instances into their respective classes. The threshold determines the trade-off between precision and recall, and it can be adjusted depending on the specific problem and requirements.</text:p>
      <text:p text:style-name="P2"/>
      <text:p text:style-name="P2"><text:span text:style-name="T8">6. Evaluation Metrics:</text:span> Evaluation metrics such as accuracy, precision, recall, F1 score, and area under the Receiver Operating Characteristic (ROC) curve are commonly used to assess the performance of logistic regression models. These metrics provide insights into the model's predictive accuracy, ability to correctly identify positive instances, and the trade-off between false positives and false negatives.</text:p>
      <text:p text:style-name="P2"/>
      <text:p text:style-name="P2"><text:span text:style-name="T8">7. Multiclass Classification:</text:span> Logistic regression can also be extended to handle multiclass classification problems using techniques like one-vs-rest or multinomial logistic regression. One-vs-rest involves training multiple binary logistic regression models, each considering one class versus the rest. Multinomial logistic regression directly models the probabilities of multiple classes using a generalization of the logistic function.</text:p>
      <text:p text:style-name="P2"/>
      <text:p text:style-name="P2"><text:soft-page-break/>Logistic regression is widely used in various domains, including healthcare, finance, marketing, and natural language processing. It provides a simple yet effective approach to binary classification problems and can be easily interpreted, making it a valuable tool in the machine learning toolkit.</text:p>
      <text:p text:style-name="P2"/>
      <text:h text:style-name="P35" text:outline-level="3"><text:bookmark-start text:name="__RefHeading___Toc4168_4111614032"/>3.1.<text:span text:style-name="T11">4</text:span>. Decision Trees<text:bookmark-end text:name="__RefHeading___Toc4168_4111614032"/></text:h>
      <text:p text:style-name="P2"/>
      <text:p text:style-name="P2">Decision trees are a popular supervised learning algorithm in machine learning that can be used for both classification and regression tasks. They are intuitive and easy to interpret, making them widely used in various domains. Decision trees are constructed by recursively partitioning the input feature space based on the values of different features, leading to a hierarchical structure resembling a tree.</text:p>
      <text:p text:style-name="P2"/>
      <text:p text:style-name="P2">Here are the key concepts and steps involved in decision trees:</text:p>
      <text:p text:style-name="P2"/>
      <text:p text:style-name="P2"><text:span text:style-name="T8">1. Tree Structure:</text:span> A decision tree consists of nodes and edges. The root node represents the entire dataset, and each internal node represents a feature or attribute. The edges represent the possible values or ranges of the feature, and the leaf nodes represent the final predictions or outcomes.</text:p>
      <text:p text:style-name="P2"/>
      <text:p text:style-name="P2"><text:span text:style-name="T8">2. Splitting Criteria:</text:span> At each internal node, a splitting criterion is used to determine the feature and value that best splits the data. The goal is to find splits that maximize the homogeneity or purity of the resulting subsets. Common splitting criteria include Gini impurity and entropy for classification tasks, and mean squared error or mean absolute error for regression tasks.</text:p>
      <text:p text:style-name="P2"/>
      <text:p text:style-name="P2"><text:span text:style-name="T8">3. Recursive Partitioning:</text:span> The process of building a decision tree involves recursively partitioning the data based on the selected splitting criteria. At each internal node, the dataset is split into subsets based on the feature values. This process continues until a stopping criterion is met, such as reaching a maximum depth, having a minimum number of instances in a node, or achieving a minimum improvement in the splitting criterion.</text:p>
      <text:p text:style-name="P2"/>
      <text:p text:style-name="P2"><text:span text:style-name="T8">4. Prediction and Classification:</text:span> Once the decision tree is constructed, it can be used to make predictions or classify new instances. Starting from the root node, each instance is traversed down the tree based on the feature values until a leaf node is reached. The prediction or classification is based on the majority class or the average value of the instances in that leaf node.</text:p>
      <text:p text:style-name="P2"/>
      <text:p text:style-name="P2"><text:span text:style-name="T8">5. Pruning:</text:span> Decision trees are prone to overfitting, where they become too complex and perform poorly on unseen data. Pruning is a technique used to reduce the complexity of a decision tree by removing nodes that do not contribute significantly to the overall performance. Pre-pruning involves stopping the tree construction early based on predefined conditions, while post-pruning involves removing nodes after the tree is built using pruning algorithms.</text:p>
      <text:p text:style-name="P2"/>
      <text:p text:style-name="P2"><text:span text:style-name="T8">6. Ensemble Methods:</text:span> Decision trees can be combined using ensemble methods to improve their performance and reduce variance. Random Forest is an ensemble method that creates multiple decision trees using bootstrap sampling and feature randomization. Gradient Boosting is another ensemble method that builds decision trees sequentially, with each tree correcting the mistakes of the previous ones.</text:p>
      <text:p text:style-name="P2"/>
      <text:p text:style-name="P2"><text:span text:style-name="T8">7. Feature Importance:</text:span> Decision trees provide a measure of feature importance based on how much they contribute to the overall splitting criteria. This can be used to identify the most influential features in the dataset and gain insights into the underlying patterns and relationships.</text:p>
      <text:p text:style-name="P2"/>
      <text:p text:style-name="P2">Decision trees offer several advantages, including interpretability, handling both numerical and categorical features, and handling missing values. However, they can be sensitive to small variations in the data and may not generalize well to unseen instances. Ensemble methods and regularization techniques like pruning can help overcome these limitations and improve the performance of decision trees.</text:p>
      <text:h text:style-name="P35" text:outline-level="3"><text:bookmark-start text:name="__RefHeading___Toc4170_4111614032"/>3.1.<text:span text:style-name="T11">5</text:span>. Random Forests<text:bookmark-end text:name="__RefHeading___Toc4170_4111614032"/></text:h>
      <text:p text:style-name="P2"/>
      <text:p text:style-name="P2">Random Forest is a powerful ensemble learning method in machine learning that combines the predictions of multiple decision trees to make more accurate and robust predictions. It is widely used for both classification and regression tasks and offers several advantages over individual decision trees.</text:p>
      <text:p text:style-name="P2"/>
      <text:p text:style-name="P2">Here are the key concepts and steps involved in Random Forest:</text:p>
      <text:p text:style-name="P2"/>
      <text:p text:style-name="P2"><text:span text:style-name="T8">1. Ensemble Learning:</text:span> Random Forest belongs to the family of ensemble learning methods, which combine multiple models to improve predictive performance. In the case of Random Forest, the ensemble consists of multiple decision trees.</text:p>
      <text:p text:style-name="P2"/>
      <text:p text:style-name="P2"><text:span text:style-name="T8">2. Random Subsampling:</text:span> Random Forest creates an ensemble of decision trees by training each tree on a random subset of the training data. This process is called random subsampling or bootstrapping. Each tree is trained independently, making use of different subsets of the data.</text:p>
      <text:p text:style-name="P2"/>
      <text:p text:style-name="P2"><text:span text:style-name="T8">3. Feature Randomization:</text:span> In addition to using random subsets of the data, Random Forest also introduces randomness in feature selection. At each node of the decision tree, instead of considering all features, a random subset of features is considered for splitting. This introduces diversity among the trees and helps in reducing overfitting.</text:p>
      <text:p text:style-name="P2"/>
      <text:p text:style-name="P2"><text:span text:style-name="T8">4. Voting or Averaging:</text:span> Once the individual decision trees are trained, the Random Forest combines their predictions using voting (for classification) or averaging (for regression). For classification tasks, the class that receives the majority of votes is chosen as the final prediction. For regression tasks, the average of the predictions is taken.</text:p>
      <text:p text:style-name="P2"/>
      <text:p text:style-name="P2"><text:span text:style-name="T8">5. Bagging and Out-of-Bag (OOB) Error:</text:span> Bagging refers to the technique of combining predictions from multiple models to reduce variance. Random Forest uses bagging by training each tree on a different subset of the data. Additionally, during the training process, some instances are left out in each bootstrap sample, creating an out-of-bag (OOB) set. The OOB samples can be used for estimating the model's performance without the need for a separate validation set.</text:p>
      <text:p text:style-name="P2"/>
      <text:p text:style-name="P2"><text:span text:style-name="T8">6. Feature Importance:</text:span> Random Forest provides a measure of feature importance based on how much each feature contributes to the model's performance. This information can be used to identify the most influential features in the dataset and gain insights into the underlying patterns and relationships.</text:p>
      <text:p text:style-name="P2"/>
      <text:p text:style-name="P2"><text:span text:style-name="T8">7. Robustness and Generalization:</text:span> Random Forest is known for its ability to handle noisy data, outliers, and high-dimensional datasets. It can capture complex interactions between features and make accurate predictions even when the dataset contains irrelevant or redundant features. Random Forest is less prone to overfitting compared to individual decision trees, leading to better generalization performance.</text:p>
      <text:p text:style-name="P2"/>
      <text:p text:style-name="P2"><text:span text:style-name="T8">8. Hyperparameter Tuning:</text:span> Random Forest has several hyperparameters that can be tuned to optimize its performance, such as the number of trees in the ensemble, the maximum depth of the trees, the number of features to consider at each split, and the criteria for measuring impurity. Grid search, cross-validation, or other optimization techniques can be used to find the optimal combination of hyperparameters.</text:p>
      <text:p text:style-name="P2"/>
      <text:p text:style-name="P2"><text:soft-page-break/>Random Forest is widely used in various domains, including finance, healthcare, marketing, and image recognition, due to its high accuracy, robustness, and interpretability. It provides a powerful tool for solving complex machine learning tasks and is especially effective when dealing with large and diverse datasets.</text:p>
      <text:h text:style-name="P35" text:outline-level="3"><text:bookmark-start text:name="__RefHeading___Toc4172_4111614032"/>3.1.<text:span text:style-name="T11">6</text:span>. Support Vector Machines<text:bookmark-end text:name="__RefHeading___Toc4172_4111614032"/></text:h>
      <text:p text:style-name="P2"/>
      <text:p text:style-name="P2">Support Vector Machines (SVMs) are a powerful supervised learning algorithm in machine learning that can be used for both classification and regression tasks. SVMs are particularly effective when dealing with complex, high-dimensional datasets. They aim to find the best hyperplane that separates data points of different classes while maximizing the margin or distance between the classes.</text:p>
      <text:p text:style-name="P2"/>
      <text:p text:style-name="P2">Here are the key concepts and steps involved in Support Vector Machines:</text:p>
      <text:p text:style-name="P2"/>
      <text:p text:style-name="P2"><text:span text:style-name="T8">1. Linear Separability:</text:span> SVMs are based on the concept of linear separability, which means that the classes in the dataset can be separated by a linear decision boundary. The goal of SVM is to find the optimal hyperplane that maximizes the margin between the classes.</text:p>
      <text:p text:style-name="P2"/>
      <text:p text:style-name="P2"><text:span text:style-name="T8">2. Margin and Support Vectors:</text:span> The margin in SVM refers to the distance between the decision boundary and the nearest data points of each class. The optimal hyperplane is the one that maximizes this margin. The data points that lie on the margin or inside the margin are called support vectors. These support vectors are crucial for defining the decision boundary.</text:p>
      <text:p text:style-name="P2"/>
      <text:p text:style-name="P2"><text:span text:style-name="T8">3. Hard Margin and Soft Margin:</text:span> In some cases, it may not be possible to find a hyperplane that perfectly separates the classes due to overlapping or noisy data. In such situations, SVM introduces the concept of a soft margin. A soft margin allows for some misclassification by allowing data points to fall inside the margin or even on the wrong side of the decision boundary. The objective is to find a balance between maximizing the margin and minimizing the misclassification errors.</text:p>
      <text:p text:style-name="P2"/>
      <text:p text:style-name="P2"><text:span text:style-name="T8">4. Kernel Trick:</text:span> SVMs can be extended to handle nonlinearly separable data by using the kernel trick. The kernel trick involves transforming the input features into a higher-dimensional feature space where the classes become linearly separable. This transformation is done implicitly without explicitly calculating the transformed feature vectors. Popular kernel functions include linear, polynomial, radial basis function (RBF), and sigmoid kernels.</text:p>
      <text:p text:style-name="P2"/>
      <text:p text:style-name="P2"><text:span text:style-name="T8">5. Training SVM:</text:span> The training of an SVM involves finding the optimal hyperplane by solving a constrained optimization problem. The objective is to minimize the classification error while maximizing the margin. This optimization problem can be solved using techniques such as quadratic programming or gradient descent. The Lagrange multipliers are used to represent the importance of each training instance, and the support vectors play a crucial role in the optimization process.</text:p>
      <text:p text:style-name="P2"/>
      <text:p text:style-name="P2"><text:span text:style-name="T8">6. Categorical and Multiclass Classification:</text:span> SVMs are primarily designed for binary classification tasks. However, they can be extended to handle categorical or multiclass classification problems through techniques like one-vs-one or one-vs-rest. One-vs-one involves training multiple SVMs, each for every pair of classes, and combining their predictions. One-vs-rest involves training a separate SVM for each class by treating it as the positive class and the rest as the negative class.</text:p>
      <text:p text:style-name="P2"/>
      <text:p text:style-name="P2"><text:span text:style-name="T8">7. Evaluation and Tuning:</text:span> Evaluation metrics such as accuracy, precision, recall, F1 score, and area under the Receiver Operating Characteristic (ROC) curve can be used to assess the performance of SVM models. Hyperparameter tuning is crucial in SVM to optimize the model's performance. Important hyperparameters include the regularization parameter (C) that controls the trade-off between margin maximization and misclassification error, as well as the choice of kernel and its associated parameters.</text:p>
      <text:p text:style-name="P2"/>
      <text:p text:style-name="P2"><text:soft-page-break/>Support Vector Machines have been successfully applied in various domains, including text classification, image recognition, bioinformatics, and finance. They offer a robust and effective approach for both linear and nonlinear classification tasks, with the ability to handle high-dimensional data and capture complex decision boundaries.</text:p>
      <text:h text:style-name="P32" text:outline-level="2"><text:bookmark-start text:name="__RefHeading___Toc4174_4111614032"/>3.2. Unsupervised Learning Algorithms<text:bookmark-end text:name="__RefHeading___Toc4174_4111614032"/></text:h>
      <text:h text:style-name="P34" text:outline-level="3"><text:bookmark-start text:name="__RefHeading___Toc3989_3974700012"/>3.2.1. Introduction to Unsupervised Learning<text:bookmark-end text:name="__RefHeading___Toc3989_3974700012"/></text:h>
      <text:p text:style-name="P2"/>
      <text:p text:style-name="P2">Unsupervised learning is a subfield of machine learning where an algorithm learns from unlabeled data to discover patterns, relationships, and structures without explicit guidance or labeled examples. Unlike supervised learning, unsupervised learning does not have access to predefined output labels or target values. Instead, it aims to find inherent structures or representations in the data without any specific knowledge of what it is looking for.</text:p>
      <text:p text:style-name="P2"/>
      <text:p text:style-name="P2">In unsupervised learning, the algorithm explores the data to identify hidden patterns, clusters, similarities, or anomalies. It seeks to understand the underlying distribution of the data and extract meaningful information from it. Unsupervised learning is particularly useful when dealing with large and complex datasets where manual labeling or annotation is impractical or expensive.</text:p>
      <text:p text:style-name="P2"/>
      <text:p text:style-name="P2">The key concepts and techniques in unsupervised learning include:</text:p>
      <text:p text:style-name="P2"/>
      <text:p text:style-name="P2"><text:span text:style-name="T8">1. Clustering:</text:span> Clustering algorithms group similar data points together based on their proximity or similarity in the input space. The goal is to discover natural clusters or groups in the data without prior knowledge of their labels. Examples of clustering algorithms include k-means clustering, hierarchical clustering, and DBSCAN (Density-Based Spatial Clustering of Applications with Noise).</text:p>
      <text:p text:style-name="P2"/>
      <text:p text:style-name="P2"><text:span text:style-name="T8">2. Dimensionality Reduction:</text:span> Dimensionality reduction techniques aim to reduce the number of input features while preserving the important information and structure of the data. They help in simplifying the data representation, removing noise, and visualizing high-dimensional data. Principal Component Analysis (PCA) and t-SNE (t-Distributed Stochastic Neighbor Embedding) are commonly used dimensionality reduction algorithms.</text:p>
      <text:p text:style-name="P2"/>
      <text:p text:style-name="P2"><text:span text:style-name="T8">3. Anomaly Detection:</text:span> Anomaly detection algorithms identify data instances or patterns that significantly deviate from the normal behavior or expected patterns. These anomalies can represent rare events, outliers, errors, or potentially fraudulent activities. Techniques like clustering, statistical methods, and autoencoders are often used for anomaly detection.</text:p>
      <text:p text:style-name="P2"/>
      <text:p text:style-name="P2"><text:span text:style-name="T8">4. Association Rule Mining:</text:span> Association rule mining discovers interesting relationships or associations among items or attributes in a dataset. It aims to find frequent itemsets and extract rules that capture dependencies or co-occurrences between items. The Apriori algorithm and FP-Growth algorithm are commonly used for association rule mining.</text:p>
      <text:p text:style-name="P2"/>
      <text:p text:style-name="P2"><text:span text:style-name="T8">5. Generative Models:</text:span> Generative models learn the underlying probability distribution of the data and can generate new samples that resemble the training data. Examples of generative models include Gaussian Mixture Models (GMM), Hidden Markov Models (HMM), and Variational Autoencoders (VAE).</text:p>
      <text:p text:style-name="P2"/>
      <text:p text:style-name="P2">Unsupervised learning techniques can be used to gain insights, discover patterns, segment data, detect anomalies, and preprocess data for further analysis in various domains, including customer segmentation, recommender systems, market basket analysis, data preprocessing, and exploratory data analysis.</text:p>
      <text:p text:style-name="P2"/>
      <text:p text:style-name="P2">It is important to note that unsupervised learning does not provide explicit ground truth or evaluation metrics like in supervised learning. The interpretation and evaluation of the results <text:soft-page-break/>obtained from unsupervised learning algorithms often require human intervention and domain knowledge to assess the quality and usefulness of the discovered patterns or clusters.</text:p>
      <text:h text:style-name="P35" text:outline-level="3"><text:bookmark-start text:name="__RefHeading___Toc4176_4111614032"/>3.2.<text:span text:style-name="T11">2</text:span>. Clustering Algorithms<text:bookmark-end text:name="__RefHeading___Toc4176_4111614032"/></text:h>
      <text:p text:style-name="P2"/>
      <text:p text:style-name="P2">Clustering algorithms are unsupervised machine learning techniques used to group similar data points together based on their inherent patterns or similarities. Clustering aims to discover the underlying structure in the data without the need for predefined class labels. It is widely used in various fields such as customer segmentation, image analysis, document clustering, and anomaly detection. Here are some popular clustering algorithms:</text:p>
      <text:p text:style-name="P2"/>
      <text:p text:style-name="P2"><text:span text:style-name="T8">1. K-means Clustering:</text:span> K-means is one of the most widely used clustering algorithms. It aims to partition the data into K clusters, where K is a predefined number. The algorithm starts by randomly initializing K centroids and iteratively assigns data points to the nearest centroid based on their distance. It then updates the centroids based on the mean of the assigned data points and repeats the process until convergence.</text:p>
      <text:p text:style-name="P2"/>
      <text:p text:style-name="P2"><text:span text:style-name="T8">2. Hierarchical Clustering:</text:span> Hierarchical clustering builds a hierarchy of clusters in a tree-like structure, known as a dendrogram. It can be divided into two main types: Agglomerative and Divisive. Agglomerative clustering starts with each data point as a separate cluster and merges the most similar clusters at each step until all data points belong to a single cluster. Divisive clustering starts with all data points in a single cluster and recursively divides them into smaller clusters until each data point is in its own cluster.</text:p>
      <text:p text:style-name="P2"/>
      <text:p text:style-name="P2"><text:span text:style-name="T8">3. Density-Based Spatial Clustering of Applications with Noise (DBSCAN):</text:span> DBSCAN is a density-based clustering algorithm that groups together data points that are closely packed and separated from areas of lower density. It defines clusters as dense regions of data separated by areas of lower density. DBSCAN requires two parameters: epsilon (ε), which defines the maximum distance between two points to be considered neighbors, and minPoints, which specifies the minimum number of points required to form a dense region.</text:p>
      <text:p text:style-name="P2"/>
      <text:p text:style-name="P2"><text:span text:style-name="T8">4. Gaussian Mixture Models (GMM):</text:span> GMM is a probabilistic model that represents the data as a mixture of Gaussian distributions. It assumes that the data points are generated from a mixture of K Gaussian distributions. GMM works by estimating the parameters of the Gaussian distributions and assigning data points to the most likely component based on their probability. It can provide soft assignments, meaning each data point can have a probability of belonging to multiple clusters.</text:p>
      <text:p text:style-name="P2"/>
      <text:p text:style-name="P2"><text:span text:style-name="T8">5. Mean Shift Clustering:</text:span> Mean Shift is a density-based clustering algorithm that identifies clusters as high-density regions in the data space. It starts with random data points as initial centroids and iteratively shifts them towards regions of higher data density until convergence. The algorithm tends to move towards the mode of the data distribution, resulting in compact and well-separated clusters.</text:p>
      <text:p text:style-name="P2"/>
      <text:p text:style-name="P2"><text:span text:style-name="T8">6. Spectral Clustering:</text:span> Spectral clustering treats the data points as nodes in a graph and uses the graph's spectral properties to perform clustering. It transforms the data into a lower-dimensional space using techniques such as the Laplacian Eigenmap or the Normalized Cut. It then applies clustering algorithms, such as K-means, to the lower-dimensional space to group similar data points together.</text:p>
      <text:p text:style-name="P2"/>
      <text:p text:style-name="P2"><text:span text:style-name="T8">7. Density-Based Clustering Algorithms (e.g., OPTICS, HDBSCAN):</text:span> In addition to DBSCAN, there are other density-based clustering algorithms such as OPTICS (Ordering Points to Identify the Clustering Structure) and HDBSCAN (Hierarchical DBSCAN). These algorithms extend DBSCAN by providing more flexibility in determining cluster shapes and automatically determining the number of clusters based on the data.</text:p>
      <text:p text:style-name="P2"><text:soft-page-break/></text:p>
      <text:p text:style-name="P2">When applying clustering algorithms, it is important to consider factors such as the nature of the data, the desired number of clusters, and the evaluation metrics suitable for the task. Additionally, preprocessing steps like data normalization and dimensionality reduction may be necessary to improve clustering performance.</text:p>
      <text:h text:style-name="P35" text:outline-level="3"><text:bookmark-start text:name="__RefHeading___Toc4178_4111614032"/>3.2.<text:span text:style-name="T11">3</text:span>. Dimensionality Reduction Techniques<text:bookmark-end text:name="__RefHeading___Toc4178_4111614032"/></text:h>
      <text:p text:style-name="P14"/>
      <text:p text:style-name="P2">Dimensionality reduction techniques are widely used in machine learning to reduce the number of input features or variables while preserving the most important information. High-dimensional data can pose challenges such as increased computational complexity, overfitting, and difficulty in visualization. Dimensionality reduction methods aim to overcome these challenges by transforming the data into a lower-dimensional representation. Here are some popular dimensionality reduction techniques:</text:p>
      <text:p text:style-name="P2"/>
      <text:p text:style-name="P2"><text:span text:style-name="T8">1. Principal Component Analysis (PCA):</text:span> PCA is a linear dimensionality reduction technique that identifies the directions of maximum variance in the data and projects the data onto these directions, called principal components. The principal components are orthogonal to each other and are ordered by the amount of variance they explain. By selecting a subset of the principal components, PCA reduces the dimensionality of the data while retaining the most important information.</text:p>
      <text:p text:style-name="P2"/>
      <text:p text:style-name="P2"><text:span text:style-name="T8">2. Singular Value Decomposition (SVD):</text:span> SVD is a matrix factorization technique that decomposes a matrix into three matrices: U, Σ, and V. It is closely related to PCA and can be used for dimensionality reduction. The columns of the U matrix represent the left singular vectors, which capture the principal components of the data. By selecting a subset of the left singular vectors corresponding to the largest singular values, dimensionality can be reduced.</text:p>
      <text:p text:style-name="P2"/>
      <text:p text:style-name="P2"><text:span text:style-name="T8">3. t-Distributed Stochastic Neighbor Embedding (t-SNE):</text:span> t-SNE is a nonlinear dimensionality reduction technique that is particularly useful for visualizing high-dimensional data. It aims to preserve the local relationships between data points in the high-dimensional space by mapping them to a lower-dimensional space. t-SNE creates a probability distribution over pairs of high-dimensional data points and a similar probability distribution over pairs of points in the low-dimensional space. It then minimizes the divergence between these two distributions, effectively preserving the local structure.</text:p>
      <text:p text:style-name="P2"/>
      <text:p text:style-name="P2"><text:span text:style-name="T8">4. Isomap:</text:span> Isomap is a nonlinear dimensionality reduction technique that focuses on preserving the global geometric structure of the data. It constructs a graph representation of the data, where the nodes are the data points, and the edges represent pairwise distances. Isomap then computes the shortest path distances between all pairs of nodes on the graph, which form a lower-dimensional embedding of the data.</text:p>
      <text:p text:style-name="P2"/>
      <text:p text:style-name="P2"><text:span text:style-name="T8">5. Locally Linear Embedding (LLE):</text:span> LLE is a nonlinear dimensionality reduction technique that seeks to preserve the local relationships between data points. It assumes that each data point can be reconstructed as a linear combination of its nearest neighbors. LLE first identifies the local neighbors for each data point, then computes the weights that minimize the reconstruction error. Finally, it projects the data onto a lower-dimensional space while preserving the neighborhood relationships.</text:p>
      <text:p text:style-name="P2"/>
      <text:p text:style-name="P2"><text:span text:style-name="T8">6. Autoencoders:</text:span> Autoencoders are neural network-based models that can be used for dimensionality reduction. An autoencoder consists of an encoder network that maps the input data to a lower-dimensional representation and a decoder network that reconstructs the original input from the lower-dimensional representation. By training the autoencoder to minimize the reconstruction error, the encoder network can learn an efficient representation of the data.</text:p>
      <text:p text:style-name="P2"/>
      <text:p text:style-name="P2"><text:span text:style-name="T8">7. Feature Selection:</text:span> Feature selection is another approach to dimensionality reduction where only a subset of the original features is selected for modeling. This can be done through techniques such <text:soft-page-break/>as correlation-based feature selection, information gain, or regularization methods. Feature selection methods aim to identify the most informative features while discarding redundant or irrelevant ones.</text:p>
      <text:p text:style-name="P2"/>
      <text:p text:style-name="P2">The choice of dimensionality reduction technique depends on the specific problem, the characteristics of the data, and the desired outcome. It is important to evaluate the impact of dimensionality reduction on the performance of downstream tasks, such as classification or clustering, and consider the interpretability of the reduced features.</text:p>
      <text:h text:style-name="P35" text:outline-level="3"><text:bookmark-start text:name="__RefHeading___Toc4180_4111614032"/>3.2.<text:span text:style-name="T11">4</text:span>. Anomaly Detection<text:bookmark-end text:name="__RefHeading___Toc4180_4111614032"/></text:h>
      <text:p text:style-name="P2"/>
      <text:p text:style-name="P2">Anomaly detection is a machine learning technique used to identify data points or patterns that deviate significantly from the norm or expected behavior. Anomalies, also known as outliers or novelties, can represent rare events, errors, fraud, or other unusual instances in the data. Anomaly detection is applicable in various domains such as cybersecurity, fraud detection, network monitoring, system health monitoring, and manufacturing quality control. Here are some common approaches for anomaly detection:</text:p>
      <text:p text:style-name="P2"/>
      <text:p text:style-name="P2"><text:span text:style-name="T8">1. Statistical Methods:</text:span> Statistical methods assume that normal data follows a specific statistical distribution, and anomalies can be identified as data points that significantly deviate from this distribution. Common statistical approaches include:</text:p>
      <text:p text:style-name="P2"/>
      <text:p text:style-name="P2"><text:span text:style-name="T8">- Z-Score:</text:span> Z-Score measures the deviation of a data point from the mean in terms of standard deviations. Data points with a z-score above a certain threshold are considered anomalies.</text:p>
      <text:p text:style-name="P2"><text:s text:c="3"/></text:p>
      <text:p text:style-name="P2"><text:span text:style-name="T8">- Gaussian Mixture Models (GMM):</text:span> GMM assumes that the data is generated from a mixture of Gaussian distributions. Anomalies can be detected by estimating the probability of each data point and considering points with low probabilities as anomalies.</text:p>
      <text:p text:style-name="P2"><text:s text:c="3"/></text:p>
      <text:p text:style-name="P2"><text:span text:style-name="T8">- Extreme Value Analysis (EVA):</text:span> EVA focuses on modeling the tails of the distribution and identifying data points that exceed a predefined threshold or quantile.</text:p>
      <text:p text:style-name="P2"/>
      <text:p text:style-name="P2"><text:span text:style-name="T8">2. Distance-Based Methods:</text:span> Distance-based methods measure the dissimilarity or distance between data points and identify anomalies based on their distance from the rest of the data. Common distance-based approaches include:</text:p>
      <text:p text:style-name="P2"/>
      <text:p text:style-name="P2"><text:span text:style-name="T8">- k-Nearest Neighbors (k-NN):</text:span> k-NN calculates the distance between a data point and its k nearest neighbors. Anomalies are often considered as data points with large distances to their neighbors.</text:p>
      <text:p text:style-name="P2"><text:s text:c="3"/></text:p>
      <text:p text:style-name="P2"><text:span text:style-name="T8">- Local Outlier Factor (LOF):</text:span> LOF quantifies the local density of a data point by comparing the density of its neighbors. Anomalies are detected as data points with significantly lower densities compared to their neighbors.</text:p>
      <text:p text:style-name="P2"><text:s text:c="3"/></text:p>
      <text:p text:style-name="P2"><text:span text:style-name="T8">- Mahalanobis Distance:</text:span> Mahalanobis distance measures the distance between a data point and the centroid of the data considering the covariance matrix. Anomalies have high Mahalanobis distances.</text:p>
      <text:p text:style-name="P2"/>
      <text:p text:style-name="P2"><text:span text:style-name="T8">3. Clustering-Based Methods:</text:span> Clustering-based methods aim to cluster the data into groups and identify anomalies as data points that do not belong to any cluster or belong to sparsely populated clusters. Common clustering-based approaches include:</text:p>
      <text:p text:style-name="P2"/>
      <text:p text:style-name="P2"><text:span text:style-name="T8">- DBSCAN:</text:span> DBSCAN clusters data points based on their density. Data points that do not belong to any cluster or are in sparsely populated clusters are considered anomalies.</text:p>
      <text:p text:style-name="P2"><text:s text:c="3"/></text:p>
      <text:p text:style-name="P2"><text:span text:style-name="T8">- Isolation Forest:</text:span> Isolation Forest constructs a random forest of isolation trees to isolate anomalies. Anomalies are identified as data points that require fewer steps to isolate in the tree construction process.</text:p>
      <text:p text:style-name="P2"><text:s text:c="3"/></text:p>
      <text:p text:style-name="P2"><text:span text:style-name="T8">- One-Class SVM:</text:span> One-Class SVM learns a boundary around the normal data and considers data points outside this boundary as anomalies.</text:p>
      <text:p text:style-name="P2"/>
      <text:p text:style-name="P2"><text:soft-page-break/><text:span text:style-name="T8">4. Deep Learning Approaches:</text:span> Deep learning methods, particularly autoencoders, can be used for anomaly detection. Autoencoders are neural networks trained to reconstruct the input data. Anomalies are detected by measuring the reconstruction error, where higher errors indicate anomalous data points.</text:p>
      <text:p text:style-name="P2"/>
      <text:p text:style-name="P2">Anomaly detection techniques should be selected based on the specific characteristics of the data, the type of anomalies to be detected, and the available labeled or unlabeled data. Evaluation of the anomaly detection methods can be done using metrics such as precision, recall, F1 score, or area under the Receiver Operating Characteristic (ROC) curve. It is important to balance the trade-off between detecting anomalies accurately while minimizing false positives to suit the specific application requirements.</text:p>
      <text:h text:style-name="P32" text:outline-level="2"><text:bookmark-start text:name="__RefHeading___Toc4182_4111614032"/>3.3. Reinforcement Learning Algorithms<text:bookmark-end text:name="__RefHeading___Toc4182_4111614032"/></text:h>
      <text:h text:style-name="P34" text:outline-level="3"><text:bookmark-start text:name="__RefHeading___Toc3991_3974700012"/>3.3.1. Introduction to Reinforcement Learning<text:bookmark-end text:name="__RefHeading___Toc3991_3974700012"/></text:h>
      <text:p text:style-name="P16"/>
      <text:p text:style-name="P2">Reinforcement learning (RL) is a subfield of machine learning that focuses on training agents to make sequential decisions in an environment to maximize a cumulative reward. It is inspired by how humans and animals learn through trial and error interactions with their surroundings.</text:p>
      <text:p text:style-name="P2"/>
      <text:p text:style-name="P2">In reinforcement learning, an agent interacts with an environment and takes actions based on its current state. The environment provides feedback to the agent in the form of rewards or penalties, which indicate the desirability or undesirability of the agent's actions. The agent's goal is to learn a policy, which is a mapping from states to actions, that maximizes the expected cumulative reward over time.</text:p>
      <text:p text:style-name="P2"/>
      <text:p text:style-name="P2">The key components of reinforcement learning include:</text:p>
      <text:p text:style-name="P2"/>
      <text:p text:style-name="P2"><text:span text:style-name="T8">1. Agent:</text:span> The learning entity that interacts with the environment. The agent takes actions based on its current state and receives feedback in the form of rewards or penalties.</text:p>
      <text:p text:style-name="P2"/>
      <text:p text:style-name="P2"><text:span text:style-name="T8">2. Environment:</text:span> The external system with which the agent interacts. It provides the agent with observations about the current state and rewards based on the agent's actions.</text:p>
      <text:p text:style-name="P2"/>
      <text:p text:style-name="P2"><text:span text:style-name="T8">3. State:</text:span> The representation of the environment at a particular time. It captures the relevant information that the agent needs to make decisions.</text:p>
      <text:p text:style-name="P2"/>
      <text:p text:style-name="P2"><text:span text:style-name="T8">4. Action:</text:span> The choices available to the agent at each state. The agent selects an action based on its policy.</text:p>
      <text:p text:style-name="P2"/>
      <text:p text:style-name="P2"><text:span text:style-name="T8">5. Reward:</text:span> The numerical feedback provided by the environment to the agent after each action. The reward signals the desirability or quality of the agent's action and serves as the basis for learning.</text:p>
      <text:p text:style-name="P2"/>
      <text:p text:style-name="P2"><text:span text:style-name="T8">6. Policy: </text:span>The strategy or rule that the agent uses to select actions at each state. The policy can be deterministic (mapping each state to a single action) or stochastic (assigning probabilities to each action).</text:p>
      <text:p text:style-name="P2"/>
      <text:p text:style-name="P2"><text:span text:style-name="T8">7. Value Function:</text:span> The value function estimates the expected cumulative reward that an agent can achieve from a particular state or action. It guides the agent in assessing the desirability of different states or actions.</text:p>
      <text:p text:style-name="P2"/>
      <text:p text:style-name="P2">Reinforcement learning algorithms typically use a trial-and-error learning approach. The agent explores the environment, learns from the observed rewards, and updates its policy to improve its decision-making capabilities. The two main methods for updating the policy are:</text:p>
      <text:p text:style-name="P2"/>
      <text:p text:style-name="P2"><text:span text:style-name="T8">- Value-Based Methods:</text:span> These methods focus on estimating the value function and using it to determine the best actions. Examples include Q-Learning and Deep Q-Networks (DQNs).</text:p>
      <text:p text:style-name="P2"/>
      <text:p text:style-name="P2"><text:span text:style-name="T8">- Policy-Based Methods:</text:span> These methods directly optimize the policy to maximize the expected cumulative reward. Examples include Policy Gradients and Proximal Policy Optimization (PPO).</text:p>
      <text:p text:style-name="P2"/>
      <text:p text:style-name="P2"><text:soft-page-break/>Reinforcement learning has been successfully applied to various domains, including robotics, game playing, autonomous vehicles, recommendation systems, and resource management. It enables agents to learn optimal behaviors in complex and dynamic environments where the optimal actions may not be explicitly known.</text:p>
      <text:h text:style-name="P35" text:outline-level="3"><text:bookmark-start text:name="__RefHeading___Toc4184_4111614032"/>3.3.<text:span text:style-name="T11">2</text:span>. Markov Decision Processes<text:bookmark-end text:name="__RefHeading___Toc4184_4111614032"/></text:h>
      <text:p text:style-name="P2"/>
      <text:p text:style-name="P2">Markov Decision Processes (MDPs) are mathematical models used in machine learning and reinforcement learning to make sequential decisions in an uncertain environment. MDPs provide a framework for modeling decision-making problems where the outcome depends on both the current state and the action taken, with the future states being influenced by probabilistic transitions.</text:p>
      <text:p text:style-name="P2"/>
      <text:p text:style-name="P2">Here are the key components and concepts of Markov Decision Processes:</text:p>
      <text:p text:style-name="P2"/>
      <text:p text:style-name="P2"><text:span text:style-name="T8">1. States:</text:span> MDPs involve a set of states that represent the possible situations or configurations of the system or environment. Each state is assumed to satisfy the Markov property, which means that the future behavior depends only on the current state and not the past history.</text:p>
      <text:p text:style-name="P2"/>
      <text:p text:style-name="P2"><text:span text:style-name="T8">2. Actions:</text:span> At each state, an agent can choose from a set of possible actions. Actions represent the decisions or choices that the agent can make to influence the system or environment. The actions available at each state may be deterministic or stochastic.</text:p>
      <text:p text:style-name="P2"/>
      <text:p text:style-name="P2"><text:span text:style-name="T8">3. Transition Probabilities:</text:span> MDPs incorporate transition probabilities that define the likelihood of moving from one state to another when a particular action is taken. These probabilities capture the dynamics of the system and are often represented by a transition function that maps each state-action pair to a probability distribution over the next states.</text:p>
      <text:p text:style-name="P2"/>
      <text:p text:style-name="P2"><text:span text:style-name="T8">4. Rewards:</text:span> MDPs include a reward function that assigns a numerical value to each state-action pair or each state transition. The reward function provides a measure of the desirability or utility of being in a certain state or taking a specific action. The goal is to maximize the cumulative rewards obtained over time.</text:p>
      <text:p text:style-name="P2"/>
      <text:p text:style-name="P2"><text:span text:style-name="T8">5. Policy:</text:span> A policy in MDPs specifies the agent's strategy or decision-making rule. It maps each state to an action, indicating what action the agent should take at each state. The policy can be deterministic or stochastic, depending on whether it selects a single action or a distribution over actions.</text:p>
      <text:p text:style-name="P2"/>
      <text:p text:style-name="P2"><text:span text:style-name="T8">6. Value Functions:</text:span> MDPs involve value functions that evaluate the quality or utility of being in a particular state or following a particular policy. The value functions quantify the expected cumulative rewards or long-term returns. The key value functions in MDPs are the state value function (V-value) and the action value function (Q-value).</text:p>
      <text:p text:style-name="P2"/>
      <text:p text:style-name="P2"><text:span text:style-name="T8">7. Bellman Equations:</text:span> The Bellman equations are fundamental recursive equations that relate the value functions to each other. They express the value of a state or a state-action pair in terms of the expected immediate reward and the expected value of the next state or next state-action pairs.</text:p>
      <text:p text:style-name="P2"/>
      <text:p text:style-name="P2">Solving an MDP involves finding an optimal policy that maximizes the expected cumulative rewards over time. Various algorithms are used to solve MDPs, including Value Iteration, Policy Iteration, Q-Learning, and Monte Carlo methods. These algorithms iteratively update the value functions or the policy based on the Bellman equations and the observed rewards and transitions.</text:p>
      <text:p text:style-name="P2"/>
      <text:p text:style-name="P2"/>
      <text:p text:style-name="P2"/>
      <text:h text:style-name="P35" text:outline-level="3"><text:bookmark-start text:name="__RefHeading___Toc4186_4111614032"/>3.3.<text:span text:style-name="T11">3</text:span>. Q-Learning<text:bookmark-end text:name="__RefHeading___Toc4186_4111614032"/></text:h>
      <text:p text:style-name="P2"/>
      <text:p text:style-name="P2">Q-Learning is a popular reinforcement learning algorithm used to learn optimal policies in Markov Decision Processes (MDPs). It is a model-free method, meaning it does not require a complete understanding or explicit modeling of the MDP's dynamics. Instead, Q-Learning learns an action-value function, known as the Q-function, to guide the agent's decision-making process.</text:p>
      <text:p text:style-name="P2"/>
      <text:p text:style-name="P2">Here are the key concepts and steps involved in Q-Learning:</text:p>
      <text:p text:style-name="P2"/>
      <text:p text:style-name="P2"><text:span text:style-name="T8">1. Q-Function:</text:span> The Q-function, denoted as Q(s, a), is a lookup table or a function that assigns a value to each state-action pair in an MDP. It represents the expected cumulative rewards the agent will receive by taking a particular action in a specific state and following a certain policy thereafter.</text:p>
      <text:p text:style-name="P2"/>
      <text:p text:style-name="P2"><text:span text:style-name="T8">2. Exploration and Exploitation:</text:span> Q-Learning balances exploration and exploitation. During exploration, the agent explores the environment by taking random or exploratory actions to discover new states and learn more about the MDP. Exploitation, on the other hand, involves selecting actions based on the current estimates of the Q-function to maximize the expected rewards.</text:p>
      <text:p text:style-name="P2"/>
      <text:p text:style-name="P2"><text:span text:style-name="T8">3. Temporal Difference (TD) Learning:</text:span> Q-Learning employs a TD learning approach, which updates the Q-function iteratively based on the observed rewards and transitions. The updates are performed using the Bellman equation, which expresses the relationship between the current state-action value and the future expected rewards.</text:p>
      <text:p text:style-name="P2"/>
      <text:p text:style-name="P2"><text:span text:style-name="T8">4. Q-Value Update:</text:span> The Q-value update rule in Q-Learning is given by:</text:p>
      <text:p text:style-name="P2">Q(s, a) = Q(s, a) + α * [R + γ * max(Q(s', a')) - Q(s, a)]</text:p>
      <text:p text:style-name="P2"><text:s text:c="3"/>where:</text:p>
      <text:p text:style-name="P2">- Q(s, a) is the current Q-value for state-action pair (s, a).</text:p>
      <text:p text:style-name="P2">- α (alpha) is the learning rate that determines the impact of new information on the Q-values.</text:p>
      <text:p text:style-name="P2">- R is the immediate reward received after taking action a in state s.</text:p>
      <text:p text:style-name="P2">- γ (gamma) is the discount factor that trades off immediate and future rewards.</text:p>
      <text:p text:style-name="P2">- max(Q(s', a')) is the maximum Q-value among the possible actions in the next state s'.</text:p>
      <text:p text:style-name="P2"/>
      <text:p text:style-name="P2"><text:span text:style-name="T8">5. Exploration Strategy:</text:span> Q-Learning employs an exploration strategy, such as ε-greedy or softmax, to balance exploration and exploitation. In ε-greedy, the agent selects a random action with a small probability ε and selects the action with the highest Q-value otherwise. Softmax uses a probability distribution over actions based on their Q-values, allowing the agent to explore alternative actions based on their probabilities.</text:p>
      <text:p text:style-name="P2"/>
      <text:p text:style-name="P2"><text:span text:style-name="T8">6. Convergence:</text:span> Q-Learning continues updating the Q-values until convergence, which is achieved when the Q-values stabilize or reach a near-optimal solution. Convergence can be guaranteed under certain conditions, such as visiting all state-action pairs infinitely often.</text:p>
      <text:p text:style-name="P2"/>
      <text:p text:style-name="P2">Q-Learning has been successfully applied to various domains, including game playing, robotic control, resource allocation, and route planning. It enables agents to learn optimal policies by iteratively improving their Q-values through interactions with the environment. The learned Q-values can guide decision-making in real-time without requiring explicit knowledge of the underlying MDP dynamics.</text:p>
      <text:p text:style-name="P2"/>
      <text:h text:style-name="P35" text:outline-level="3"><text:bookmark-start text:name="__RefHeading___Toc4188_4111614032"/>3.3.<text:span text:style-name="T11">4</text:span>. Deep Q-Networks<text:bookmark-end text:name="__RefHeading___Toc4188_4111614032"/></text:h>
      <text:p text:style-name="P2"/>
      <text:p text:style-name="P2">Deep Q-Networks (DQNs) are a deep reinforcement learning algorithm that combines Q-Learning with deep neural networks to learn optimal policies in reinforcement learning tasks. DQNs are particularly effective in environments with large state spaces, as they utilize deep neural networks to approximate the Q-function and handle complex input representations. DQNs were introduced by DeepMind and have achieved significant breakthroughs in various challenging domains, including playing Atari games and mastering complex control tasks.</text:p>
      <text:p text:style-name="P2"/>
      <text:p text:style-name="P2">Here are the key concepts and components of Deep Q-Networks:</text:p>
      <text:p text:style-name="P2"/>
      <text:p text:style-name="P2"><text:span text:style-name="T8">1. Deep Neural Networks:</text:span> DQNs utilize deep neural networks as function approximators to estimate the Q-function. The neural network takes the state as input and outputs Q-values for each possible action. Deep networks allow for the learning of complex, high-dimensional representations, enabling the agent to handle raw sensory inputs.</text:p>
      <text:p text:style-name="P2"/>
      <text:p text:style-name="P2"><text:span text:style-name="T8">2. Experience Replay:</text:span> DQNs employ an experience replay mechanism, where the agent stores and replays past experiences. During training, a mini-batch of experiences is randomly sampled from the replay memory, allowing for a more efficient and stable learning process. Experience replay breaks the temporal correlations between consecutive experiences and reduces the impact of learning from highly correlated samples.</text:p>
      <text:p text:style-name="P2"/>
      <text:p text:style-name="P2"><text:span text:style-name="T8">3. Target Network:</text:span> To address the instability of Q-Learning caused by using the same network for both the current and target Q-values, DQNs introduce a separate target network. The target network is a copy of the main Q-network that is periodically updated with the weights of the main network. This stabilized target network is used to compute the target Q-values during training, providing a more consistent target for the Q-value updates.</text:p>
      <text:p text:style-name="P2"/>
      <text:p text:style-name="P2"><text:span text:style-name="T8">4. Loss Function and Optimization:</text:span> DQNs use the Mean Squared Error (MSE) loss function to minimize the discrepancy between the predicted Q-values and the target Q-values. The network parameters are updated through backpropagation and gradient descent, adjusting the weights to improve the Q-value estimates.</text:p>
      <text:p text:style-name="P2"/>
      <text:p text:style-name="P2"><text:span text:style-name="T8">5. Exploration vs. Exploitation:</text:span> DQNs balance exploration and exploitation using an ε-greedy exploration strategy, similar to Q-Learning. During training, the agent selects a random action with probability ε (exploration), and otherwise selects the action with the highest Q-value (exploitation). The exploration rate ε typically starts high and gradually decreases over time to prioritize exploitation as the agent learns.</text:p>
      <text:p text:style-name="P2"/>
      <text:p text:style-name="P2"><text:span text:style-name="T8">6. Transfer Learning and Fine-Tuning:</text:span> DQNs can leverage transfer learning by pretraining the network on related tasks or domains and fine-tuning the network on the target task. This allows for faster convergence and improved performance, especially in situations where the target task has limited data or high complexity.</text:p>
      <text:p text:style-name="P2"/>
      <text:p text:style-name="P2">DQNs have demonstrated remarkable success in various domains, including playing video games, robotic control, and natural language processing. By combining the power of deep neural networks with reinforcement learning, DQNs can learn complex policies directly from raw sensory inputs, overcoming the limitations of traditional reinforcement learning algorithms.</text:p>
      <text:p text:style-name="P2"/>
      <text:h text:style-name="P30" text:outline-level="1"><text:bookmark-start text:name="__RefHeading___Toc4190_4111614032"/>4. Deep Learning and Neural Networks<text:bookmark-end text:name="__RefHeading___Toc4190_4111614032"/></text:h>
      <text:h text:style-name="P33" text:outline-level="2"><text:bookmark-start text:name="__RefHeading___Toc3971_2021313512"/>4.1. Feedforward Neural Networks<text:bookmark-end text:name="__RefHeading___Toc3971_2021313512"/></text:h>
      <text:p text:style-name="P2">Feedforward neural networks, also known as multilayer perceptrons (MLPs), are a type of artificial neural network commonly used in machine learning and deep learning. They are designed to process input data in a forward direction, without any loops or feedback connections.</text:p>
      <text:p text:style-name="P2"/>
      <text:p text:style-name="P2">In a feedforward neural network, information flows from the input layer through one or more hidden layers to the output layer. Each layer consists of multiple artificial neurons, also known as nodes or units. The connections between the neurons are weighted, and each neuron applies an activation function to the weighted sum of its inputs to produce an output.</text:p>
      <text:p text:style-name="P2"/>
      <text:p text:style-name="P2">The basic architecture of a feedforward neural network typically consists of the following components:</text:p>
      <text:p text:style-name="P2"/>
      <text:p text:style-name="P2"><text:span text:style-name="T8">1. Input Layer:</text:span> The input layer receives the raw input data, which could be features extracted from an image, text, or any other type of data. Each neuron in the input layer represents a feature or attribute of the input.</text:p>
      <text:p text:style-name="P2"/>
      <text:p text:style-name="P2"><text:span text:style-name="T8">2. Hidden Layers:</text:span> The hidden layers are intermediate layers between the input and output layers. They perform computations on the input data using weighted connections and apply non-linear activation functions to introduce non-linearity into the network. The number of hidden layers and the number of neurons in each hidden layer can vary depending on the complexity of the problem.</text:p>
      <text:p text:style-name="P2"/>
      <text:p text:style-name="P2"><text:span text:style-name="T8">3. Output Layer:</text:span> The output layer produces the final predictions or outputs of the network. The number of neurons in the output layer depends on the specific task. For example, in a binary classification problem, there would be one neuron in the output layer to represent the probability of belonging to one class, while in a multi-class classification problem, there would be multiple neurons representing the probabilities of each class.</text:p>
      <text:p text:style-name="P2"/>
      <text:p text:style-name="P2"><text:span text:style-name="T8">4. Weights and Bias:</text:span> Each connection between neurons in the network has an associated weight, which determines the strength of the connection. These weights are learned during the training process, allowing the network to adjust its parameters to minimize the error between predicted and target outputs. Additionally, each neuron typically has a bias term, which allows the network to shift the decision boundary.</text:p>
      <text:p text:style-name="P2"/>
      <text:p text:style-name="P2"><text:span text:style-name="T8">5. Activation Functions:</text:span> Activation functions introduce non-linearity into the network and determine the output of a neuron based on its weighted inputs. Common activation functions include sigmoid, tanh, ReLU (Rectified Linear Unit), and softmax. The choice of activation function depends on the specific requirements of the problem.</text:p>
      <text:p text:style-name="P2"/>
      <text:p text:style-name="P2">During the training phase, feedforward neural networks use a process called backpropagation to adjust the weights and biases based on the error between the predicted outputs and the desired outputs. This iterative process aims to minimize the loss function and optimize the network's performance.</text:p>
      <text:p text:style-name="P2"/>
      <text:p text:style-name="P2">Feedforward neural networks are widely used in various applications, including image and speech recognition, natural language processing, regression analysis, and classification tasks. However, they may not be suitable for tasks involving sequential or temporal data, where recurrent neural networks (RNNs) or other specialized architectures are more appropriate.</text:p>
      <text:h text:style-name="Heading_20_2" text:outline-level="2"><text:bookmark-start text:name="__RefHeading___Toc4192_4111614032"/><text:soft-page-break/>4.<text:span text:style-name="T9">2</text:span>. Convolutional Neural Networks (CNN)<text:bookmark-end text:name="__RefHeading___Toc4192_4111614032"/></text:h>
      <text:p text:style-name="P15"/>
      <text:p text:style-name="P2">Convolutional Neural Networks (CNNs) are a class of deep neural networks that are specifically designed for analyzing visual data such as images and videos. CNNs have revolutionized the field of computer vision and have achieved state-of-the-art performance in various tasks, including image classification, object detection, segmentation, and image generation. CNNs are characterized by their ability to automatically learn hierarchical representations from input data, allowing them to capture meaningful patterns and features.</text:p>
      <text:p text:style-name="P2"/>
      <text:p text:style-name="P2">Here are the key concepts and components of Convolutional Neural Networks:</text:p>
      <text:p text:style-name="P2"/>
      <text:p text:style-name="P2"><text:span text:style-name="T8">1. Convolutional Layers:</text:span> The core building blocks of CNNs are convolutional layers. A convolutional layer applies a set of learnable filters (also known as kernels or feature detectors) to the input image. Each filter performs a convolution operation by sliding over the input and computing dot products between its weights and the local receptive field. This process generates feature maps that highlight relevant patterns or features present in the input.</text:p>
      <text:p text:style-name="P2"/>
      <text:p text:style-name="P2"><text:span text:style-name="T8">2. Pooling Layers:</text:span> Pooling layers are typically inserted between convolutional layers to downsample the feature maps. They reduce the spatial dimensions while retaining the most important information. Max pooling is a commonly used pooling operation, which selects the maximum value within each pooling region. It helps to make the network invariant to small translations and reduces the computational complexity.</text:p>
      <text:p text:style-name="P2"/>
      <text:p text:style-name="P2"><text:span text:style-name="T8">3. Activation Functions:</text:span> Activation functions introduce non-linearity into the CNN, enabling the network to model complex relationships in the data. Rectified Linear Unit (ReLU) is the most widely used activation function in CNNs, as it is computationally efficient and helps alleviate the vanishing gradient problem.</text:p>
      <text:p text:style-name="P2"/>
      <text:p text:style-name="P2"><text:span text:style-name="T8">4. Fully Connected Layers:</text:span> After several convolutional and pooling layers, CNNs often conclude with one or more fully connected layers. These layers connect every neuron in one layer to every neuron in the next layer, allowing the network to learn complex combinations of features. Fully connected layers are commonly used for making predictions, such as class probabilities in image classification tasks.</text:p>
      <text:p text:style-name="P2"/>
      <text:p text:style-name="P2"><text:span text:style-name="T8">5. Backpropagation and Optimization:</text:span> CNNs are trained using backpropagation, a process that calculates gradients and updates the network's parameters to minimize a given loss function. Stochastic Gradient Descent (SGD) and its variants, such as Adam and RMSprop, are commonly used optimization algorithms to update the weights of the CNN based on the computed gradients.</text:p>
      <text:p text:style-name="P2"/>
      <text:p text:style-name="P2"><text:span text:style-name="T8">6. Pretrained Models and Transfer Learning:</text:span> CNNs benefit from transfer learning, where pre-trained models trained on large-scale datasets, such as ImageNet, are used as a starting point for new tasks. By leveraging these pretrained models, CNNs can extract and transfer meaningful features, enabling faster convergence and improved performance on new datasets with limited training samples.</text:p>
      <text:p text:style-name="P2"/>
      <text:p text:style-name="P2"><text:span text:style-name="T8">7. Data Augmentation:</text:span> Data augmentation is a technique commonly applied to CNN training, especially when the available dataset is limited. It involves applying random transformations to the training images, such as rotations, translations, flips, and zooms, to artificially increase the diversity of the data and improve the generalization capability of the CNN.</text:p>
      <text:p text:style-name="P2"/>
      <text:p text:style-name="P2">Convolutional Neural Networks have been instrumental in advancing computer vision tasks, enabling accurate and robust analysis of visual data. Their ability to automatically learn hierarchical <text:soft-page-break/>representations and capture spatial relationships within images makes them highly effective in a wide range of applications, including image classification, object detection and recognition, semantic segmentation, and image generation.</text:p>
      <text:h text:style-name="P32" text:outline-level="2"><text:bookmark-start text:name="__RefHeading___Toc4194_4111614032"/>4.<text:span text:style-name="T9">3</text:span>. Recurrent Neural Networks (RNN)<text:bookmark-end text:name="__RefHeading___Toc4194_4111614032"/></text:h>
      <text:p text:style-name="P2"/>
      <text:p text:style-name="P2">Recurrent Neural Networks (RNNs) are a class of neural networks that are specifically designed to handle sequential data, such as time series, text, speech, and music. Unlike feedforward neural networks, RNNs have feedback connections that allow them to maintain an internal memory or hidden state. This memory enables RNNs to process and learn from sequences of inputs, making them well-suited for tasks that involve sequential dependencies.</text:p>
      <text:p text:style-name="P2"/>
      <text:p text:style-name="P2">Here are the key concepts and components of Recurrent Neural Networks:</text:p>
      <text:p text:style-name="P2"/>
      <text:p text:style-name="P2"><text:span text:style-name="T8">1. Hidden State:</text:span> The hidden state in an RNN serves as the memory that captures information about the previous inputs in the sequence. It is updated at each time step and is influenced by both the current input and the previous hidden state. The hidden state allows RNNs to capture long-term dependencies in the sequential data.</text:p>
      <text:p text:style-name="P2"/>
      <text:p text:style-name="P2"><text:span text:style-name="T8">2. Recurrent Connections:</text:span> RNNs have recurrent connections that enable information to flow from one time step to the next. These connections allow the network to persist information across time and model dependencies between different elements of the sequence. The recurrent connections create a form of internal loop, which allows the network to maintain memory and process sequential information.</text:p>
      <text:p text:style-name="P2"/>
      <text:p text:style-name="P2"><text:span text:style-name="T8">3. Time Unrolling:</text:span> To apply RNNs to sequential data, the network is "unrolled" over time, creating a chain-like structure where each time step corresponds to a layer in the network. This unrolling allows the network to process the input sequence step by step, with the hidden state being updated at each time step.</text:p>
      <text:p text:style-name="P2"/>
      <text:p text:style-name="P2"><text:span text:style-name="T8">4. Long Short-Term Memory (LSTM) and Gated Recurrent Unit (GRU):</text:span> RNNs suffer from the vanishing gradient problem, where gradients can become very small, making it challenging to capture long-term dependencies. To address this issue, variants of RNNs, such as LSTM and GRU, have been introduced. LSTM introduces a gating mechanism that allows the network to selectively retain or forget information over time, while GRU uses a gating mechanism to control the flow of information through the network.</text:p>
      <text:p text:style-name="P2"/>
      <text:p text:style-name="P2"><text:span text:style-name="T8">5. Backpropagation Through Time (BPTT):</text:span> RNNs are trained using a technique called Backpropagation Through Time (BPTT). BPTT extends the backpropagation algorithm to recurrent connections by unrolling the network over time and calculating gradients for each time step. The gradients are then propagated backward through time to update the network's parameters and learn from the sequential data.</text:p>
      <text:p text:style-name="P2"/>
      <text:p text:style-name="P2"><text:span text:style-name="T8">6. Applications:</text:span> RNNs have been successfully applied to a wide range of tasks involving sequential data. They have been used for language modeling, machine translation, speech recognition, sentiment analysis, time series prediction, and more. RNNs excel at tasks where the order and context of the data are crucial.</text:p>
      <text:p text:style-name="P2"/>
      <text:p text:style-name="P2">RNNs have significantly advanced the field of sequential data analysis by capturing temporal dependencies and modeling complex sequential patterns. However, they may face challenges in capturing very long-term dependencies due to the vanishing gradient problem. Various architectures and techniques, such as LSTMs and GRUs, have been developed to mitigate these challenges and enhance the performance of RNNs on long sequences.</text:p>
      <text:p text:style-name="P2"/>
      <text:h text:style-name="P35" text:outline-level="3"><text:bookmark-start text:name="__RefHeading___Toc4196_4111614032"/>4.<text:span text:style-name="T9">4</text:span>. Generative Adversarial Networks (GAN)<text:bookmark-end text:name="__RefHeading___Toc4196_4111614032"/></text:h>
      <text:p text:style-name="P2"/>
      <text:p text:style-name="P2">Generative Adversarial Networks (GANs) are a class of deep learning models introduced by Ian Goodfellow and his colleagues in 2014. GANs are designed to generate new data samples that resemble a given dataset. They have gained immense popularity and have demonstrated impressive capabilities in generating realistic images, videos, music, and other types of synthetic data.</text:p>
      <text:p text:style-name="P2"/>
      <text:p text:style-name="P2">The fundamental idea behind GANs is to train two neural networks simultaneously: a generator and a discriminator. The generator network generates synthetic data samples, while the discriminator network evaluates the authenticity of these samples by distinguishing between real data and fake data generated by the generator. The two networks are trained in a competitive setting, where the generator tries to produce increasingly realistic data to fool the discriminator, and the discriminator improves its ability to distinguish real from fake data.</text:p>
      <text:p text:style-name="P2"/>
      <text:p text:style-name="P2">Here are the key concepts and components of Generative Adversarial Networks (GANs):</text:p>
      <text:p text:style-name="P2"/>
      <text:p text:style-name="P2"><text:span text:style-name="T8">1. Generator:</text:span> The generator is a neural network that takes random noise (often sampled from a simple distribution like Gaussian) as input and transforms it into a new data sample. The generator learns to map the input noise to the data space, attempting to produce samples that are indistinguishable from real data.</text:p>
      <text:p text:style-name="P2"/>
      <text:p text:style-name="P2"><text:span text:style-name="T8">2. Discriminator:</text:span> The discriminator is another neural network that takes as input a data sample (real or generated) and outputs a probability score indicating whether the input is real or fake. The discriminator is trained to become better at differentiating real data from generated data.</text:p>
      <text:p text:style-name="P2"/>
      <text:p text:style-name="P2"><text:span text:style-name="T8">3. Adversarial Training:</text:span> The training process of GANs involves iteratively updating the generator and discriminator networks in a game-like setting. The generator tries to minimize the discriminator's ability to distinguish fake data, while the discriminator tries to maximize its ability to correctly classify real and fake data. This adversarial process leads to the continuous improvement of both networks.</text:p>
      <text:p text:style-name="P2"/>
      <text:p text:style-name="P2"><text:span text:style-name="T8">4. Loss Functions:</text:span> GANs use specific loss functions to train the generator and discriminator. The generator aims to maximize the log-probability that the discriminator classifies its generated samples as real (i.e., it wants to minimize the log(1 - D(G(z))), where D is the discriminator's output for generated samples). The discriminator, on the other hand, aims to correctly classify real and fake data, so its loss involves minimizing the difference between the true and predicted labels for real and generated samples.</text:p>
      <text:p text:style-name="P2"/>
      <text:p text:style-name="P2"><text:span text:style-name="T8">5. Mode Collapse:</text:span> Mode collapse is a common issue in GANs where the generator learns to produce limited variations of data or fails to explore the entire data distribution. This can result in a lack of diversity in the generated samples.</text:p>
      <text:p text:style-name="P2"/>
      <text:p text:style-name="P2"><text:span text:style-name="T8">6. Architectural Advances:</text:span> Over the years, various architectural improvements have been introduced to stabilize and improve the training of GANs. These include deep convolutional GANs (DCGANs), Wasserstein GANs (WGANs), and conditional GANs (cGANs), among others.</text:p>
      <text:p text:style-name="P2"/>
      <text:p text:style-name="P2">Applications of GANs include generating realistic images, creating artwork, video synthesis, style transfer, data augmentation, image-to-image translation (e.g., turning sketches into photos), and even drug discovery and molecule generation in the field of chemistry.</text:p>
      <text:p text:style-name="P2"/>
      <text:p text:style-name="P2"><text:soft-page-break/>GANs represent a powerful approach for generative modeling and have made significant contributions to the fields of artificial intelligence, computer vision, and creative arts. However, they still pose challenges in terms of training stability, mode collapse, and evaluation of the quality and diversity of generated samples. Ongoing research aims to address these challenges and further enhance the capabilities of GANs.</text:p>
      <text:h text:style-name="P32" text:outline-level="2"><text:bookmark-start text:name="__RefHeading___Toc4198_4111614032"/>4.<text:span text:style-name="T9">5</text:span>. Transfer Learning and Fine-tuning<text:bookmark-end text:name="__RefHeading___Toc4198_4111614032"/></text:h>
      <text:p text:style-name="P2"/>
      <text:p text:style-name="P2">Transfer learning and fine-tuning are techniques used in machine learning, particularly in deep learning, to leverage knowledge gained from pre-trained models and apply it to new, related tasks or domains. These techniques help overcome challenges such as limited data availability and long training times, allowing models to achieve better performance and faster convergence.</text:p>
      <text:p text:style-name="P2"/>
      <text:p text:style-name="P13">Transfer Learning:</text:p>
      <text:p text:style-name="P2">Transfer learning involves using a pre-trained model that has been trained on a large dataset, typically a benchmark dataset like ImageNet, and applying it to a different but related task or dataset. Instead of training a model from scratch, transfer learning takes advantage of the knowledge and learned features already captured by the pre-trained model.</text:p>
      <text:p text:style-name="P2"/>
      <text:p text:style-name="P2">The process of transfer learning involves the following steps:</text:p>
      <text:p text:style-name="P2"/>
      <text:p text:style-name="P2"><text:span text:style-name="T8">1. Pre-training:</text:span> A model is trained on a large-scale dataset, usually for a task such as image classification. This pre-training phase allows the model to learn general features and patterns that are useful across various tasks.</text:p>
      <text:p text:style-name="P2"/>
      <text:p text:style-name="P2"><text:span text:style-name="T8">2. Feature Extraction:</text:span> The pre-trained model is used as a fixed feature extractor. The input data is passed through the model, and the output from one or more intermediate layers (before the final classification layer) is used as the input to a new task-specific model.</text:p>
      <text:p text:style-name="P2"/>
      <text:p text:style-name="P2"><text:span text:style-name="T8">3. Fine-tuning:</text:span> In some cases, the weights of the pre-trained model can be fine-tuned on the new task-specific dataset. Fine-tuning allows the model to adjust its learned features to better align with the new task. Typically, the learning rate is reduced during fine-tuning to avoid drastic changes to the pre-trained weights.</text:p>
      <text:p text:style-name="P2"/>
      <text:p text:style-name="P13">Fine-tuning:</text:p>
      <text:p text:style-name="P2">Fine-tuning is the process of adjusting the parameters of a pre-trained model on a new task-specific dataset. It allows the model to adapt its learned features to the nuances and specifics of the new dataset. Fine-tuning can be performed after transfer learning or as a standalone technique if a suitable pre-trained model is not available.</text:p>
      <text:p text:style-name="P2"/>
      <text:p text:style-name="P2">The steps involved in fine-tuning are as follows:</text:p>
      <text:p text:style-name="P2"/>
      <text:p text:style-name="P2"><text:span text:style-name="T8">1. Initialization:</text:span> The pre-trained model is loaded, and its weights are used as the initial parameters for the new model.</text:p>
      <text:p text:style-name="P2"/>
      <text:p text:style-name="P2"><text:span text:style-name="T8">2. Freeze Layers:</text:span> During the early stages of fine-tuning, some layers of the pre-trained model are "frozen," meaning their weights are not updated during training. Typically, lower layers that capture generic features are frozen, while higher layers closer to the task-specific layers are left trainable.</text:p>
      <text:p text:style-name="P2"/>
      <text:p text:style-name="P2"><text:span text:style-name="T8">3. Task-specific Layers:</text:span> New layers are added on top of the pre-trained model to perform the specific task, such as classification or regression. These layers are initialized randomly and trained from scratch.</text:p>
      <text:p text:style-name="P2"/>
      <text:p text:style-name="P2"><text:span text:style-name="T8">4. Training:</text:span> The model is trained on the new task-specific dataset, with gradients propagated through the unfrozen layers and backpropagated to update the model's parameters. The frozen layers remain fixed, preserving their learned representations.</text:p>
      <text:p text:style-name="P2"/>
      <text:p text:style-name="P2"><text:soft-page-break/>Transfer learning and fine-tuning provide several benefits, including:</text:p>
      <text:p text:style-name="P2"/>
      <text:p text:style-name="P2"><text:span text:style-name="T8">1. Improved Performance:</text:span> By leveraging pre-trained models, transfer learning can help achieve better performance on new tasks, especially when the available dataset for the new task is limited.</text:p>
      <text:p text:style-name="P2"/>
      <text:p text:style-name="P2"><text:span text:style-name="T8">2. Faster Training:</text:span> Training a model from scratch can be time-consuming, especially for large-scale models. Transfer learning allows for faster convergence as the model starts with learned representations.</text:p>
      <text:p text:style-name="P2"/>
      <text:p text:style-name="P2"><text:span text:style-name="T8">3. Generalization:</text:span> Pre-trained models are trained on diverse datasets, allowing them to learn general features and patterns that can generalize well to different tasks or domains.</text:p>
      <text:p text:style-name="P2"/>
      <text:p text:style-name="P2"><text:span text:style-name="T8">4. Data Efficiency:</text:span> Transfer learning enables effective learning from limited amounts of data, as the model can leverage the knowledge gained from a large-scale pre-training dataset.</text:p>
      <text:p text:style-name="P2"/>
      <text:p text:style-name="P2">It is important to note that transfer learning and fine-tuning require caution and consideration. The new task-specific dataset should be related to the pre-training dataset to ensure that the learned features are relevant. Additionally, care should be taken to avoid overfitting on the new dataset and to strike a balance between freezing and fine-tuning layers to prevent</text:p>
      <text:p text:style-name="P2"/>
      <text:h text:style-name="P30" text:outline-level="1"><text:bookmark-start text:name="__RefHeading___Toc4202_4111614032"/>5. Natural Language Processing<text:bookmark-end text:name="__RefHeading___Toc4202_4111614032"/></text:h>
      <text:h text:style-name="Heading_20_2" text:outline-level="2"><text:bookmark-start text:name="__RefHeading___Toc4204_4111614032"/>5.1. Introduction to NLP<text:bookmark-end text:name="__RefHeading___Toc4204_4111614032"/></text:h>
      <text:p text:style-name="P2"/>
      <text:p text:style-name="P2">Natural Language Processing (NLP) is a subfield of artificial intelligence that focuses on the interaction between computers and human language. It involves the development of algorithms and models to enable computers to understand, interpret, and generate human language in a way that is both meaningful and useful.</text:p>
      <text:p text:style-name="P2"/>
      <text:p text:style-name="P2">NLP encompasses a wide range of tasks and techniques that enable computers to process and analyze natural language data. Here are some key components and applications of NLP:</text:p>
      <text:p text:style-name="P2"/>
      <text:p text:style-name="P2"><text:span text:style-name="T8">1. Text Preprocessing:</text:span> NLP often involves preprocessing steps to clean and normalize text data, including tasks such as tokenization (splitting text into words or smaller units), stemming (reducing words to their base form), lemmatization (reducing words to their dictionary form), and removing stopwords (common words with little semantic meaning).</text:p>
      <text:p text:style-name="P2"/>
      <text:p text:style-name="P2"><text:span text:style-name="T8">2. Text Classification:</text:span> Text classification involves assigning predefined categories or labels to text documents. It is used in sentiment analysis, spam detection, topic classification, and language identification, among other applications.</text:p>
      <text:p text:style-name="P2"/>
      <text:p text:style-name="P2"><text:span text:style-name="T8">3. Named Entity Recognition (NER):</text:span> NER aims to identify and classify named entities in text, such as names of persons, organizations, locations, dates, and numerical expressions. NER is crucial for information extraction, question answering, and knowledge graph construction.</text:p>
      <text:p text:style-name="P2"/>
      <text:p text:style-name="P2"><text:span text:style-name="T8">4. Sentiment Analysis:</text:span> Sentiment analysis, also known as opinion mining, involves determining the sentiment or subjective information expressed in text, such as positive, negative, or neutral. It is widely used to analyze social media sentiment, customer feedback, and public opinion.</text:p>
      <text:p text:style-name="P2"/>
      <text:p text:style-name="P2"><text:span text:style-name="T8">5. Language Modeling:</text:span> Language modeling focuses on predicting the probability of a sequence of words in a given language. It forms the basis for tasks like speech recognition, machine translation, and text generation.</text:p>
      <text:p text:style-name="P2"/>
      <text:p text:style-name="P2"><text:span text:style-name="T8">6. Machine Translation:</text:span> Machine translation involves automatically translating text from one language to another. It utilizes statistical or neural network-based models to learn the mappings between languages.</text:p>
      <text:p text:style-name="P2"/>
      <text:p text:style-name="P2"><text:span text:style-name="T8">7. Question Answering:</text:span> Question answering systems aim to provide precise answers to user queries by extracting relevant information from large text collections. They combine information retrieval techniques with NLP to understand questions and retrieve the most suitable answers.</text:p>
      <text:p text:style-name="P2"/>
      <text:p text:style-name="P2"><text:span text:style-name="T8">8. Chatbots and Virtual Assistants:</text:span> Chatbots and virtual assistants use NLP techniques to understand and respond to user queries or commands in a conversational manner. They enable human-like interactions and find applications in customer support, information retrieval, and task automation.</text:p>
      <text:p text:style-name="P2"/>
      <text:p text:style-name="P2"><text:span text:style-name="T8">9. Text Generation:</text:span> Text generation involves generating human-like text based on a given prompt or context. It is used in various applications, including language generation models, dialogue systems, and creative writing assistance.</text:p>
      <text:p text:style-name="P2"/>
      <text:p text:style-name="P2"><text:soft-page-break/><text:span text:style-name="T8">10. Information Extraction:</text:span> Information extraction involves extracting structured information from unstructured text data. This includes tasks like named entity extraction, relation extraction, and event extraction, enabling the conversion of text into structured knowledge.</text:p>
      <text:p text:style-name="P2"/>
      <text:p text:style-name="P2">NLP techniques rely on a combination of rule-based approaches and statistical and machine learning methods. With the recent advancements in deep learning, neural network-based models, such as recurrent neural networks (RNNs) and transformer models like BERT and GPT, have significantly improved the performance of various NLP tasks.</text:p>
      <text:p text:style-name="P2"/>
      <text:p text:style-name="P2">NLP plays a vital role in many real-world applications, including search engines, virtual assistants, sentiment analysis tools, language translation services, and content recommendation systems. As the field continues to advance, NLP holds the promise of enabling computers to better understand and interact with human language, leading to enhanced human-computer communication and intelligent language-based applications.</text:p>
      <text:h text:style-name="P32" text:outline-level="2"><text:bookmark-start text:name="__RefHeading___Toc4206_4111614032"/>5.2. Text Preprocessing and Tokenization<text:bookmark-end text:name="__RefHeading___Toc4206_4111614032"/></text:h>
      <text:p text:style-name="P2"/>
      <text:p text:style-name="P2">Text preprocessing is a crucial step in natural language processing (NLP) that involves cleaning and transforming raw text data into a format suitable for further analysis and modeling. One of the key tasks in text preprocessing is tokenization.</text:p>
      <text:p text:style-name="P2"/>
      <text:p text:style-name="P2">Tokenization is the process of breaking down text into smaller units called tokens. Tokens can be words, sentences, or even smaller units like characters or subwords, depending on the specific application and requirements. Tokenization is the foundation for most NLP tasks as it provides the basic units for further analysis and processing.</text:p>
      <text:p text:style-name="P2"/>
      <text:p text:style-name="P2">Here are the main steps involved in text preprocessing, including tokenization:</text:p>
      <text:p text:style-name="P2"/>
      <text:p text:style-name="P2"><text:span text:style-name="T8">1. Cleaning:</text:span> In this step, the text data is cleaned to remove any irrelevant or noisy information, such as HTML tags, special characters, punctuation marks, and numerical symbols. This is typically done using regular expressions or specific text cleaning libraries.</text:p>
      <text:p text:style-name="P2"/>
      <text:p text:style-name="P2"><text:span text:style-name="T8">2. Lowercasing:</text:span> Converting all text to lowercase can help in reducing the vocabulary size and ensuring consistency when comparing words.</text:p>
      <text:p text:style-name="P2"/>
      <text:p text:style-name="P2"><text:span text:style-name="T8">3. Tokenization:</text:span> This step involves splitting the text into individual tokens. The choice of tokens depends on the specific task and requirements. Common tokenization techniques include:</text:p>
      <text:p text:style-name="P2"/>
      <text:p text:style-name="P2"><text:span text:style-name="T8">- Word Tokenization:</text:span> Breaking the text into individual words. For example, the sentence "I love NLP!" would be tokenized into ["I", "love", "NLP", "!"].</text:p>
      <text:p text:style-name="P2"/>
      <text:p text:style-name="P2"><text:span text:style-name="T8">- Sentence Tokenization:</text:span> Breaking the text into individual sentences. For example, the paragraph "I love NLP! It is fascinating." would be tokenized into ["I love NLP!", "It is fascinating."].</text:p>
      <text:p text:style-name="P2"/>
      <text:p text:style-name="P2"><text:span text:style-name="T8">- Character Tokenization:</text:span> Breaking the text into individual characters. For example, the word "NLP" would be tokenized into ["N", "L", "P"].</text:p>
      <text:p text:style-name="P2"/>
      <text:p text:style-name="P2"><text:span text:style-name="T8">- Subword Tokenization:</text:span> Breaking the text into smaller meaningful subword units. This technique is useful for languages with complex morphology or when dealing with out-of-vocabulary (OOV) words. Examples include Byte-Pair Encoding (BPE) and WordPiece tokenization.</text:p>
      <text:p text:style-name="P2"/>
      <text:p text:style-name="P2"><text:span text:style-name="T8">4. Stopword Removal:</text:span> Stopwords are commonly used words that do not carry much semantic meaning, such as "the," "is," or "and." Removing stopwords can help reduce noise and improve the efficiency of text analysis. Stopword lists are language-specific and can be obtained from libraries or curated datasets.</text:p>
      <text:p text:style-name="P2"/>
      <text:p text:style-name="P2"><text:span text:style-name="T8">5. Stemming and Lemmatization:</text:span> Stemming and lemmatization are techniques used to reduce words to their base or root forms. Stemming removes prefixes or suffixes to obtain the base word (e.g., "running" to "run"), while lemmatization uses linguistic rules to map words to their dictionary forms (e.g., "better" to "good"). These techniques help in reducing word variations and consolidating similar word meanings.</text:p>
      <text:p text:style-name="P2"/>
      <text:p text:style-name="P2">Text preprocessing and tokenization lay the foundation for various NLP tasks, including text classification, sentiment analysis, machine translation, and information retrieval. The choice of preprocessing steps and tokenization techniques depends on the specific application, language, and <text:soft-page-break/>dataset characteristics. It is important to carefully consider these steps to ensure the quality and accuracy of subsequent NLP analyses.</text:p>
      <text:p text:style-name="P2"/>
      <text:h text:style-name="P32" text:outline-level="2"><text:bookmark-start text:name="__RefHeading___Toc4208_4111614032"/>5.3. Language Modeling and Word Embeddings<text:bookmark-end text:name="__RefHeading___Toc4208_4111614032"/></text:h>
      <text:p text:style-name="P2"/>
      <text:p text:style-name="P13">Language Modeling:</text:p>
      <text:p text:style-name="P2">Language modeling is a fundamental task in natural language processing (NLP) that focuses on predicting the probability of a sequence of words in a given language. It involves building statistical or neural network-based models that capture the structure and patterns of a language.</text:p>
      <text:p text:style-name="P2"/>
      <text:p text:style-name="P2">The goal of language modeling is to generate coherent and meaningful text by predicting the most likely next word or sequence of words given the context. Language models are trained on large corpora of text data and learn the statistical properties, dependencies, and patterns of the language. They can be used for tasks like speech recognition, machine translation, text generation, and autocomplete suggestions.</text:p>
      <text:p text:style-name="P2"/>
      <text:p text:style-name="P13">Word Embeddings:</text:p>
      <text:p text:style-name="P2">Word embeddings are vector representations of words that capture their semantic and syntactic relationships based on their usage in context. They aim to represent words in a continuous vector space, where similar words are closer together and exhibit similar geometric relationships. Word embeddings provide a dense, low-dimensional representation of words that can be used as input to various machine learning models.</text:p>
      <text:p text:style-name="P2"/>
      <text:p text:style-name="P2">Word embeddings are typically learned from large text corpora using unsupervised techniques such as Word2Vec, GloVe, or FastText. These models take into account the co-occurrence statistics of words in a given context. The resulting word embeddings can capture semantic relationships, such as analogies (e.g., "king" - "man" + "woman" = "queen"), and syntactic relationships, such as verb tense or plural forms.</text:p>
      <text:p text:style-name="P2"/>
      <text:p text:style-name="P2">Word embeddings have several advantages:</text:p>
      <text:p text:style-name="P2"/>
      <text:p text:style-name="P2"><text:span text:style-name="T8">1. Semantic Similarity:</text:span> Words with similar meanings tend to have similar vector representations in the embedding space. This allows for measuring semantic similarity or finding related words by computing distances or similarities between word vectors.</text:p>
      <text:p text:style-name="P2"/>
      <text:p text:style-name="P2"><text:span text:style-name="T8">2. Contextual Understanding:</text:span> Word embeddings capture the contextual usage of words, taking into account the surrounding words and their relationships. This provides a more nuanced representation of words that captures their different senses and contextual variations.</text:p>
      <text:p text:style-name="P2"/>
      <text:p text:style-name="P2"><text:span text:style-name="T8">3. Dimensionality Reduction:</text:span> Word embeddings represent words in a lower-dimensional space compared to one-hot encoded representations. This reduces the dimensionality of the input data, making it more computationally efficient and enabling better generalization.</text:p>
      <text:p text:style-name="P2"/>
      <text:p text:style-name="P2"><text:span text:style-name="T8">4. Transfer Learning:</text:span> Pretrained word embeddings can be used as a starting point for various NLP tasks, even with limited amounts of task-specific data. By leveraging the learned semantic relationships, models can benefit from the knowledge captured in the embeddings and generalize better to new tasks.</text:p>
      <text:p text:style-name="P2"/>
      <text:p text:style-name="P2">Both language modeling and word embeddings play a significant role in various NLP applications. Language models help generate coherent and contextually appropriate text, while word embeddings enable capturing semantic relationships and providing meaningful representations of words. These techniques have revolutionized the field of NLP, leading to advancements in machine translation, sentiment analysis, information retrieval, and many other language-related tasks.</text:p>
      <text:p text:style-name="P2"/>
      <text:h text:style-name="P32" text:outline-level="2"><text:bookmark-start text:name="__RefHeading___Toc4210_4111614032"/>5.4. Sentiment Analysis and Text Classification<text:bookmark-end text:name="__RefHeading___Toc4210_4111614032"/></text:h>
      <text:p text:style-name="P2"/>
      <text:p text:style-name="P13">Sentiment Analysis:</text:p>
      <text:p text:style-name="P2">Sentiment analysis, also known as opinion mining, is a text analysis technique that aims to determine the sentiment expressed in a piece of text. It involves identifying and categorizing the polarity of opinions or emotions conveyed in the text, such as positive, negative, or neutral. Sentiment analysis can be applied to various forms of text data, including social media posts, customer reviews, survey responses, and news articles.</text:p>
      <text:p text:style-name="P2"/>
      <text:p text:style-name="P2">Sentiment analysis can be performed using different approaches, including:</text:p>
      <text:p text:style-name="P2"/>
      <text:p text:style-name="P2"><text:span text:style-name="T8">1. Rule-Based Methods:</text:span> These methods rely on predefined rules and patterns to identify sentiment in text. They often use lexicons or dictionaries that associate words or phrases with sentiment labels (e.g., positive or negative). The sentiment of the text is determined based on the presence or frequency of sentiment-bearing words in the text.</text:p>
      <text:p text:style-name="P2"/>
      <text:p text:style-name="P2"><text:span text:style-name="T8">2. Supervised Learning:</text:span> In this approach, sentiment analysis is treated as a classification problem, where a machine learning model is trained on labeled data with predefined sentiment labels. The model learns to classify text based on features extracted from the text, such as word frequencies, n-grams, or word embeddings. Common supervised learning algorithms used for sentiment analysis include logistic regression, support vector machines (SVM), and neural networks.</text:p>
      <text:p text:style-name="P2"/>
      <text:p text:style-name="P2"><text:span text:style-name="T8">3. Unsupervised Learning:</text:span> Unsupervised methods aim to discover patterns and structures in the text data without labeled examples. Techniques like clustering or topic modeling can be applied to group similar texts based on their sentiment. This approach is useful when labeled data is scarce or unavailable.</text:p>
      <text:p text:style-name="P2"/>
      <text:p text:style-name="P13">Text Classification:</text:p>
      <text:p text:style-name="P2">Text classification is a broader task in NLP that involves assigning predefined categories or labels to text documents. Sentiment analysis can be seen as a specific form of text classification where the labels represent different sentiment classes. However, text classification encompasses a wider range of tasks beyond sentiment analysis, such as topic classification, spam detection, document categorization, and intent recognition.</text:p>
      <text:p text:style-name="P2"/>
      <text:p text:style-name="P2">Text classification can be performed using similar approaches as sentiment analysis, including rule-based, supervised, or unsupervised methods. Supervised learning approaches are commonly used, where the text documents are represented by features, such as word frequencies, TF-IDF (Term Frequency-Inverse Document Frequency), or word embeddings. Various machine learning algorithms, such as Naive Bayes, decision trees, random forests, and neural networks, can be employed for text classification.</text:p>
      <text:p text:style-name="P2"/>
      <text:p text:style-name="P2">Deep learning models, especially convolutional neural networks (CNNs) and recurrent neural networks (RNNs) like long short-term memory (LSTM) or gated recurrent units (GRU), have shown promising results in text classification tasks. These models can automatically learn and extract meaningful features from text data, capturing complex patterns and dependencies.</text:p>
      <text:p text:style-name="P2"/>
      <text:p text:style-name="P2">Text classification is valuable in various applications, including document organization, sentiment analysis, spam filtering, news categorization, customer feedback analysis, and content recommendation. It enables automated processing and analysis of large volumes of text data, making it easier to extract valuable insights and make informed decisions based on the content of text documents.</text:p>
      <text:h text:style-name="P32" text:outline-level="2"><text:bookmark-start text:name="__RefHeading___Toc4212_4111614032"/>5.5. Machine Translation and Language Generation<text:bookmark-end text:name="__RefHeading___Toc4212_4111614032"/></text:h>
      <text:p text:style-name="P2"/>
      <text:p text:style-name="P13">Machine Translation:</text:p>
      <text:p text:style-name="P2">Machine translation (MT) is the automated process of translating text or speech from one language to another using computer algorithms. It aims to bridge the language barrier and enable communication between people who speak different languages. MT systems can be categorized into two main types:</text:p>
      <text:p text:style-name="P2"/>
      <text:p text:style-name="P2"><text:span text:style-name="T8">1. Rule-Based Machine Translation (RBMT):</text:span> RBMT systems use linguistic rules and dictionaries created by human experts to translate text. These rules define grammar, syntax, and semantic relationships between words and phrases in the source and target languages. RBMT systems require extensive manual effort in rule development and maintenance, making them less flexible and adaptable to new languages or domains.</text:p>
      <text:p text:style-name="P2"/>
      <text:p text:style-name="P2"><text:span text:style-name="T8">2. Statistical and Neural Machine Translation (SMT/NMT):</text:span> Statistical machine translation (SMT) and neural machine translation (NMT) are data-driven approaches that learn translation patterns from bilingual corpora. SMT models learn statistical relationships between words and phrases in the source and target languages, while NMT models employ deep neural networks to learn translation mappings directly from the data. NMT has gained significant popularity due to its ability to capture complex language patterns and improve translation quality.</text:p>
      <text:p text:style-name="P2"/>
      <text:p text:style-name="P2">Machine translation systems typically consist of the following steps:</text:p>
      <text:p text:style-name="P2"/>
      <text:p text:style-name="P2"><text:span text:style-name="T8">1. Text Preprocessing:</text:span> The source text undergoes preprocessing steps, such as tokenization, sentence segmentation, and normalization, to prepare it for translation.</text:p>
      <text:p text:style-name="P2"/>
      <text:p text:style-name="P2"><text:span text:style-name="T8">2. Feature Extraction:</text:span> Relevant features are extracted from the source text, which can include n-grams, part-of-speech tags, syntactic structures, and word embeddings. These features help capture the contextual information necessary for translation.</text:p>
      <text:p text:style-name="P2"/>
      <text:p text:style-name="P2"><text:span text:style-name="T8">3. Translation Model:</text:span> The translation model is the core component of the MT system. It leverages the extracted features and language models to predict the most appropriate translation for a given input.</text:p>
      <text:p text:style-name="P2"/>
      <text:p text:style-name="P2"><text:span text:style-name="T8">4. Decoding:</text:span> In this step, the system generates various translation candidates and selects the most suitable translation based on scoring criteria, such as the likelihood of the translation given the source text and language model probabilities.</text:p>
      <text:p text:style-name="P2"/>
      <text:p text:style-name="P2"><text:span text:style-name="T8">5. Post-processing:</text:span> The translated output may undergo post-processing steps, such as reordering, fluency improvement, and error correction, to enhance the quality and readability of the translated text.</text:p>
      <text:p text:style-name="P2"/>
      <text:p text:style-name="P13">Language Generation:</text:p>
      <text:p text:style-name="P2">Language generation refers to the process of automatically generating human-like text using computer algorithms. It involves creating coherent and contextually appropriate sentences, paragraphs, or even longer pieces of text. Language generation can be applied in various domains, including chatbots, virtual assistants, content generation, dialogue systems, and creative writing.</text:p>
      <text:p text:style-name="P2"/>
      <text:p text:style-name="P2">There are several approaches to language generation:</text:p>
      <text:p text:style-name="P2"/>
      <text:p text:style-name="P2"><text:soft-page-break/><text:span text:style-name="T8">1. Rule-Based Generation:</text:span> This approach relies on predefined rules and templates to generate text. The rules specify how different components of the text should be combined to create meaningful sentences or paragraphs. Rule-based generation is often used in template-based systems, where specific slots are filled with relevant information to create customized text.</text:p>
      <text:p text:style-name="P2"/>
      <text:p text:style-name="P2"><text:span text:style-name="T8">2. Statistical Language Generation:</text:span> Statistical models learn the statistical relationships between words and generate text based on the probabilities of word sequences. N-gram models, Hidden Markov Models (HMM), and other statistical techniques are used to estimate the likelihood of different words or phrases occurring in a given context. These models can generate text by sampling words or phrases based on their probabilities.</text:p>
      <text:p text:style-name="P2"/>
      <text:p text:style-name="P2"><text:span text:style-name="T8">3. Neural Language Generation:</text:span> Neural language generation models, particularly recurrent neural networks (RNNs) and transformer models, have shown significant advancements in generating coherent and contextually rich text. These models can learn from large text corpora and capture the dependencies between words. By using techniques like sequence-to-sequence models, attention mechanisms, and language models, they can generate text that resembles natural language.</text:p>
      <text:p text:style-name="P2"/>
      <text:p text:style-name="P2"><text:span text:style-name="T8">4. Reinforcement Learning-Based Generation:</text:span> Reinforcement learning techniques can be employed to train language generation models. In this approach, the model receives rewards or penalties based on the quality of the generated text. By optimizing a reward function, the model can learn to generate text that aligns with desired outcomes, such as higher relevance, fluency, or creativity.</text:p>
      <text:p text:style-name="P2"/>
      <text:p text:style-name="P2">Language generation models can be trained on large text datasets and fine-tuned for specific tasks or domains. They can be conditioned on input prompts, context, or user interactions to generate more contextually relevant and coherent responses. Techniques like beam search, sampling, temperature control, and diversity promotion can be used to control the output of the generated text, balancing between fluency and creativity.</text:p>
      <text:p text:style-name="P2"/>
      <text:p text:style-name="P2">Language generation has various applications, including generating responses in chatbots or virtual assistants, automatically creating content for websites or news articles, generating captions for images or videos, and assisting in creative writing or storytelling. However, it's important to carefully evaluate and review the output of language generation models to ensure the generated text aligns with desired standards and ethical considerations.</text:p>
      <text:p text:style-name="P2"/>
      <text:h text:style-name="P30" text:outline-level="1"><text:bookmark-start text:name="__RefHeading___Toc4214_4111614032"/>6. Computer Vision<text:bookmark-end text:name="__RefHeading___Toc4214_4111614032"/></text:h>
      <text:h text:style-name="Heading_20_2" text:outline-level="2"><text:bookmark-start text:name="__RefHeading___Toc4216_4111614032"/>6.1. Introduction to Computer Vision<text:bookmark-end text:name="__RefHeading___Toc4216_4111614032"/></text:h>
      <text:p text:style-name="P17"/>
      <text:p text:style-name="P2">Computer vision is a field of artificial intelligence and computer science that focuses on enabling computers to gain high-level understanding from digital images or videos. It aims to replicate and improve upon the human visual system's ability to interpret and understand visual information. Computer vision techniques and algorithms enable computers to perceive, analyze, and extract meaningful insights from visual data.</text:p>
      <text:p text:style-name="P2"/>
      <text:p text:style-name="P2">The primary goals of computer vision include:</text:p>
      <text:p text:style-name="P2"/>
      <text:p text:style-name="P2"><text:span text:style-name="T8">1. Image Classification:</text:span> Classifying images into different categories or classes. For example, identifying whether an image contains a cat or a dog.</text:p>
      <text:p text:style-name="P2"/>
      <text:p text:style-name="P2"><text:span text:style-name="T8">2. Object Detection:</text:span> Locating and identifying multiple objects within an image. This involves drawing bounding boxes around objects and assigning corresponding labels.</text:p>
      <text:p text:style-name="P2"/>
      <text:p text:style-name="P2"><text:span text:style-name="T8">3. Object Recognition:</text:span> Recognizing specific objects or instances within an image, such as identifying specific breeds of dogs or types of vehicles.</text:p>
      <text:p text:style-name="P2"/>
      <text:p text:style-name="P2"><text:span text:style-name="T8">4. Semantic Segmentation:</text:span> Assigning a semantic label to each pixel in an image, effectively segmenting the image into different regions based on their content.</text:p>
      <text:p text:style-name="P2"/>
      <text:p text:style-name="P2"><text:span text:style-name="T8">5. Image Captioning:</text:span> Generating natural language descriptions or captions for images, describing the scene or objects present.</text:p>
      <text:p text:style-name="P2"/>
      <text:p text:style-name="P2"><text:span text:style-name="T8">6. Facial Recognition:</text:span> Identifying and verifying individuals based on their facial features.</text:p>
      <text:p text:style-name="P2"/>
      <text:p text:style-name="P2"><text:span text:style-name="T8">7. Pose Estimation:</text:span> Determining the position and orientation of human or object poses within an image or video.</text:p>
      <text:p text:style-name="P2"/>
      <text:p text:style-name="P2">Computer vision algorithms leverage various techniques and methodologies, including:</text:p>
      <text:p text:style-name="P2"/>
      <text:p text:style-name="P2"><text:span text:style-name="T8">1. Image Processing:</text:span> Techniques for enhancing and manipulating images, such as filtering, edge detection, and noise reduction.</text:p>
      <text:p text:style-name="P2"/>
      <text:p text:style-name="P2"><text:span text:style-name="T8">2. Feature Extraction:</text:span> Identifying relevant visual features, such as edges, corners, or texture patterns, that can be used for further analysis or recognition tasks.</text:p>
      <text:p text:style-name="P2"/>
      <text:p text:style-name="P2"><text:span text:style-name="T8">3. Machine Learning:</text:span> Utilizing machine learning algorithms, such as convolutional neural networks (CNNs), to learn and recognize patterns in visual data. Deep learning models have significantly advanced the field of computer vision by automatically learning hierarchical representations from raw image data.</text:p>
      <text:p text:style-name="P2"/>
      <text:p text:style-name="P2"><text:span text:style-name="T8">4. Object Detection and Localization:</text:span> Employing algorithms that can detect and localize objects within an image, often using techniques like sliding windows, region-based approaches (e.g., R-CNN, Faster R-CNN), or anchor-based methods (e.g., YOLO, SSD).</text:p>
      <text:p text:style-name="P2"/>
      <text:p text:style-name="P2"><text:soft-page-break/><text:span text:style-name="T8">5. Segmentation:</text:span> Applying algorithms that can segment images into different regions or objects based on pixel-level analysis and classification.</text:p>
      <text:p text:style-name="P2"/>
      <text:p text:style-name="P2"><text:span text:style-name="T8">6. Tracking and Motion Analysis:</text:span> Analyzing temporal information in videos to track objects, estimate motion, and understand object dynamics.</text:p>
      <text:p text:style-name="P2"/>
      <text:p text:style-name="P2">Computer vision has numerous practical applications across various industries and domains, including autonomous vehicles, surveillance systems, medical imaging, augmented reality, robotics, quality control in manufacturing, content-based image retrieval, and many more. It continues to advance rapidly, driven by advancements in hardware, deep learning techniques, and the availability of large-scale annotated datasets, leading to increasingly accurate and sophisticated computer vision systems.</text:p>
      <text:p text:style-name="P2"/>
      <text:h text:style-name="P32" text:outline-level="2"><text:bookmark-start text:name="__RefHeading___Toc4218_4111614032"/>6.2. Image Processing Techniques<text:bookmark-end text:name="__RefHeading___Toc4218_4111614032"/></text:h>
      <text:p text:style-name="P19"/>
      <text:p text:style-name="P2">Image processing techniques refer to a variety of methods and algorithms used to enhance, manipulate, analyze, and extract information from digital images. These techniques are employed in computer vision, photography, medical imaging, and various other fields. Here are some common image processing techniques:</text:p>
      <text:p text:style-name="P2"/>
      <text:p text:style-name="P2"><text:span text:style-name="T8">1. Filtering:</text:span> Filtering operations involve modifying the pixel values of an image to enhance certain features or remove noise. Common filters include:</text:p>
      <text:p text:style-name="P2"><text:span text:style-name="T8">- Gaussian Filter:</text:span> Smoothens an image by reducing high-frequency noise.</text:p>
      <text:p text:style-name="P2"><text:span text:style-name="T8">- Median Filter:</text:span> Removes salt-and-pepper noise by replacing each pixel with the median value of its neighboring pixels.</text:p>
      <text:p text:style-name="P2"><text:span text:style-name="T8">- Edge Detection Filters:</text:span> Identify edges or boundaries in an image by highlighting regions of rapid intensity changes.</text:p>
      <text:p text:style-name="P2"><text:span text:style-name="T8">- Sobel Filter:</text:span> Estimates the gradient of intensity changes in the horizontal and vertical directions.</text:p>
      <text:p text:style-name="P2"/>
      <text:p text:style-name="P2"><text:span text:style-name="T8">2. Image Enhancement:</text:span> Image enhancement techniques aim to improve the visual quality or clarity of an image. Some common enhancement techniques include:</text:p>
      <text:p text:style-name="P2"><text:span text:style-name="T8">- Contrast Adjustment:</text:span> Modifies the range of pixel intensities to increase or decrease the contrast.</text:p>
      <text:p text:style-name="P2"><text:span text:style-name="T8">- Histogram Equalization:</text:span> Redistributes pixel intensities in an image to improve the overall contrast and enhance details.</text:p>
      <text:p text:style-name="P2"><text:span text:style-name="T8">- Sharpening:</text:span> Enhances image details by emphasizing high-frequency components using techniques like unsharp masking or Laplacian sharpening.</text:p>
      <text:p text:style-name="P2"><text:span text:style-name="T8">- Color Correction:</text:span> Adjusts color balance, saturation, or tone to improve the overall appearance of an image.</text:p>
      <text:p text:style-name="P2"/>
      <text:p text:style-name="P2"><text:span text:style-name="T8">3. Image Restoration:</text:span> Image restoration techniques are used to recover or reconstruct degraded or distorted images. This can include removing motion blur, reducing noise, or restoring images affected by compression artifacts or other forms of degradation.</text:p>
      <text:p text:style-name="P2"/>
      <text:p text:style-name="P2"><text:span text:style-name="T8">4. Morphological Operations:</text:span> These operations are used to process images based on their shape and structure. Common morphological operations include dilation (expanding object boundaries), erosion (shrinking object boundaries), opening (erosion followed by dilation), and closing (dilation followed by erosion).</text:p>
      <text:p text:style-name="P2"/>
      <text:p text:style-name="P2"><text:span text:style-name="T8">5. Image Segmentation:</text:span> Image segmentation techniques partition an image into distinct regions or objects based on their characteristics or properties. This can include thresholding, region growing, edge-based segmentation, or clustering algorithms.</text:p>
      <text:p text:style-name="P2"/>
      <text:p text:style-name="P2"><text:span text:style-name="T8">6. Image Registration:</text:span> Image registration techniques align and match different images of the same scene or object. This is useful for applications such as medical image registration, image stitching, or object tracking.</text:p>
      <text:p text:style-name="P2"/>
      <text:p text:style-name="P2"><text:span text:style-name="T8">7. Feature Extraction:</text:span> Feature extraction methods identify and extract meaningful features or patterns from images, such as edges, corners, or texture descriptors. These features are often used as inputs for further analysis, object recognition, or machine learning algorithms.</text:p>
      <text:p text:style-name="P2"/>
      <text:p text:style-name="P2"><text:span text:style-name="T8">8. Compression:</text:span> Image compression techniques reduce the file size of an image by removing redundant or irrelevant information. Popular image compression standards include JPEG and PNG.</text:p>
      <text:p text:style-name="P2"/>
      <text:p text:style-name="P2"><text:soft-page-break/>These are just a few examples of image processing techniques. The choice of technique depends on the specific application and desired outcome. Image processing is a vast and evolving field, and researchers continue to develop new algorithms and methods to address various challenges in image analysis and understanding.</text:p>
      <text:p text:style-name="P2"/>
      <text:h text:style-name="P32" text:outline-level="2"><text:bookmark-start text:name="__RefHeading___Toc4220_4111614032"/>6.3. Object Detection and Recognition<text:bookmark-end text:name="__RefHeading___Toc4220_4111614032"/></text:h>
      <text:p text:style-name="P20"/>
      <text:p text:style-name="P2">Object detection and recognition are fundamental tasks in computer vision that involve identifying and localizing objects within images or videos and assigning appropriate class labels to them. While object detection focuses on detecting the presence and location of objects, object recognition aims to identify the specific category or class to which an object belongs. These tasks are crucial in various applications, including autonomous driving, surveillance systems, robotics, and augmented reality.</text:p>
      <text:p text:style-name="P2"/>
      <text:p text:style-name="P13">Object Detection:</text:p>
      <text:p text:style-name="P2">Object detection algorithms typically perform the following steps:</text:p>
      <text:p text:style-name="P2"/>
      <text:p text:style-name="P2"><text:span text:style-name="T8">1. Region Proposal:</text:span> Initially, potential regions in the image that may contain objects are proposed. These regions can be generated using techniques like selective search, sliding windows, or anchor-based methods.</text:p>
      <text:p text:style-name="P2"/>
      <text:p text:style-name="P2"><text:span text:style-name="T8">2. Feature Extraction:</text:span> Relevant features are extracted from each proposed region, which can include local descriptors, texture information, or deep learning-based features.</text:p>
      <text:p text:style-name="P2"/>
      <text:p text:style-name="P2"><text:span text:style-name="T8">3. Classification:</text:span> Using the extracted features, a classifier is applied to determine whether each region contains an object of interest or not. Common classifiers include support vector machines (SVM), decision trees, or deep neural networks.</text:p>
      <text:p text:style-name="P2"/>
      <text:p text:style-name="P2"><text:span text:style-name="T8">4. Localization: </text:span>Once an object is detected, the algorithm estimates the object's location by drawing a bounding box around it, indicating the object's position and scale within the image.</text:p>
      <text:p text:style-name="P2"/>
      <text:p text:style-name="P13">Object Recognition:</text:p>
      <text:p text:style-name="P2">Object recognition aims to identify the specific category or class to which an object belongs. It typically involves the following steps:</text:p>
      <text:p text:style-name="P2"/>
      <text:p text:style-name="P2"><text:span text:style-name="T8">1. Training:</text:span> Object recognition models are trained using large datasets with annotated examples of various objects. These datasets are used to learn the relationships between object features and their corresponding labels.</text:p>
      <text:p text:style-name="P2"/>
      <text:p text:style-name="P2"><text:span text:style-name="T8">2. Feature Extraction:</text:span> Similar to object detection, relevant features are extracted from the input image. This can involve local features, global features, or deep learning-based features.</text:p>
      <text:p text:style-name="P2"/>
      <text:p text:style-name="P2"><text:span text:style-name="T8">3. Classification:</text:span> The extracted features are used as inputs to a classifier, such as a neural network or support vector machine, which assigns a class label to the object based on its learned knowledge from the training data.</text:p>
      <text:p text:style-name="P2"/>
      <text:p text:style-name="P2"><text:span text:style-name="T8">4. Post-processing:</text:span> Once an object is recognized, additional post-processing steps can be applied, such as refining the object boundaries, filtering out false positives, or performing higher-level reasoning based on the detected objects.</text:p>
      <text:p text:style-name="P2"/>
      <text:p text:style-name="P2">Object detection and recognition have seen significant advancements with the rise of deep learning techniques, particularly convolutional neural networks (CNNs). CNN-based models, such as Faster R-CNN, YOLO (You Only Look Once), and SSD (Single Shot MultiBox Detector), have achieved impressive performance in object detection tasks, combining both accurate localization and category classification in real-time applications.</text:p>
      <text:p text:style-name="P2"/>
      <text:p text:style-name="P2"><text:soft-page-break/>These techniques have revolutionized several domains, enabling a wide range of applications, including self-driving cars, facial recognition systems, object tracking, augmented reality, and many others. Continued research and development in object detection and recognition algorithms aim to improve their accuracy, efficiency, and robustness in handling complex and diverse real-world scenarios.</text:p>
      <text:h text:style-name="P32" text:outline-level="2"><text:bookmark-start text:name="__RefHeading___Toc4222_4111614032"/>6.4. Image Segmentation<text:bookmark-end text:name="__RefHeading___Toc4222_4111614032"/></text:h>
      <text:p text:style-name="P21"/>
      <text:p text:style-name="P2">Image segmentation is the process of partitioning an image into distinct and meaningful regions or objects. It involves grouping pixels or regions based on their visual characteristics, such as color, texture, intensity, or spatial proximity. Image segmentation is a critical task in computer vision as it provides a way to separate and identify individual objects within an image, enabling further analysis and understanding.</text:p>
      <text:p text:style-name="P2"/>
      <text:p text:style-name="P2">There are various techniques for image segmentation, including:</text:p>
      <text:p text:style-name="P2"/>
      <text:p text:style-name="P2"><text:span text:style-name="T8">1. Thresholding:</text:span> Thresholding is a simple and widely used technique where pixels are separated into foreground and background based on a predefined threshold value. Pixels with intensities above the threshold are classified as foreground, while those below are classified as background. It is commonly used for binary segmentation or separating objects from the background when the foreground and background have distinct intensity values.</text:p>
      <text:p text:style-name="P2"/>
      <text:p text:style-name="P2"><text:span text:style-name="T8">2. Region-based Segmentation:</text:span> Region-based segmentation methods group pixels together based on their spatial continuity and similarity in color, texture, or other visual properties. These methods aim to create coherent regions by merging or splitting regions based on certain criteria. Popular region-based techniques include region growing, region splitting and merging, and watershed segmentation.</text:p>
      <text:p text:style-name="P2"/>
      <text:p text:style-name="P2"><text:span text:style-name="T8">3. Edge Detection:</text:span> Edge-based segmentation methods detect and trace the boundaries of objects within an image. They identify regions where there are significant changes in pixel intensity, representing object edges or boundaries. Common edge detection techniques include the Canny edge detector, Sobel operator, and Laplacian of Gaussian (LoG) filter.</text:p>
      <text:p text:style-name="P2"/>
      <text:p text:style-name="P2"><text:span text:style-name="T8">4. Contour-based Segmentation:</text:span> Contour-based segmentation involves detecting and extracting the contours or outlines of objects within an image. Contours are the boundaries that enclose regions of similar pixel values. Techniques such as the Active Contour Model (Snake) or the Chan-Vese model utilize deformable contours to segment objects based on their shape and boundaries.</text:p>
      <text:p text:style-name="P2"/>
      <text:p text:style-name="P2"><text:span text:style-name="T8">5. Clustering:</text:span> Clustering-based segmentation algorithms group pixels or regions based on their similarity in feature space. Techniques like k-means clustering, mean-shift clustering, or spectral clustering are used to partition the image into clusters, where each cluster represents a distinct segment or object.</text:p>
      <text:p text:style-name="P2"/>
      <text:p text:style-name="P2"><text:span text:style-name="T8">6. Deep Learning-based Segmentation:</text:span> Deep learning methods, particularly convolutional neural networks (CNNs), have shown remarkable success in image segmentation tasks. Fully Convolutional Networks (FCNs), U-Net, and Mask R-CNN are popular deep learning architectures used for semantic segmentation, where each pixel in the image is assigned a class label.</text:p>
      <text:p text:style-name="P2"/>
      <text:p text:style-name="P2">Image segmentation has numerous applications, including medical image analysis, object recognition and tracking, scene understanding, image editing, and robotics. Accurate and reliable segmentation is crucial for subsequent tasks like object detection, instance segmentation, or image understanding. However, image segmentation remains a challenging problem, especially in cases with complex scenes, occlusions, or low contrast. Ongoing research in image segmentation aims to develop more robust and efficient algorithms capable of handling diverse and challenging real-world scenarios.</text:p>
      <text:h text:style-name="P32" text:outline-level="2"><text:bookmark-start text:name="__RefHeading___Toc4224_4111614032"/>6.5. Face Recognition and Biometrics<text:bookmark-end text:name="__RefHeading___Toc4224_4111614032"/></text:h>
      <text:p text:style-name="P21"/>
      <text:p text:style-name="P2">Face recognition is a biometric technology that involves identifying and verifying individuals by analyzing and comparing their facial features. It is a widely used application of computer vision and pattern recognition, with a range of practical applications, including access control systems, surveillance, identity verification, and personalized user experiences.</text:p>
      <text:p text:style-name="P2"/>
      <text:p text:style-name="P2">The process of face recognition typically involves the following steps:</text:p>
      <text:p text:style-name="P2"/>
      <text:p text:style-name="P2"><text:span text:style-name="T8">1. Face Detection:</text:span> Initially, the face or faces in an input image or video frame are detected and localized. This can be done using various techniques, such as Viola-Jones algorithm, Haar cascades, or deep learning-based approaches like convolutional neural networks (CNNs).</text:p>
      <text:p text:style-name="P2"/>
      <text:p text:style-name="P2"><text:span text:style-name="T8">2. Face Alignment and Normalization:</text:span> Once the face is detected, the image is typically aligned to a standardized position and size to account for variations in pose, scale, and orientation. This step aims to ensure that facial features are consistently positioned for accurate comparison.</text:p>
      <text:p text:style-name="P2"/>
      <text:p text:style-name="P2"><text:span text:style-name="T8">3. Feature Extraction:</text:span> Relevant features are extracted from the aligned face image to create a distinctive representation of the individual's facial characteristics. Traditional methods used handcrafted features such as Local Binary Patterns (LBP) or Histogram of Oriented Gradients (HOG), while modern approaches employ deep learning techniques like CNNs to automatically learn discriminative features.</text:p>
      <text:p text:style-name="P2"/>
      <text:p text:style-name="P2"><text:span text:style-name="T8">4. Feature Matching and Recognition:</text:span> The extracted features are compared against a database of known faces or enrolled templates to identify or verify the individual's identity. Various algorithms can be used for matching, including distance metrics like Euclidean distance or cosine similarity, or more advanced methods like support vector machines (SVM) or deep metric learning.</text:p>
      <text:p text:style-name="P2"/>
      <text:p text:style-name="P2">Biometrics refers to the use of measurable physiological or behavioral characteristics for identification or authentication. Face recognition is a biometric modality that leverages facial features for identity verification. Other common biometric modalities include fingerprints, iris patterns, voice recognition, and palm prints. Biometric systems offer advantages such as convenience, uniqueness, and non-transferability, making them valuable in applications where secure and reliable identification is crucial.</text:p>
      <text:p text:style-name="P2"/>
      <text:p text:style-name="P2">Face recognition and biometric systems raise important considerations regarding privacy, security, and ethical implications. Proper handling of sensitive personal information, consent, and protection against misuse are essential aspects of deploying such systems. Researchers and organizations continuously work to enhance the accuracy, robustness, and ethical practices surrounding face recognition and biometric technologies.</text:p>
      <text:p text:style-name="P2"/>
      <text:p text:style-name="P2">Note: It is worth mentioning that while face recognition is a widely adopted technology, its use should comply with legal and ethical frameworks established by local jurisdictions.</text:p>
      <text:p text:style-name="P2"/>
      <text:h text:style-name="P32" text:outline-level="2"><text:bookmark-start text:name="__RefHeading___Toc4226_4111614032"/>6.6. Applications of Computer Vision<text:bookmark-end text:name="__RefHeading___Toc4226_4111614032"/></text:h>
      <text:p text:style-name="P2"/>
      <text:p text:style-name="P2">Computer vision has a wide range of applications across various industries and domains. Here are some notable applications of computer vision:</text:p>
      <text:p text:style-name="P2"/>
      <text:p text:style-name="P2"><text:span text:style-name="T8">1. Object Detection and Recognition:</text:span> Computer vision enables the detection and recognition of objects within images or videos, which finds applications in autonomous driving, surveillance systems, robotics, and augmented reality.</text:p>
      <text:p text:style-name="P2"/>
      <text:p text:style-name="P2"><text:span text:style-name="T8">2. Facial Recognition:</text:span> Computer vision is used for identifying and verifying individuals based on their facial features. It has applications in access control systems, identity verification, law enforcement, and personalized user experiences.</text:p>
      <text:p text:style-name="P2"/>
      <text:p text:style-name="P2"><text:span text:style-name="T8">3. Medical Imaging:</text:span> Computer vision plays a crucial role in medical imaging, assisting in tasks such as tumor detection, disease diagnosis, image-guided surgeries, and monitoring patient health. It helps radiologists and doctors in interpreting medical images, improving accuracy and efficiency.</text:p>
      <text:p text:style-name="P2"/>
      <text:p text:style-name="P2"><text:span text:style-name="T8">4. Augmented Reality (AR):</text:span> Computer vision forms the foundation of AR technology, overlaying virtual objects or information onto the real world. It enables immersive experiences, gaming, virtual try-on, and enhancing visualizations in various fields like architecture, interior design, and retail.</text:p>
      <text:p text:style-name="P2"/>
      <text:p text:style-name="P2"><text:span text:style-name="T8">5. Autonomous Vehicles: </text:span>Computer vision is vital for self-driving cars and autonomous vehicles. It helps in perceiving the environment, detecting objects, recognizing traffic signs, and enabling advanced driver assistance systems (ADAS).</text:p>
      <text:p text:style-name="P2"/>
      <text:p text:style-name="P2"><text:span text:style-name="T8">6. Robotics:</text:span> Computer vision enables robots to perceive and interact with their environment. It helps robots in object recognition, navigation, grasping, and performing complex tasks in industrial automation, logistics, healthcare, and agriculture.</text:p>
      <text:p text:style-name="P2"/>
      <text:p text:style-name="P2"><text:span text:style-name="T8">7. Surveillance and Security:</text:span> Computer vision is used in video surveillance systems to monitor and analyze video feeds, detect suspicious activities, identify objects or individuals of interest, and ensure public safety in public spaces, airports, banks, and other security-sensitive areas.</text:p>
      <text:p text:style-name="P2"/>
      <text:p text:style-name="P2"><text:span text:style-name="T8">8. Retail and E-commerce:</text:span> Computer vision is applied in retail for inventory management, shelf monitoring, product recognition, and cashier-less checkout systems. In e-commerce, it enables visual search, product recommendations based on images, and virtual try-on for clothing and accessories.</text:p>
      <text:p text:style-name="P2"/>
      <text:p text:style-name="P2"><text:span text:style-name="T8">9. Quality Control and Inspection:</text:span> Computer vision systems are used for quality control and inspection in manufacturing industries. It helps in detecting defects, ensuring product consistency, and automating inspection processes.</text:p>
      <text:p text:style-name="P2"/>
      <text:p text:style-name="P2"><text:span text:style-name="T8">10. Sports Analysis:</text:span> Computer vision is employed in sports analysis to track players' movements, extract game statistics, generate 3D reconstructions, and provide visual insights for coaches, athletes, and sports fans.</text:p>
      <text:p text:style-name="P2"/>
      <text:p text:style-name="P2">These are just a few examples of the diverse applications of computer vision. As the field continues to advance and new technologies emerge, computer vision is expected to play an increasingly significant role in various industries, revolutionizing how we interact with technology and perceive the world around us.</text:p>
      <text:h text:style-name="P30" text:outline-level="1"><text:bookmark-start text:name="__RefHeading___Toc4228_4111614032"/>7. AI Ethics and Responsible AI<text:bookmark-end text:name="__RefHeading___Toc4228_4111614032"/></text:h>
      <text:h text:style-name="Heading_20_2" text:outline-level="2"><text:bookmark-start text:name="__RefHeading___Toc4230_4111614032"/>7.1. Bias and Fairness in AI<text:bookmark-end text:name="__RefHeading___Toc4230_4111614032"/></text:h>
      <text:p text:style-name="P2"/>
      <text:p text:style-name="P2">Bias and fairness in AI are critical considerations in the development and deployment of artificial intelligence systems. AI models and algorithms are trained on data that reflects human biases, which can lead to biased outcomes and discriminatory behavior. Addressing bias and ensuring fairness in AI is essential to prevent harm, promote equitable outcomes, and build trust in AI systems. Here are some key aspects related to bias and fairness in AI:</text:p>
      <text:p text:style-name="P2"/>
      <text:p text:style-name="P2"><text:span text:style-name="T8">1. Data Bias:</text:span> Bias can be present in training data due to various factors, such as historical societal biases, underrepresentation of certain groups, or skewed data collection processes. If the training data is biased, AI models can learn and perpetuate these biases, resulting in unfair or discriminatory decisions. It is crucial to carefully curate and preprocess training data to minimize bias.</text:p>
      <text:p text:style-name="P2"/>
      <text:p text:style-name="P2"><text:span text:style-name="T8">2. Algorithmic Bias:</text:span> Bias can also emerge from the algorithms and models themselves. Certain algorithms may be more prone to bias due to the way they learn and make decisions. For example, some machine learning algorithms may make predictions based on correlations in the data, which can inadvertently reinforce existing biases. It is important to understand and mitigate algorithmic bias through careful algorithm design, evaluation, and testing.</text:p>
      <text:p text:style-name="P2"/>
      <text:p text:style-name="P2"><text:span text:style-name="T8">3. Fairness Metrics and Evaluation:</text:span> Fairness metrics are used to quantitatively assess the fairness of AI systems across different demographic groups. Metrics such as disparate impact, equalized odds, and demographic parity can be used to evaluate and measure fairness. It is important to define appropriate fairness metrics and ensure that AI systems do not disproportionately impact specific groups based on protected attributes like race, gender, or age.</text:p>
      <text:p text:style-name="P2"/>
      <text:p text:style-name="P2"><text:span text:style-name="T8">4. Fairness in Decision-Making:</text:span> AI systems are often used to make decisions that can have significant impacts on individuals' lives, such as hiring, lending, and criminal justice. It is crucial to ensure that these decisions are fair and unbiased. Transparent decision-making processes, interpretability of AI models, and human oversight are essential to understand and mitigate bias in AI-driven decision-making.</text:p>
      <text:p text:style-name="P2"/>
      <text:p text:style-name="P2"><text:span text:style-name="T8">5. Ethical Considerations:</text:span> Addressing bias and fairness in AI involves broader ethical considerations. It requires understanding and incorporating ethical principles such as accountability, transparency, and inclusiveness throughout the AI development lifecycle. Ethical frameworks and guidelines can help guide the responsible development and deployment of AI systems.</text:p>
      <text:p text:style-name="P2"/>
      <text:p text:style-name="P2"><text:span text:style-name="T8">6. Mitigation Strategies:</text:span> Various strategies can be employed to mitigate bias and promote fairness in AI. These include diversifying the training data, carefully selecting features and proxies, applying bias-correction techniques, considering multiple perspectives and feedback, and involving diverse stakeholders in the AI development process.</text:p>
      <text:p text:style-name="P2"/>
      <text:p text:style-name="P2">Addressing bias and ensuring fairness in AI is an ongoing and evolving area of research and practice. It requires interdisciplinary collaboration among data scientists, ethicists, policymakers, and domain experts to develop robust technical solutions and establish regulatory frameworks that promote fairness, accountability, and ethical AI practices.</text:p>
      <text:p text:style-name="P2"/>
      <text:h text:style-name="P32" text:outline-level="2"><text:bookmark-start text:name="__RefHeading___Toc4211_247103297"/>7.2. Privacy and Security Considerations<text:bookmark-end text:name="__RefHeading___Toc4211_247103297"/></text:h>
      <text:p text:style-name="P2"/>
      <text:p text:style-name="P2">Privacy and security considerations in AI are crucial to safeguard individuals' data, protect against unauthorized access, and ensure the responsible use of AI technologies. Here are some key aspects related to privacy and security in AI:</text:p>
      <text:p text:style-name="P2"/>
      <text:p text:style-name="P2"><text:span text:style-name="T8">1. Data Privacy:</text:span> AI systems often require access to large amounts of data for training and inference. It is essential to handle this data with privacy in mind. Data anonymization, aggregation, and encryption techniques can be used to protect sensitive information and ensure that individuals' privacy is respected. Compliance with relevant data protection regulations, such as the General Data Protection Regulation (GDPR), is also essential.</text:p>
      <text:p text:style-name="P2"/>
      <text:p text:style-name="P2"><text:span text:style-name="T8">2. Data Security:</text:span> The security of AI systems relies on the security of the underlying data. It is crucial to implement robust security measures to protect data from unauthorized access, breaches, or malicious attacks. This includes encryption, secure storage, access controls, and regular security audits.</text:p>
      <text:p text:style-name="P2"/>
      <text:p text:style-name="P2"><text:span text:style-name="T8">3. Model Security:</text:span> AI models themselves can be vulnerable to attacks, such as adversarial attacks, where malicious actors intentionally manipulate input data to deceive or manipulate the model's output. It is important to develop models that are resilient to such attacks and conduct rigorous testing and validation to ensure their security.</text:p>
      <text:p text:style-name="P2"/>
      <text:p text:style-name="P2"><text:span text:style-name="T8">4. Secure Deployment:</text:span> When deploying AI systems, it is essential to consider the security of the entire system, including the hardware, software, network infrastructure, and communication channels. Strong authentication mechanisms, secure communication protocols, and regular security updates are crucial to protect against unauthorized access and potential breaches.</text:p>
      <text:p text:style-name="P2"/>
      <text:p text:style-name="P2"><text:span text:style-name="T8">5. Explainability and Accountability:</text:span> Ensuring transparency and accountability in AI systems is important from a privacy and security standpoint. It is crucial to have mechanisms in place to explain how AI systems make decisions and to provide individuals with the ability to understand and question the outcomes. This includes the need for interpretability of AI models and the ability to trace the decisions made by the system back to the underlying data.</text:p>
      <text:p text:style-name="P2"/>
      <text:p text:style-name="P2"><text:span text:style-name="T8">6. User Consent and Control:</text:span> Individuals should have control over their personal data and how it is used in AI systems. Obtaining informed consent from users and providing them with clear options for data sharing and control is essential. Privacy-enhancing technologies, such as differential privacy, can be employed to protect individual privacy while still enabling useful insights from the data.</text:p>
      <text:p text:style-name="P2"/>
      <text:p text:style-name="P2"><text:span text:style-name="T8">7. Compliance and Regulations:</text:span> AI developers and organizations must comply with relevant privacy and security regulations and standards. This includes adhering to data protection laws, industry-specific guidelines, and security best practices. Staying informed about emerging regulations and guidelines related to AI and privacy is crucial to ensure compliance.</text:p>
      <text:p text:style-name="P2"/>
      <text:p text:style-name="P2"><text:span text:style-name="T8">8. Ethical Considerations:</text:span> Privacy and security considerations are closely tied to broader ethical considerations in AI. It is essential to address potential biases, discrimination, and unintended consequences that may arise from AI systems. Ethical frameworks and guidelines can help guide the development and deployment of AI systems in a responsible and privacy-conscious manner.</text:p>
      <text:p text:style-name="P2"/>
      <text:p text:style-name="P2">Addressing privacy and security in AI requires a multi-faceted approach, combining technical measures, organizational policies, and regulatory compliance. It requires collaboration among AI <text:soft-page-break/>developers, data protection experts, security professionals, and policymakers to establish robust privacy and security practices and ensure the responsible use of AI technologies.</text:p>
      <text:p text:style-name="P2"/>
      <text:h text:style-name="P32" text:outline-level="2"><text:bookmark-start text:name="__RefHeading___Toc4232_4111614032"/>7.3. Transparency and Explainability in AI<text:bookmark-end text:name="__RefHeading___Toc4232_4111614032"/></text:h>
      <text:p text:style-name="P22"/>
      <text:p text:style-name="P2">Transparency and explainability in AI are important considerations to enhance trust, accountability, and ethical use of artificial intelligence systems. Transparency refers to making the AI system's functioning and decision-making processes clear and understandable, while explainability refers to the ability to provide human-readable explanations for the system's decisions. Here are some key aspects related to transparency and explainability in AI:</text:p>
      <text:p text:style-name="P2"/>
      <text:p text:style-name="P2"><text:span text:style-name="T8">1. Model Transparency:</text:span> It is important to have transparency regarding the model architecture, parameters, and training process. Understanding how the model is structured and the factors it considers in making decisions helps users and stakeholders assess its reliability, biases, and limitations.</text:p>
      <text:p text:style-name="P2"/>
      <text:p text:style-name="P2"><text:span text:style-name="T8">2. Algorithmic Transparency:</text:span> Transparency in the algorithms used within AI systems helps users understand how decisions are made. This involves providing visibility into the logic, rules, and computations involved in the algorithmic processes.</text:p>
      <text:p text:style-name="P2"/>
      <text:p text:style-name="P2"><text:span text:style-name="T8">3. Interpretable Models:</text:span> Interpretable models are designed to provide insights into the reasons behind the model's predictions or decisions. They aim to produce understandable and intuitive explanations, making it easier for users to trust and validate the system's outputs.</text:p>
      <text:p text:style-name="P2"/>
      <text:p text:style-name="P2"><text:span text:style-name="T8">4. Explanations for Individual Decisions:</text:span> Explainable AI should be capable of providing explanations for individual predictions or decisions. This enables users to understand why a specific outcome was reached, which is particularly important in sensitive domains like healthcare, finance, or legal systems.</text:p>
      <text:p text:style-name="P2"/>
      <text:p text:style-name="P2"><text:span text:style-name="T8">5. User-Friendly Explanations:</text:span> Explanations provided by AI systems should be presented in a human-understandable format. This can include visualizations, natural language explanations, or feature importance rankings, depending on the context and user preferences.</text:p>
      <text:p text:style-name="P2"/>
      <text:p text:style-name="P2"><text:span text:style-name="T8">6. Bias and Fairness Explanations:</text:span> Transparency and explainability in AI systems should also extend to understanding and addressing biases and fairness issues. Users should be able to assess whether the system exhibits any biased behavior and understand the factors that contribute to it.</text:p>
      <text:p text:style-name="P2"/>
      <text:p text:style-name="P2"><text:span text:style-name="T8">7. User Access to Data:</text:span> Providing users with access to their own data that has been used to train or make decisions in AI systems promotes transparency and allows individuals to validate the accuracy and fairness of the system's outputs.</text:p>
      <text:p text:style-name="P2"/>
      <text:p text:style-name="P2"><text:span text:style-name="T8">8. Ethical Considerations:</text:span> Transparency and explainability are closely tied to broader ethical considerations in AI. Striving for transparency and explainability helps address ethical concerns related to accountability, fairness, privacy, and potential biases in AI systems.</text:p>
      <text:p text:style-name="P2"/>
      <text:p text:style-name="P2"><text:span text:style-name="T8">9. Regulatory Requirements:</text:span> Some jurisdictions have introduced regulations, such as the General Data Protection Regulation (GDPR), that include the "right to explanation." These regulations emphasize the importance of providing individuals with understandable explanations when automated decisions are made about them.</text:p>
      <text:p text:style-name="P2"/>
      <text:p text:style-name="P2">Addressing transparency and explainability in AI requires a combination of technical approaches, such as model interpretability techniques and explainable algorithms, as well as organizational policies and guidelines. It is important for AI developers, researchers, and organizations to prioritize <text:soft-page-break/>the development of transparent and explainable AI systems to build trust, foster accountability, and ensure responsible deployment of AI technologies.</text:p>
      <text:p text:style-name="P2"/>
      <text:h text:style-name="P32" text:outline-level="2"><text:bookmark-start text:name="__RefHeading___Toc4234_4111614032"/>7.4. AI Governance and Regulation<text:bookmark-end text:name="__RefHeading___Toc4234_4111614032"/></text:h>
      <text:p text:style-name="P2"/>
      <text:p text:style-name="P2">AI governance and regulation refer to the establishment of policies, frameworks, and guidelines to govern the development, deployment, and use of artificial intelligence technologies. Given the potential societal impact and ethical considerations associated with AI, governance and regulation play a crucial role in ensuring responsible and beneficial AI applications. Here are some key aspects related to AI governance and regulation:</text:p>
      <text:p text:style-name="P2"/>
      <text:p text:style-name="P2"><text:span text:style-name="T8">1. Ethical and Responsible AI:</text:span> AI governance frameworks emphasize the need for ethical considerations in AI development and use. They promote principles such as fairness, transparency, accountability, privacy, and non-discrimination to guide AI practitioners in building responsible AI systems.</text:p>
      <text:p text:style-name="P2"/>
      <text:p text:style-name="P2"><text:span text:style-name="T8">2. Data Governance:</text:span> Data plays a central role in AI, and governance frameworks focus on ensuring the responsible and ethical use of data. This includes addressing issues such as data privacy, consent, data quality, data security, and data bias to protect individuals' rights and promote fair and unbiased AI outcomes.</text:p>
      <text:p text:style-name="P2"/>
      <text:p text:style-name="P2"><text:span text:style-name="T8">3. Regulatory Compliance:</text:span> AI governance frameworks may include compliance requirements to ensure adherence to existing regulations and standards. For example, the General Data Protection Regulation (GDPR) in Europe has implications for AI systems that process personal data. Compliance with such regulations is essential to protect individuals' privacy and ensure legal and ethical use of AI technologies.</text:p>
      <text:p text:style-name="P2"/>
      <text:p text:style-name="P2"><text:span text:style-name="T8">4. Algorithmic Accountability:</text:span> AI governance aims to establish mechanisms for holding AI systems and their developers accountable for the decisions and actions they take. This includes ensuring transparency, explainability, and auditability of AI algorithms to understand how they make decisions and detect and rectify biases or unintended consequences.</text:p>
      <text:p text:style-name="P2"/>
      <text:p text:style-name="P2"><text:span text:style-name="T8">5. Impact Assessment:</text:span> AI governance frameworks may require impact assessments to evaluate the potential social, economic, and ethical implications of AI systems before deployment. These assessments help identify and mitigate risks, ensure fairness, and consider potential unintended consequences, particularly in areas such as healthcare, finance, and criminal justice.</text:p>
      <text:p text:style-name="P2"/>
      <text:p text:style-name="P2"><text:span text:style-name="T8">6. Stakeholder Engagement:</text:span> Effective AI governance involves engaging various stakeholders, including policymakers, industry experts, researchers, ethicists, civil society organizations, and the public. This ensures a diverse range of perspectives, fosters collaboration, and incorporates different viewpoints in shaping AI policies and regulations.</text:p>
      <text:p text:style-name="P2"/>
      <text:p text:style-name="P2"><text:span text:style-name="T8">7. International Cooperation:</text:span> As AI transcends national boundaries, international cooperation is crucial for harmonizing regulations, sharing best practices, and addressing global challenges associated with AI. Collaboration between countries, organizations, and international bodies can help establish common standards and frameworks for responsible AI governance.</text:p>
      <text:p text:style-name="P2"/>
      <text:p text:style-name="P2"><text:span text:style-name="T8">8. Ongoing Monitoring and Adaptation:</text:span> AI governance is an evolving field, and frameworks should include mechanisms for ongoing monitoring, evaluation, and adaptation. Regular reviews of AI systems, updating of regulations, and continuous dialogue with stakeholders ensure that governance frameworks keep pace with advancements in AI and address emerging ethical and societal concerns.</text:p>
      <text:p text:style-name="P2"/>
      <text:p text:style-name="P2"><text:soft-page-break/>AI governance and regulation aim to strike a balance between fostering innovation and ensuring the responsible development and deployment of AI technologies. They provide a foundation for building trust, addressing potential risks, and maximizing the societal benefits of AI while minimizing its potential harms.</text:p>
      <text:p text:style-name="P2"/>
      <text:h text:style-name="P30" text:outline-level="1"><text:bookmark-start text:name="__RefHeading___Toc4236_4111614032"/>8. Robotics and AI<text:bookmark-end text:name="__RefHeading___Toc4236_4111614032"/></text:h>
      <text:h text:style-name="Heading_20_2" text:outline-level="2"><text:bookmark-start text:name="__RefHeading___Toc4238_4111614032"/>8.1. Introduction to Robotics<text:bookmark-end text:name="__RefHeading___Toc4238_4111614032"/></text:h>
      <text:p text:style-name="P23"/>
      <text:p text:style-name="P2">Robotics is a multidisciplinary field that combines computer science, engineering, and other domains to design, develop, and use robots. A robot is a programmable machine that can interact with its environment and perform tasks autonomously or semi-autonomously. Robotics encompasses the study of robot design, control, sensing, perception, and the integration of various technologies to enable intelligent and versatile machines. Here is an introduction to the key aspects of robotics:</text:p>
      <text:p text:style-name="P2"/>
      <text:p text:style-name="P2"><text:span text:style-name="T8">1. Robot Components:</text:span> A robot typically consists of three main components: the mechanical structure or body, the electronic components that provide power and control, and the software that governs its behavior and decision-making processes.</text:p>
      <text:p text:style-name="P2"/>
      <text:p text:style-name="P2"><text:span text:style-name="T8">2. Robot Mobility:</text:span> Robots can have different types of mobility, such as wheeled, legged, or aerial. The choice of mobility depends on the application and the environment in which the robot will operate.</text:p>
      <text:p text:style-name="P2"/>
      <text:p text:style-name="P2"><text:span text:style-name="T8">3. Sensing and Perception:</text:span> Robots use various sensors, such as cameras, lidar, ultrasound, or touch sensors, to perceive and interpret their surroundings. Perception algorithms process sensor data to create a representation of the environment, enabling the robot to understand and interact with it.</text:p>
      <text:p text:style-name="P2"/>
      <text:p text:style-name="P2"><text:span text:style-name="T8">4. Robot Control:</text:span> Robot control involves the algorithms and techniques that govern the robot's behavior and movement. It encompasses both low-level control, which handles tasks like motor control and navigation, and high-level control, which deals with decision-making and task planning.</text:p>
      <text:p text:style-name="P2"/>
      <text:p text:style-name="P2"><text:span text:style-name="T8">5. Robot Learning:</text:span> Machine learning techniques, such as reinforcement learning or deep learning, can be applied to enable robots to learn and adapt to their environment. Learning algorithms can help robots acquire new skills, improve performance, and handle complex tasks.</text:p>
      <text:p text:style-name="P2"/>
      <text:p text:style-name="P2"><text:span text:style-name="T8">6. Human-Robot Interaction:</text:span> The field of robotics focuses on developing robots that can interact with humans in a safe, intuitive, and natural manner. This includes areas like speech recognition, natural language processing, gesture recognition, and social robotics.</text:p>
      <text:p text:style-name="P2"/>
      <text:p text:style-name="P2"><text:span text:style-name="T8">7. Applications of Robotics:</text:span> Robotics finds applications in various domains, including manufacturing, healthcare, agriculture, space exploration, transportation, and entertainment. Industrial robots automate manufacturing processes, medical robots assist in surgeries, and autonomous drones are used for aerial inspections and deliveries, among many other applications.</text:p>
      <text:p text:style-name="P2"/>
      <text:p text:style-name="P2"><text:span text:style-name="T8">8. Challenges in Robotics:</text:span> Robotics faces several challenges, such as developing robots that can operate in unstructured and dynamic environments, ensuring safety and reliability, addressing ethical considerations in robot design and use, and integrating robots into existing human-centric systems and workflows.</text:p>
      <text:p text:style-name="P2"/>
      <text:p text:style-name="P2"><text:span text:style-name="T8">9. Future of Robotics:</text:span> The future of robotics holds exciting possibilities, with advancements in areas like autonomous robots, swarm robotics, soft robotics, and human-robot collaboration. As technologies continue to evolve, robots are expected to become more capable, intelligent, and integrated into our daily lives.</text:p>
      <text:p text:style-name="P2"/>
      <text:h text:style-name="Heading_20_2" text:outline-level="2"><text:bookmark-start text:name="__RefHeading___Toc4240_4111614032"/><text:soft-page-break/>8.2. AI in Robotic Perception and Control<text:bookmark-end text:name="__RefHeading___Toc4240_4111614032"/></text:h>
      <text:p text:style-name="P2"/>
      <text:p text:style-name="P2">AI plays a significant role in robotic perception and control, enabling robots to perceive and understand their environment, make informed decisions, and execute tasks effectively. Here's an overview of how AI is utilized in robotic perception and control:</text:p>
      <text:p text:style-name="P2"/>
      <text:p text:style-name="P2"><text:span text:style-name="T8">1. Perception:</text:span> AI techniques are employed to process sensor data and extract meaningful information about the robot's surroundings. This includes computer vision algorithms for image and object recognition, depth estimation, and scene understanding. Machine learning algorithms, such as convolutional neural networks (CNNs) and recurrent neural networks (RNNs), are utilized for tasks like object detection, segmentation, and tracking.</text:p>
      <text:p text:style-name="P2"/>
      <text:p text:style-name="P2"><text:span text:style-name="T8">2. Sensor Fusion:</text:span> Robots often incorporate multiple sensors, such as cameras, lidar, radar, and proprioceptive sensors, to gather information about their environment. AI-based sensor fusion algorithms combine data from these sensors to create a more comprehensive and accurate representation of the surroundings. Techniques like Kalman filters, particle filters, and deep learning-based fusion methods are commonly used.</text:p>
      <text:p text:style-name="P2"/>
      <text:p text:style-name="P2"><text:span text:style-name="T8">3. Localization and Mapping:</text:span> AI is employed in techniques like simultaneous localization and mapping (SLAM) to enable robots to build maps of their environment while simultaneously estimating their own position within that map. SLAM algorithms utilize sensor data, such as visual features or range measurements, along with AI techniques like graph optimization or particle filtering to create and update the map and localize the robot within it.</text:p>
      <text:p text:style-name="P2"/>
      <text:p text:style-name="P2"><text:span text:style-name="T8">4. Path Planning and Navigation:</text:span> AI algorithms are employed in path planning and navigation systems to help robots autonomously navigate in complex and dynamic environments. Techniques like A* search, probabilistic roadmaps (PRM), or rapidly exploring random trees (RRT) are used to generate optimal or near-optimal paths. Reinforcement learning algorithms can also be applied to learn navigation policies based on trial and error.</text:p>
      <text:p text:style-name="P2"/>
      <text:p text:style-name="P2"><text:span text:style-name="T8">5. Motion Control:</text:span> AI techniques are utilized in motion control systems to enable precise and coordinated movements of robotic manipulators or mobile platforms. Control algorithms, such as proportional-integral-derivative (PID) control, adaptive control, or model predictive control, can be combined with AI approaches like reinforcement learning or neural network-based control to improve the performance, stability, and adaptability of the robot's motion.</text:p>
      <text:p text:style-name="P2"/>
      <text:p text:style-name="P2"><text:span text:style-name="T8">6. Task Planning and Execution:</text:span> AI algorithms are employed to enable robots to plan and execute complex tasks efficiently. Task planning algorithms use symbolic representations and reasoning techniques to generate high-level plans, while AI-based methods like hierarchical reinforcement learning or imitation learning can be used to learn and execute low-level actions or skills.</text:p>
      <text:p text:style-name="P2"/>
      <text:p text:style-name="P2"><text:span text:style-name="T8">7. Human-Robot Interaction:</text:span> AI is crucial for enabling natural and intuitive interaction between humans and robots. Natural language processing techniques, dialogue systems, and gesture recognition algorithms allow robots to understand and respond to human commands and queries. AI-based models are also utilized for social signal processing, enabling robots to perceive and respond to human emotions and intentions.</text:p>
      <text:p text:style-name="P2"/>
      <text:p text:style-name="P2">The integration of AI into robotic perception and control enhances the capabilities of robots, making them more adaptable, intelligent, and capable of performing complex tasks in real-world environments. These advancements contribute to the development of autonomous robots that can work alongside humans and interact with their surroundings effectively.</text:p>
      <text:h text:style-name="P32" text:outline-level="2"><text:bookmark-start text:name="__RefHeading___Toc4242_4111614032"/>8.3. Autonomous Systems and Drones<text:bookmark-end text:name="__RefHeading___Toc4242_4111614032"/></text:h>
      <text:p text:style-name="P2"/>
      <text:p text:style-name="P2">Autonomous systems, including drones, are robotic systems capable of operating and making decisions without human intervention. They rely on a combination of sensors, artificial intelligence (AI), and control algorithms to perceive their environment, analyze data, make decisions, and execute tasks. Here's an overview of autonomous systems and drones:</text:p>
      <text:p text:style-name="P2"/>
      <text:p text:style-name="P2"><text:span text:style-name="T8">1. Perception:</text:span> Autonomous systems and drones use various sensors, such as cameras, lidar, radar, and GPS, to perceive their surroundings. These sensors capture data about the environment, including visual information, distance measurements, and positioning data. AI techniques, such as computer vision and sensor fusion, are employed to process and interpret sensor data, enabling the system to understand the surrounding environment.</text:p>
      <text:p text:style-name="P2"/>
      <text:p text:style-name="P2"><text:span text:style-name="T8">2. Decision-Making:</text:span> AI algorithms play a crucial role in the decision-making process of autonomous systems and drones. Machine learning techniques, such as deep learning and reinforcement learning, can be used to train models that learn from data and make informed decisions. These algorithms enable autonomous systems to analyze sensor data, recognize patterns, and take appropriate actions based on the learned knowledge.</text:p>
      <text:p text:style-name="P2"/>
      <text:p text:style-name="P2"><text:span text:style-name="T8">3. Planning and Navigation:</text:span> Autonomous systems and drones require efficient planning and navigation algorithms to determine their path and reach a desired goal. Path planning algorithms, such as A* search or rapidly exploring random trees (RRT), are used to generate optimal or near-optimal paths based on the environment and mission objectives. Navigation algorithms combine sensor data, localization techniques, and planning algorithms to guide the system safely and efficiently.</text:p>
      <text:p text:style-name="P2"/>
      <text:p text:style-name="P2"><text:span text:style-name="T8">4. Control:</text:span> Control systems in autonomous systems and drones ensure that the system executes actions accurately and responds to changing conditions. Control algorithms, such as proportional-integral-derivative (PID) control or model predictive control, enable precise control of motors and actuators to maneuver the system. These algorithms ensure stability, responsiveness, and smooth execution of tasks.</text:p>
      <text:p text:style-name="P2"/>
      <text:p text:style-name="P2"><text:span text:style-name="T8">5. Mission Execution:</text:span> Autonomous systems and drones can be programmed to execute specific missions or tasks autonomously. This could include tasks such as aerial surveillance, package delivery, environmental monitoring, or search and rescue operations. The system uses its perception, decision-making, and control capabilities to autonomously carry out the mission, adapting to the environment and dynamically adjusting its actions as needed.</text:p>
      <text:p text:style-name="P2"/>
      <text:p text:style-name="P2"><text:span text:style-name="T8">6. Safety and Redundancy:</text:span> Safety is a critical consideration in autonomous systems and drones. Redundancy mechanisms, such as duplicate sensors or control systems, are often implemented to ensure fail-safe operation. Safety features, such as collision avoidance systems or emergency protocols, may also be incorporated to prevent accidents and mitigate risks.</text:p>
      <text:p text:style-name="P2"/>
      <text:p text:style-name="P2"><text:span text:style-name="T8">7. Applications:</text:span> Autonomous systems and drones have a wide range of applications across various industries. They are used in areas such as aerial photography and videography, precision agriculture, infrastructure inspection, disaster response, environmental monitoring, and delivery services. These systems offer the potential for increased efficiency, reduced costs, and improved safety in many domains.</text:p>
      <text:p text:style-name="P2"/>
      <text:p text:style-name="P2">The development and advancement of autonomous systems and drones hold significant promise for various industries. As technology continues to progress, these systems are expected to become more <text:soft-page-break/>intelligent, capable, and integrated into our daily lives, bringing about positive impacts and transforming the way we perceive and interact with the world.</text:p>
      <text:p text:style-name="P2"/>
      <text:h text:style-name="P32" text:outline-level="2"><text:bookmark-start text:name="__RefHeading___Toc4244_4111614032"/>8.4. Human-Robot Interaction<text:bookmark-end text:name="__RefHeading___Toc4244_4111614032"/></text:h>
      <text:p text:style-name="P2"/>
      <text:p text:style-name="P2">Human-robot interaction (HRI) refers to the study and design of interactions between humans and robots. It focuses on creating intuitive, natural, and effective communication and collaboration between humans and robots. HRI encompasses various aspects, including perception, cognition, behavior, and social interaction. Here are some key points about human-robot interaction:</text:p>
      <text:p text:style-name="P2"/>
      <text:p text:style-name="P2"><text:span text:style-name="T8">1. Communication Modalities:</text:span> HRI explores different communication modalities through which humans and robots can interact. These modalities include speech, gestures, facial expressions, touch, and haptic feedback. By understanding and utilizing these modalities, robots can effectively communicate with humans and interpret their intentions.</text:p>
      <text:p text:style-name="P2"/>
      <text:p text:style-name="P2"><text:span text:style-name="T8">2. Natural Language Processing:</text:span> Natural language processing (NLP) plays a crucial role in HRI. It involves the understanding and generation of human language by robots. NLP techniques enable robots to process and comprehend human speech, respond appropriately, and carry out tasks based on verbal instructions.</text:p>
      <text:p text:style-name="P2"/>
      <text:p text:style-name="P2"><text:span text:style-name="T8">3. Gesture Recognition:</text:span> Robots equipped with vision systems can interpret human gestures and body movements. Gesture recognition techniques enable robots to understand and respond to hand movements, body postures, and facial expressions, allowing for more intuitive and expressive forms of interaction.</text:p>
      <text:p text:style-name="P2"/>
      <text:p text:style-name="P2"><text:span text:style-name="T8">4. Social Robotics:</text:span> Social robotics focuses on designing robots that can engage in social interactions with humans. This involves incorporating social cues, such as eye contact, body language, and emotional expressions, into robot behavior. Social robots aim to create a sense of presence, empathy, and companionship, enhancing the overall human-robot interaction experience.</text:p>
      <text:p text:style-name="P2"/>
      <text:p text:style-name="P2"><text:span text:style-name="T8">5. Human-Robot Collaboration:</text:span> HRI explores how humans and robots can collaborate and work together in shared environments. Collaborative robots, also known as cobots, are designed to assist and collaborate with humans in various tasks, such as manufacturing, healthcare, or household chores. Effective collaboration requires robots to understand human intentions, adapt to human behavior, and provide assistance or perform complementary tasks.</text:p>
      <text:p text:style-name="P2"/>
      <text:p text:style-name="P2"><text:span text:style-name="T8">6. User Experience Design:</text:span> HRI involves designing user-friendly interfaces and interactions to ensure a positive user experience. This includes considerations such as robot appearance, behavior, and feedback mechanisms. User-centered design principles help create intuitive and engaging interactions, making it easier for users to communicate with robots and understand their capabilities and limitations.</text:p>
      <text:p text:style-name="P2"/>
      <text:p text:style-name="P2"><text:span text:style-name="T8">7. Ethical and Cultural Considerations:</text:span> HRI also addresses ethical and cultural aspects of human-robot interaction. This includes considerations such as privacy, trust, robot autonomy, and the impact of robots on society. Understanding and addressing these concerns are crucial for responsible and ethical deployment of robots in various settings.</text:p>
      <text:p text:style-name="P2"/>
      <text:p text:style-name="P2"><text:span text:style-name="T8">8. Applications:</text:span> HRI has applications across numerous domains. In healthcare, robots can assist with patient care, rehabilitation, and elderly assistance. In education, robots can serve as tutors or companions for children. In industrial settings, robots can collaborate with workers to improve efficiency and safety. HRI also has potential applications in entertainment, customer service, and domestic environments.</text:p>
      <text:p text:style-name="P2"/>
      <text:p text:style-name="P2"><text:soft-page-break/>As the field of robotics advances, the goal of HRI is to create seamless and meaningful interactions between humans and robots. By designing robots that can understand human intentions, communicate effectively, and adapt to social norms, HRI aims to facilitate collaboration, improve productivity, and enhance the overall user experience.</text:p>
      <text:p text:style-name="P2"/>
      <text:h text:style-name="P32" text:outline-level="2"><text:bookmark-start text:name="__RefHeading___Toc4246_4111614032"/>8.5. AI and the Future of Robotics<text:bookmark-end text:name="__RefHeading___Toc4246_4111614032"/></text:h>
      <text:p text:style-name="P2"/>
      <text:p text:style-name="P2">AI has a transformative impact on the future of robotics, driving advancements in capabilities, autonomy, and the integration of robots into various aspects of our lives. Here are some key ways AI is shaping the future of robotics:</text:p>
      <text:p text:style-name="P2"/>
      <text:p text:style-name="P2"><text:span text:style-name="T8">1. Enhanced Capabilities:</text:span> AI enables robots to possess advanced perception, decision-making, and learning abilities. Through computer vision, natural language processing, and machine learning, robots can perceive and understand their environment, interpret human commands, and learn from data and experiences. This empowers robots to perform complex tasks with higher precision, adaptability, and efficiency.</text:p>
      <text:p text:style-name="P2"/>
      <text:p text:style-name="P2"><text:span text:style-name="T8">2. Autonomous Operation:</text:span> AI allows robots to operate autonomously, reducing the need for constant human control and intervention. By integrating AI algorithms for perception, planning, and control, robots can navigate and interact with their environment, make decisions in real-time, and execute tasks independently. This autonomy expands the range of applications for robots and increases their ability to work in diverse environments.</text:p>
      <text:p text:style-name="P2"/>
      <text:p text:style-name="P2"><text:span text:style-name="T8">3. Human-Robot Collaboration:</text:span> AI facilitates seamless collaboration between humans and robots. Robots can understand human intentions, adapt to their behavior, and work alongside humans as teammates or assistants. AI algorithms enable robots to interpret human gestures, speech, and emotions, fostering natural and intuitive interactions. This collaboration enhances productivity, efficiency, and safety across various domains.</text:p>
      <text:p text:style-name="P2"/>
      <text:p text:style-name="P2"><text:span text:style-name="T8">4. Cognitive Robotics:</text:span> Cognitive robotics combines AI with cognitive science to imbue robots with human-like cognitive abilities. This includes perception, attention, memory, reasoning, and problem-solving. By integrating AI techniques such as deep learning, knowledge representation, and reasoning, robots can exhibit higher-level cognitive functions, enabling them to comprehend complex situations and make informed decisions.</text:p>
      <text:p text:style-name="P2"/>
      <text:p text:style-name="P2"><text:span text:style-name="T8">5. Social Robotics:</text:span> AI contributes to the development of social robots that can engage and interact with humans in social and emotional ways. These robots can understand and respond to human emotions, exhibit empathy, and adapt their behavior to suit social norms. Social robots find applications in areas like healthcare, education, and therapy, where human-like interaction and companionship are beneficial.</text:p>
      <text:p text:style-name="P2"/>
      <text:p text:style-name="P2"><text:span text:style-name="T8">6. Personal Robotics:</text:span> AI-driven personal robots are designed to assist individuals in their daily lives. These robots can perform tasks such as housekeeping, meal preparation, or personal care, catering to the specific needs and preferences of individuals. AI algorithms enable personalization and adaptation, allowing robots to learn and adjust their behavior to individual users over time.</text:p>
      <text:p text:style-name="P2"/>
      <text:p text:style-name="P2"><text:span text:style-name="T8">7. Robotics in Industry:</text:span> AI-powered robots are revolutionizing industrial sectors, enhancing automation, productivity, and safety. Collaborative robots work alongside humans in manufacturing, logistics, and assembly lines, increasing efficiency and reducing repetitive and labor-intensive tasks. AI algorithms optimize processes, predict maintenance needs, and enable predictive analytics to optimize industrial operations.</text:p>
      <text:p text:style-name="P2"/>
      <text:p text:style-name="P2"><text:span text:style-name="T8">8. Service Robotics:</text:span> Service robots, powered by AI, are employed in domains like healthcare, hospitality, retail, and customer service. These robots provide assistance, guidance, and support to customers, patients, or visitors. They can answer queries, provide information, deliver goods, or perform routine tasks, enhancing service quality and efficiency.</text:p>
      <text:p text:style-name="P2"><text:soft-page-break/></text:p>
      <text:p text:style-name="P2">As AI continues to advance, the future of robotics holds immense potential. With AI-driven capabilities, robots will become more intelligent, adaptable, and integrated into our daily lives, transforming industries, improving quality of life, and addressing various societal challenges. It is crucial to ensure responsible development and deployment of AI-powered robots, considering ethical considerations, regulations, and addressing concerns related to privacy, security, and human well-being.</text:p>
      <text:h text:style-name="P30" text:outline-level="1"><text:bookmark-start text:name="__RefHeading___Toc4248_4111614032"/>9. Real-world AI Applications<text:bookmark-end text:name="__RefHeading___Toc4248_4111614032"/></text:h>
      <text:h text:style-name="Heading_20_2" text:outline-level="2"><text:bookmark-start text:name="__RefHeading___Toc4250_4111614032"/>9.1. AI in Healthcare<text:bookmark-end text:name="__RefHeading___Toc4250_4111614032"/></text:h>
      <text:p text:style-name="P24"/>
      <text:p text:style-name="P2">AI has the potential to revolutionize healthcare by enhancing diagnosis, treatment, and patient care. Here are some key areas where AI is making an impact in healthcare:</text:p>
      <text:p text:style-name="P2"/>
      <text:p text:style-name="P2"><text:span text:style-name="T8">1. Medical Imaging:</text:span> AI algorithms can analyze medical images such as X-rays, CT scans, and MRIs to assist in the detection and diagnosis of diseases. Deep learning techniques enable the algorithms to learn patterns and identify abnormalities with high accuracy, helping radiologists and clinicians make more informed decisions.</text:p>
      <text:p text:style-name="P2"/>
      <text:p text:style-name="P2"><text:span text:style-name="T8">2. Disease Diagnosis:</text:span> AI can aid in diagnosing various diseases by analyzing patient data, including medical records, lab results, and symptoms. Machine learning algorithms can identify patterns and risk factors, providing early detection and personalized diagnosis. This can lead to faster and more accurate diagnoses, enabling timely interventions.</text:p>
      <text:p text:style-name="P2"/>
      <text:p text:style-name="P2"><text:span text:style-name="T8">3. Drug Discovery and Development:</text:span> AI accelerates the drug discovery process by analyzing vast amounts of biological and chemical data. Machine learning algorithms can identify potential drug candidates, predict their efficacy, and optimize drug design. This speeds up the development of new treatments and reduces costs.</text:p>
      <text:p text:style-name="P2"/>
      <text:p text:style-name="P2"><text:span text:style-name="T8">4. Personalized Medicine:</text:span> AI enables personalized treatment plans tailored to individual patients. By analyzing patient data, including genetic information, medical history, and lifestyle factors, AI algorithms can identify optimal treatment options and predict patient outcomes. This approach allows for more precise and effective healthcare interventions.</text:p>
      <text:p text:style-name="P2"/>
      <text:p text:style-name="P2"><text:span text:style-name="T8">5. Virtual Assistants and Chatbots:</text:span> AI-powered virtual assistants and chatbots can provide 24/7 support, answer basic medical questions, and offer guidance on symptoms and self-care. They can help triage patients, provide initial assessments, and offer recommendations for seeking appropriate medical care.</text:p>
      <text:p text:style-name="P2"/>
      <text:p text:style-name="P2"><text:span text:style-name="T8">6. Remote Patient Monitoring:</text:span> AI enables remote monitoring of patients, allowing healthcare providers to collect and analyze data from wearable devices, sensors, and mobile apps. This data can help in the early detection of health issues, tracking of chronic conditions, and remote patient management, reducing hospital visits and improving patient outcomes.</text:p>
      <text:p text:style-name="P2"/>
      <text:p text:style-name="P2"><text:span text:style-name="T8">7. Robot-Assisted Surgery:</text:span> AI-driven robots can assist surgeons in performing complex procedures with greater precision and accuracy. These robots can analyze real-time data, provide augmented visualization, and enable minimally invasive surgeries. Surgeons can benefit from improved dexterity, reduced errors, and enhanced patient safety.</text:p>
      <text:p text:style-name="P2"/>
      <text:p text:style-name="P2"><text:span text:style-name="T8">8. Healthcare System Optimization:</text:span> AI can optimize healthcare systems by analyzing large-scale data to identify trends, predict patient demand, and allocate resources efficiently. AI algorithms can help streamline hospital operations, improve patient flow, and enhance resource allocation, leading to better healthcare delivery and cost-effectiveness.</text:p>
      <text:p text:style-name="P2"/>
      <text:p text:style-name="P2">It is important to note that while AI holds great promise in healthcare, it also poses challenges and ethical considerations. These include ensuring data privacy and security, addressing biases in algorithms, maintaining transparency in decision-making, and maintaining the human touch and <text:soft-page-break/>empathy in patient care. Responsible development, rigorous testing, and close collaboration between AI experts and healthcare professionals are crucial for successful integration of AI into healthcare systems.</text:p>
      <text:p text:style-name="P2"/>
      <text:h text:style-name="P32" text:outline-level="2"><text:bookmark-start text:name="__RefHeading___Toc4252_4111614032"/>9.2. AI in Finance and Banking<text:bookmark-end text:name="__RefHeading___Toc4252_4111614032"/></text:h>
      <text:p text:style-name="P25"/>
      <text:p text:style-name="P2">AI is transforming the finance and banking industry by automating processes, improving decision-making, detecting fraud, and enhancing customer experience. Here are some key areas where AI is making an impact:</text:p>
      <text:p text:style-name="P2"/>
      <text:p text:style-name="P2"><text:span text:style-name="T8">1. Risk Assessment and Fraud Detection:</text:span> AI algorithms can analyze large volumes of financial data, including transaction records, customer information, and market trends, to assess risk and detect fraudulent activities. Machine learning algorithms can identify patterns and anomalies, enabling early fraud detection and reducing financial losses.</text:p>
      <text:p text:style-name="P2"/>
      <text:p text:style-name="P2"><text:span text:style-name="T8">2. Trading and Investment:</text:span> AI algorithms are used in algorithmic trading and investment strategies. These algorithms can analyze market data, news sentiment, and historical trends to make predictions and optimize trading decisions. AI-powered trading systems can execute trades with speed and accuracy, leading to improved investment returns.</text:p>
      <text:p text:style-name="P2"/>
      <text:p text:style-name="P2"><text:span text:style-name="T8">3. Customer Service and Chatbots:</text:span> AI-powered chatbots and virtual assistants can handle customer inquiries, provide personalized recommendations, and assist with basic financial tasks. These AI systems can answer queries, offer support for account management, and provide financial guidance, enhancing customer experience and reducing response times.</text:p>
      <text:p text:style-name="P2"/>
      <text:p text:style-name="P2"><text:span text:style-name="T8">4. Credit Scoring and Loan Underwriting:</text:span> AI algorithms can analyze creditworthiness by assessing credit history, income levels, and other relevant factors. Machine learning models can predict credit scores, assess loan risks, and automate loan underwriting processes, leading to faster loan approvals and improved accuracy.</text:p>
      <text:p text:style-name="P2"/>
      <text:p text:style-name="P2"><text:span text:style-name="T8">5. Fraud Prevention and Anti-Money Laundering:</text:span> AI algorithms can analyze large volumes of financial transactions in real-time to detect suspicious activities and prevent fraud. Machine learning techniques can identify unusual patterns and behavior, enabling banks and financial institutions to take proactive measures against money laundering and fraudulent transactions.</text:p>
      <text:p text:style-name="P2"/>
      <text:p text:style-name="P2"><text:span text:style-name="T8">6. Personalized Financial Advice:</text:span> AI algorithms can analyze individual financial profiles, including income, expenses, and investment goals, to provide personalized financial advice. These algorithms can recommend suitable investment options, retirement planning strategies, and savings plans, helping individuals make informed financial decisions.</text:p>
      <text:p text:style-name="P2"/>
      <text:p text:style-name="P2"><text:span text:style-name="T8">7. Compliance and Regulatory Reporting:</text:span> AI can streamline compliance processes and automate regulatory reporting. AI algorithms can analyze regulations, monitor transactions for compliance violations, and generate reports, reducing the manual effort and ensuring adherence to regulatory requirements.</text:p>
      <text:p text:style-name="P2"/>
      <text:p text:style-name="P2"><text:span text:style-name="T8">8. Risk Management and Predictive Analytics:</text:span> AI enables advanced risk management by analyzing historical data, market trends, and external factors to predict future risks. Machine learning models can assess credit risks, market risks, and operational risks, providing insights to support decision-making and mitigate potential losses.</text:p>
      <text:p text:style-name="P2"/>
      <text:p text:style-name="P2">It is important to note that AI adoption in finance and banking requires careful consideration of data privacy, security, and ethical concerns. Ensuring transparency, fairness, and regulatory compliance is crucial for building trust and maintaining the integrity of financial systems. Responsible AI implementation, along with human oversight and expertise, is essential for successful integration of AI in finance and banking.</text:p>
      <text:h text:style-name="P32" text:outline-level="2"><text:bookmark-start text:name="__RefHeading___Toc4254_4111614032"/>9.3. AI in Transportation and Autonomous Vehicles<text:bookmark-end text:name="__RefHeading___Toc4254_4111614032"/></text:h>
      <text:p text:style-name="P25"/>
      <text:p text:style-name="P2">AI is playing a significant role in transforming transportation systems and advancing the development of autonomous vehicles. Here are some key areas where AI is making an impact:</text:p>
      <text:p text:style-name="P2"/>
      <text:p text:style-name="P2"><text:span text:style-name="T8">1. Autonomous Vehicles: </text:span>AI is at the core of autonomous vehicle technology. AI algorithms, such as computer vision and machine learning, enable vehicles to perceive their surroundings, make real-time decisions, and navigate safely without human intervention. These algorithms analyze sensor data from cameras, radar, and lidar to identify objects, predict movements, and plan optimal routes.</text:p>
      <text:p text:style-name="P2"/>
      <text:p text:style-name="P2"><text:span text:style-name="T8">2. Enhanced Safety:</text:span> AI helps improve safety in transportation by enabling vehicles to detect and respond to potential hazards. AI algorithms can quickly analyze sensor data and react faster than human drivers, reducing the risk of accidents caused by human error. Autonomous vehicles equipped with AI systems can anticipate and avoid collisions, follow traffic rules, and adapt to changing road conditions.</text:p>
      <text:p text:style-name="P2"/>
      <text:p text:style-name="P2"><text:span text:style-name="T8">3. Traffic Management:</text:span> AI can optimize traffic management systems by analyzing real-time data from sensors, cameras, and connected vehicles. AI algorithms can predict traffic congestion, optimize traffic signal timings, and recommend efficient routes to reduce travel time and ease traffic flow. This can lead to improved traffic management, reduced congestion, and enhanced overall transportation efficiency.</text:p>
      <text:p text:style-name="P2"/>
      <text:p text:style-name="P2"><text:span text:style-name="T8">4. Predictive Maintenance:</text:span> AI algorithms can analyze sensor data from vehicles to predict maintenance needs and potential equipment failures. By monitoring various components, AI can detect anomalies, predict when maintenance will be required, and schedule repairs proactively. This helps prevent breakdowns, reduces maintenance costs, and increases vehicle reliability.</text:p>
      <text:p text:style-name="P2"/>
      <text:p text:style-name="P2"><text:span text:style-name="T8">5. Ride-Sharing and Mobility Services: </text:span>AI is used to optimize ride-sharing and mobility services. AI algorithms analyze data on user preferences, travel patterns, and available vehicles to match riders with drivers efficiently. This optimization reduces waiting times, increases vehicle utilization, and improves the overall user experience.</text:p>
      <text:p text:style-name="P2"/>
      <text:p text:style-name="P2"><text:span text:style-name="T8">6. Intelligent Transportation Systems:</text:span> AI enables the development of intelligent transportation systems that enhance the efficiency and safety of transportation networks. AI algorithms can monitor and analyze data from various sources, including traffic sensors, weather conditions, and road incidents, to provide real-time information and make intelligent decisions for traffic management, route planning, and incident response.</text:p>
      <text:p text:style-name="P2"/>
      <text:p text:style-name="P2"><text:span text:style-name="T8">7. Fleet Management:</text:span> AI algorithms are used in fleet management systems to optimize logistics and transportation operations. AI can analyze data on delivery routes, vehicle availability, and traffic conditions to optimize delivery schedules, reduce fuel consumption, and improve fleet efficiency. This results in cost savings, reduced emissions, and improved customer satisfaction.</text:p>
      <text:p text:style-name="P2"/>
      <text:p text:style-name="P2"><text:span text:style-name="T8">8. Infrastructure Planning:</text:span> AI can assist in infrastructure planning by analyzing data on population growth, traffic patterns, and transportation needs. AI algorithms can simulate and predict future demand, helping urban planners and policymakers make informed decisions about infrastructure investments, public transit expansion, and traffic management strategies.</text:p>
      <text:p text:style-name="P2"/>
      <text:p text:style-name="P2">While AI offers tremendous potential for the transportation industry, challenges remain, including regulatory considerations, safety concerns, and public acceptance of autonomous vehicles. Addressing these challenges requires close collaboration between AI experts, policymakers, and <text:soft-page-break/>industry stakeholders to ensure responsible and safe deployment of AI technologies in transportation systems.</text:p>
      <text:h text:style-name="P32" text:outline-level="2"><text:bookmark-start text:name="__RefHeading___Toc4256_4111614032"/>9.4. AI in Education<text:bookmark-end text:name="__RefHeading___Toc4256_4111614032"/></text:h>
      <text:p text:style-name="P26"/>
      <text:p text:style-name="P2">AI is revolutionizing the education sector by transforming the way students learn, enabling personalized education experiences, and improving administrative processes. Here are some key areas where AI is making an impact in education:</text:p>
      <text:p text:style-name="P2"/>
      <text:p text:style-name="P2"><text:span text:style-name="T8">1. Personalized Learning:</text:span> AI algorithms can analyze student data, including learning patterns, strengths, and weaknesses, to deliver personalized learning experiences. AI-powered adaptive learning platforms can provide customized content, recommendations, and feedback, allowing students to learn at their own pace and focus on areas where they need the most help.</text:p>
      <text:p text:style-name="P2"/>
      <text:p text:style-name="P2"><text:span text:style-name="T8">2. Intelligent Tutoring Systems:</text:span> AI can act as a virtual tutor, providing personalized guidance and support to students. Intelligent tutoring systems use AI algorithms to assess student performance, identify areas of difficulty, and offer tailored explanations and exercises. These systems adapt to the individual student's needs, providing targeted assistance and promoting better learning outcomes.</text:p>
      <text:p text:style-name="P2"/>
      <text:p text:style-name="P2"><text:span text:style-name="T8">3. Automated Grading and Feedback:</text:span> AI algorithms can automate the grading process for assignments and exams. Machine learning models can analyze student responses, compare them to model answers, and provide instant feedback and scores. This saves teachers time on grading, enables faster feedback for students, and allows educators to focus on more valuable aspects of teaching.</text:p>
      <text:p text:style-name="P2"/>
      <text:p text:style-name="P2"><text:span text:style-name="T8">4. Natural Language Processing:</text:span> AI-powered natural language processing (NLP) techniques enable computers to understand and generate human language. NLP can be used in educational applications to develop intelligent chatbots, virtual assistants, and language learning tools. These tools can facilitate interactive conversations, answer questions, and provide language practice and feedback.</text:p>
      <text:p text:style-name="P2"/>
      <text:p text:style-name="P2"><text:span text:style-name="T8">5. Intelligent Content Creation:</text:span> AI can assist in the creation of educational content. AI algorithms can generate educational materials, such as quizzes, exercises, and interactive simulations, based on specific learning objectives and student needs. This helps educators create engaging and tailored content efficiently.</text:p>
      <text:p text:style-name="P2"/>
      <text:p text:style-name="P2"><text:span text:style-name="T8">6. Student Support and Counseling:</text:span> AI-powered chatbots and virtual assistants can provide support to students outside the classroom. These AI systems can answer questions, offer guidance on study resources, provide mental health support, and direct students to appropriate services. AI-powered counseling systems can analyze student data and provide personalized recommendations for academic and emotional support.</text:p>
      <text:p text:style-name="P2"/>
      <text:p text:style-name="P2"><text:span text:style-name="T8">7. Administrative Processes and Analytics:</text:span> AI can streamline administrative tasks in educational institutions. AI algorithms can automate routine administrative processes, such as student enrollment, scheduling, and resource allocation. AI analytics tools can also analyze large volumes of data to generate insights for educational planning, resource optimization, and student performance tracking.</text:p>
      <text:p text:style-name="P2"/>
      <text:p text:style-name="P2"><text:span text:style-name="T8">8. Early Intervention and Student Success:</text:span> AI algorithms can identify patterns and indicators of student success or potential dropout. By analyzing student data, such as attendance, grades, and engagement, AI can identify at-risk students and trigger early intervention strategies. This helps educators provide targeted support to improve student outcomes and increase graduation rates.</text:p>
      <text:p text:style-name="P2"/>
      <text:p text:style-name="P2"><text:soft-page-break/>It is important to note that while AI offers significant benefits in education, ethical considerations and human involvement remain essential. Ethical use of student data, addressing bias in algorithms, ensuring inclusivity, and maintaining the role of teachers as mentors and facilitators are important aspects to consider in the integration of AI in education. Responsible implementation, continuous evaluation, and collaboration between AI experts and educators are vital for harnessing the full potential of AI in education.</text:p>
      <text:h text:style-name="P32" text:outline-level="2"><text:bookmark-start text:name="__RefHeading___Toc4258_4111614032"/>9.5. AI in Smart Cities and Internet of Things (IoT)<text:bookmark-end text:name="__RefHeading___Toc4258_4111614032"/></text:h>
      <text:p text:style-name="P27"/>
      <text:p text:style-name="P2">AI and the Internet of Things (IoT) are instrumental in building smart cities, where interconnected devices and systems collaborate to enhance efficiency, sustainability, and quality of life. Here are some ways AI and IoT contribute to smart city development:</text:p>
      <text:p text:style-name="P2"/>
      <text:p text:style-name="P2"><text:span text:style-name="T8">1. Smart Infrastructure Management:</text:span> AI and IoT technologies enable the monitoring and management of critical infrastructure such as transportation systems, energy grids, and water networks. Sensors embedded in infrastructure collect real-time data on usage, performance, and maintenance needs. AI algorithms analyze this data to optimize resource allocation, predict failures, and improve overall infrastructure efficiency.</text:p>
      <text:p text:style-name="P2"/>
      <text:p text:style-name="P2"><text:span text:style-name="T8">2. Intelligent Traffic Management:</text:span> IoT devices, such as traffic sensors, cameras, and connected vehicles, collect data on traffic flow, congestion, and parking availability. AI algorithms process this data to optimize traffic signal timing, dynamically adjust traffic routes, and provide real-time information to drivers for efficient navigation. Smart traffic management systems reduce congestion, improve transportation efficiency, and enhance road safety.</text:p>
      <text:p text:style-name="P2"/>
      <text:p text:style-name="P2"><text:span text:style-name="T8">3. Environmental Monitoring and Sustainability:</text:span> IoT sensors and AI algorithms enable real-time monitoring of environmental parameters such as air quality, noise levels, and waste management. This data helps identify pollution hotspots, optimize waste collection routes, and implement proactive measures for environmental conservation. AI can analyze historical data to predict and mitigate environmental risks, supporting sustainable development in smart cities.</text:p>
      <text:p text:style-name="P2"/>
      <text:p text:style-name="P2"><text:span text:style-name="T8">4. Energy Management and Efficiency:</text:span> IoT devices, such as smart meters and sensors, enable real-time monitoring of energy consumption in buildings and homes. AI algorithms analyze this data to identify energy-saving opportunities, optimize energy usage patterns, and manage energy demand. Smart grids and automated energy systems in smart cities reduce energy waste, enhance grid reliability, and promote renewable energy integration.</text:p>
      <text:p text:style-name="P2"/>
      <text:p text:style-name="P2"><text:span text:style-name="T8">5. Public Safety and Security: </text:span>AI and IoT technologies enhance public safety and security in smart cities. Video surveillance systems equipped with AI algorithms can detect suspicious activities, recognize faces, and analyze crowd behavior for proactive threat detection. IoT devices, such as smart streetlights and emergency response systems, can provide real-time alerts and facilitate quick response during emergencies.</text:p>
      <text:p text:style-name="P2"/>
      <text:p text:style-name="P2"><text:span text:style-name="T8">6. Citizen Engagement and Quality of Life:</text:span> AI and IoT enable citizen-centric services and engagement in smart cities. Smart city applications and platforms empower citizens to access information, report issues, and participate in decision-making processes. AI-powered chatbots and virtual assistants provide personalized services and assist citizens in accessing various smart city services, such as public transportation, healthcare, and education.</text:p>
      <text:p text:style-name="P2"/>
      <text:p text:style-name="P2"><text:span text:style-name="T8">7. Predictive Maintenance and Service Optimization:</text:span> IoT devices integrated with AI algorithms can monitor the performance of public infrastructure and service delivery systems. Real-time data analysis helps predict maintenance needs, optimize service schedules, and ensure efficient operations. Predictive maintenance reduces downtime, enhances service quality, and minimizes disruptions in smart city services.</text:p>
      <text:p text:style-name="P2"/>
      <text:p text:style-name="P2"><text:span text:style-name="T8">8. Emergency and Disaster Management:</text:span> AI and IoT technologies aid in early warning systems, disaster response, and emergency management. Sensors, drones, and AI algorithms help monitor and analyze data on weather conditions, seismic activities, and other indicators of potential <text:soft-page-break/>disasters. This enables proactive measures, timely alerts, and efficient deployment of resources during emergencies.</text:p>
      <text:p text:style-name="P2"/>
      <text:p text:style-name="P2">The integration of AI and IoT in smart cities brings numerous benefits, including improved resource management, enhanced sustainability, and increased quality of life. However, it also raises concerns regarding data privacy, security, and ethical considerations. Responsible implementation, privacy protection, and collaboration between stakeholders are essential for harnessing the full potential of AI and IoT in smart city development.</text:p>
      <text:h text:style-name="P30" text:outline-level="1"><text:bookmark-start text:name="__RefHeading___Toc4260_4111614032"/>10. The Future of AI<text:bookmark-end text:name="__RefHeading___Toc4260_4111614032"/></text:h>
      <text:h text:style-name="Heading_20_2" text:outline-level="2"><text:bookmark-start text:name="__RefHeading___Toc4262_4111614032"/>10.1. Current Trends and Innovations<text:bookmark-end text:name="__RefHeading___Toc4262_4111614032"/></text:h>
      <text:p text:style-name="P28"/>
      <text:p text:style-name="P2">AI is a rapidly evolving field, and several current trends and innovations are shaping its development. Here are some of the notable trends and innovations in AI:</text:p>
      <text:p text:style-name="P2"/>
      <text:p text:style-name="P2"><text:span text:style-name="T8">1. Deep Learning Advancements:</text:span> Deep learning, a subset of AI that focuses on neural networks with multiple layers, continues to advance. Researchers are developing novel architectures, such as convolutional neural networks (CNNs) and recurrent neural networks (RNNs), to improve the performance of deep learning models in various domains, including computer vision, natural language processing, and speech recognition.</text:p>
      <text:p text:style-name="P2"/>
      <text:p text:style-name="P2"><text:span text:style-name="T8">2. Reinforcement Learning Breakthroughs:</text:span> Reinforcement learning, a branch of machine learning, has seen significant breakthroughs in recent years. Reinforcement learning algorithms, such as Q-learning and deep Q-networks (DQNs), have achieved remarkable success in complex tasks, including game playing and robotic control. Researchers are exploring new algorithms and techniques to improve the sample efficiency, stability, and generalization capabilities of reinforcement learning methods.</text:p>
      <text:p text:style-name="P2"/>
      <text:p text:style-name="P2"><text:span text:style-name="T8">3. Explainable AI (XAI):</text:span> As AI systems become more complex and influential in various domains, there is a growing need for transparency and explainability. Explainable AI (XAI) aims to develop algorithms and techniques that can provide clear explanations for AI system decisions and behaviors. This enables users to understand and trust AI systems, especially in critical applications like healthcare and finance.</text:p>
      <text:p text:style-name="P2"/>
      <text:p text:style-name="P2"><text:span text:style-name="T8">4. Edge Computing and AI:</text:span> Edge computing, which involves processing data closer to the source or on local devices, is gaining prominence in AI applications. By bringing computation and AI models to the edge of the network, latency is reduced, privacy is enhanced, and real-time decision-making becomes feasible. Edge AI enables applications like autonomous vehicles, smart home devices, and industrial automation.</text:p>
      <text:p text:style-name="P2"/>
      <text:p text:style-name="P2"><text:span text:style-name="T8">5. Federated Learning:</text:span> Federated learning is an emerging approach that allows AI models to be trained on decentralized data sources while preserving data privacy. Instead of centralizing data in a single location, federated learning enables collaborative training on distributed data, such as user devices or edge servers. This approach is particularly relevant in sectors like healthcare and finance, where data privacy is critical.</text:p>
      <text:p text:style-name="P2"/>
      <text:p text:style-name="P2"><text:span text:style-name="T8">6. AI in Healthcare:</text:span> AI is making significant strides in healthcare, from diagnosis and treatment planning to drug discovery and personalized medicine. Machine learning algorithms are being developed to analyze medical images, genomics data, and electronic health records, aiding in early disease detection, precision medicine, and clinical decision support.</text:p>
      <text:p text:style-name="P2"/>
      <text:p text:style-name="P2"><text:span text:style-name="T8">7. AI in Natural Language Processing:</text:span> Natural language processing (NLP) techniques are advancing rapidly, fueled by deep learning models like transformers. Language models, such as OpenAI's GPT-3, have demonstrated impressive language generation capabilities, enabling applications like chatbots, language translation, and content generation. NLP models are also being used for sentiment analysis, named entity recognition, and text summarization.</text:p>
      <text:p text:style-name="P2"/>
      <text:p text:style-name="P2"><text:soft-page-break/><text:span text:style-name="T8">8. AI for Sustainability:</text:span> There is a growing focus on using AI to address environmental and sustainability challenges. AI is being leveraged for energy management, optimizing resource allocation, and predicting and mitigating the impacts of climate change. Applications like precision agriculture, smart grids, and environmental monitoring are benefiting from AI technologies.</text:p>
      <text:p text:style-name="P2"/>
      <text:p text:style-name="P2"><text:span text:style-name="T8">9. Ethical Considerations:</text:span> With the increasing influence of AI in various domains, ethical considerations are gaining importance. Discussions around bias and fairness, accountability, transparency, and the responsible use of AI are becoming more prevalent. Efforts are being made to develop ethical guidelines, frameworks, and regulations to ensure the responsible and ethical development and deployment of AI systems.</text:p>
      <text:p text:style-name="P2"/>
      <text:p text:style-name="P2">These trends and innovations indicate the rapid progress and diverse applications of AI across various industries. As technology advances and new challenges arise, continuous research, collaboration, and ethical considerations will be crucial for shaping the future of AI.</text:p>
      <text:p text:style-name="P2"/>
      <text:h text:style-name="P32" text:outline-level="2"><text:bookmark-start text:name="__RefHeading___Toc4264_4111614032"/>10.2. Impacts of AI on Society and Workforce<text:bookmark-end text:name="__RefHeading___Toc4264_4111614032"/></text:h>
      <text:p text:style-name="P2"/>
      <text:p text:style-name="P2">AI has significant impacts on society and the workforce, bringing both opportunities and challenges. Here are some key effects of AI:</text:p>
      <text:p text:style-name="P2"/>
      <text:p text:style-name="P2"><text:span text:style-name="T8">1. Automation of Jobs:</text:span> AI and automation technologies have the potential to automate repetitive and routine tasks across various industries. While this can lead to increased efficiency and productivity, it also raises concerns about job displacement. Certain jobs that involve manual labor or predictable tasks may be replaced by AI systems and robots. However, new job roles and opportunities are also emerging in areas related to AI development, implementation, and maintenance.</text:p>
      <text:p text:style-name="P2"/>
      <text:p text:style-name="P2"><text:span text:style-name="T8">2. Transformation of Work:</text:span> AI is transforming the nature of work, creating new possibilities for human-machine collaboration. Instead of completely replacing human workers, AI systems are being used to augment human capabilities, allowing individuals to focus on more complex, creative, and value-added tasks. AI-powered tools and technologies enable workers to automate mundane tasks, gain insights from large datasets, and make informed decisions.</text:p>
      <text:p text:style-name="P2"/>
      <text:p text:style-name="P2"><text:span text:style-name="T8">3. Skill Requirements and Reskilling:</text:span> The adoption of AI necessitates a shift in the skill requirements of the workforce. As AI systems become more prevalent, there is a growing demand for skills in data analysis, machine learning, programming, and problem-solving. To adapt to the changing job market, individuals and organizations need to prioritize continuous learning, upskilling, and reskilling to acquire the necessary skills for AI-related roles.</text:p>
      <text:p text:style-name="P2"/>
      <text:p text:style-name="P2"><text:span text:style-name="T8">4. Economic Impact:</text:span> AI has the potential to drive economic growth and innovation. It can create new business models, improve operational efficiency, and enhance the competitiveness of industries. AI technologies can optimize processes, reduce costs, and enable the development of new products and services. However, the economic impact of AI is not evenly distributed, and there are concerns about job polarization and income inequality.</text:p>
      <text:p text:style-name="P2"/>
      <text:p text:style-name="P2"><text:span text:style-name="T8">5. Enhanced Decision-Making:</text:span> AI systems have the ability to analyze vast amounts of data and provide insights for decision-making. This can benefit various sectors, including healthcare, finance, and customer service. AI-powered analytics and predictive models can help optimize resource allocation, detect patterns, and make accurate predictions. However, ethical considerations such as bias, transparency, and privacy must be addressed to ensure responsible and fair decision-making.</text:p>
      <text:p text:style-name="P2"/>
      <text:p text:style-name="P2"><text:span text:style-name="T8">6. Social and Ethical Considerations:</text:span> AI raises important social and ethical considerations. There are concerns about privacy and data security, as AI systems rely on large amounts of data to operate effectively. Bias and fairness issues can arise if AI algorithms are trained on biased data or if decisions made by AI systems disproportionately impact certain groups. Additionally, there are debates surrounding AI's impact on human agency, accountability, and the potential for autonomous systems to make high-stakes decisions.</text:p>
      <text:p text:style-name="P2"/>
      <text:p text:style-name="P2"><text:span text:style-name="T8">7. Healthcare and Well-being:</text:span> AI has transformative potential in healthcare, enabling early disease detection, personalized treatment plans, and improved patient care. AI-powered systems can analyze medical data, assist in diagnosis, and help healthcare professionals make more accurate decisions. However, ethical considerations regarding patient privacy, consent, and the appropriate use of AI in healthcare settings must be addressed.</text:p>
      <text:p text:style-name="P2"/>
      <text:p text:style-name="P2"><text:soft-page-break/><text:span text:style-name="T8">8. Social and Assistive Robots:</text:span> AI-powered robots and virtual assistants are being developed to provide support in various contexts, including eldercare, education, and customer service. Social robots can assist with daily tasks, provide companionship, and improve the well-being of individuals. However, ethical considerations related to human-robot interaction, privacy, and the potential social implications of relying on machines for emotional support need to be carefully examined.</text:p>
      <text:p text:style-name="P2"/>
      <text:p text:style-name="P2">It is crucial to ensure that the benefits of AI are accessible to all segments of society and that the ethical and societal implications are addressed. Responsible AI development, transparent decision-making processes, and ongoing dialogue between policymakers, industry leaders, and the public are essential for harnessing the full potential of AI while mitigating its potential negative impacts.</text:p>
      <text:p text:style-name="P2"/>
      <text:h text:style-name="P32" text:outline-level="2"><text:bookmark-start text:name="__RefHeading___Toc4266_4111614032"/>10.3. Speculations on the Future of AI<text:bookmark-end text:name="__RefHeading___Toc4266_4111614032"/></text:h>
      <text:p text:style-name="P2"/>
      <text:p text:style-name="P2">The future of AI holds immense potential for transformative advancements across various domains. While it is challenging to predict the exact trajectory, here are some speculations on the future of AI:</text:p>
      <text:p text:style-name="P2"/>
      <text:p text:style-name="P2"><text:span text:style-name="T8">1. Continued Advancements in Deep Learning:</text:span> Deep learning, a powerful subset of AI, is likely to continue evolving with improvements in neural network architectures, training techniques, and computational resources. This could lead to breakthroughs in areas such as natural language understanding, computer vision, and reinforcement learning, enabling AI systems to achieve human-level or even superhuman performance in specific tasks.</text:p>
      <text:p text:style-name="P2"/>
      <text:p text:style-name="P2"><text:span text:style-name="T8">2. Explainable and Trustworthy AI:</text:span> As AI becomes more prevalent in critical domains such as healthcare, finance, and autonomous systems, the demand for explainable and trustworthy AI will rise. Efforts will be made to develop AI models and algorithms that provide transparent explanations for their decisions, ensuring accountability and building trust among users and stakeholders.</text:p>
      <text:p text:style-name="P2"/>
      <text:p text:style-name="P2"><text:span text:style-name="T8">3. Ethical and Responsible AI Development:</text:span> The ethical considerations surrounding AI will continue to be a focus of research and development. Efforts will be made to address issues related to bias, fairness, privacy, and accountability in AI systems. Regulations and guidelines may be established to ensure the responsible and ethical development, deployment, and use of AI technologies.</text:p>
      <text:p text:style-name="P2"/>
      <text:p text:style-name="P2"><text:span text:style-name="T8">4. AI for Personalized and Precision Medicine:</text:span> AI has the potential to revolutionize healthcare by enabling personalized and precision medicine. AI algorithms can analyze large amounts of patient data, including genomics, medical records, and lifestyle information, to provide tailored treatment plans, predict disease risks, and assist in early diagnosis. The integration of AI with healthcare systems can lead to more effective and efficient healthcare delivery.</text:p>
      <text:p text:style-name="P2"/>
      <text:p text:style-name="P2"><text:span text:style-name="T8">5. AI Augmentation of Human Intelligence:</text:span> Rather than replacing humans, AI is likely to augment human intelligence and capabilities. AI systems can assist humans in decision-making, automate routine tasks, and provide valuable insights from large datasets. This human-AI collaboration can enhance productivity, creativity, and problem-solving across various industries.</text:p>
      <text:p text:style-name="P2"/>
      <text:p text:style-name="P2"><text:span text:style-name="T8">6. Autonomous Vehicles and Transportation:</text:span> The development of autonomous vehicles is expected to accelerate, with AI playing a central role in perception, decision-making, and control systems. Self-driving cars and drones may become more common, transforming transportation and logistics. However, regulatory, safety, and infrastructure challenges need to be addressed to ensure a smooth transition to autonomous vehicles.</text:p>
      <text:p text:style-name="P2"/>
      <text:p text:style-name="P2"><text:span text:style-name="T8">7. AI-Enhanced Education:</text:span> AI technologies can revolutionize education by providing personalized learning experiences, adaptive tutoring, and intelligent assessment systems. AI-powered tools can analyze individual learning patterns, identify knowledge gaps, and tailor educational content to meet specific needs. Virtual reality (VR) and augmented reality (AR) technologies may also be integrated with AI to create immersive and interactive learning environments.</text:p>
      <text:p text:style-name="P2"/>
      <text:p text:style-name="P2"><text:span text:style-name="T8">8. AI in Environmental Conservation:</text:span> AI can contribute to environmental conservation efforts by analyzing environmental data, monitoring endangered species, optimizing resource management, <text:soft-page-break/>and predicting climate patterns. AI-powered systems can help identify sustainable practices, optimize energy usage, and mitigate the impact of human activities on the environment.</text:p>
      <text:p text:style-name="P2"/>
      <text:p text:style-name="P2"><text:span text:style-name="T8">9. Quantum Computing and AI:</text:span> The intersection of quantum computing and AI holds promise for solving complex problems that are currently intractable for classical computers. Quantum computing can potentially accelerate AI training, enable more sophisticated algorithms, and unlock new applications in fields such as drug discovery, cryptography, and optimization.</text:p>
      <text:p text:style-name="P2"/>
      <text:p text:style-name="P2">It is important to approach these speculations with cautious optimism, as the future of AI will depend on technological advancements, ethical considerations, societal adoption, and regulatory frameworks. Collaboration between researchers, industry leaders, policymakers, and the public will be essential in shaping the future of AI in a way that benefits society as a whol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1T22:03:34.764243364</meta:creation-date>
    <dc:date>2023-07-05T16:48:55.241999474</dc:date>
    <meta:editing-duration>PT16H53M47S</meta:editing-duration>
    <meta:editing-cycles>33</meta:editing-cycles>
    <meta:generator>LibreOffice/7.3.7.2$Linux_X86_64 LibreOffice_project/30$Build-2</meta:generator>
    <meta:document-statistic meta:table-count="0" meta:image-count="0" meta:object-count="0" meta:page-count="95" meta:paragraph-count="786" meta:word-count="28426" meta:character-count="199840" meta:non-whitespace-character-count="172169"/>
  </office:meta>
</office:document-meta>
</file>